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6.5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9457in"/>
    </style:style>
    <style:style style:name="co6" style:family="table-column">
      <style:table-column-properties fo:break-before="auto" style:column-width="3.2728in"/>
    </style:style>
    <style:style style:name="co7" style:family="table-column">
      <style:table-column-properties fo:break-before="auto" style:column-width="4.3866in"/>
    </style:style>
    <style:style style:name="co8" style:family="table-column">
      <style:table-column-properties fo:break-before="auto" style:column-width="1.7055in"/>
    </style:style>
    <style:style style:name="co9" style:family="table-column">
      <style:table-column-properties fo:break-before="auto" style:column-width="2.4764in"/>
    </style:style>
    <style:style style:name="co10" style:family="table-column">
      <style:table-column-properties fo:break-before="auto" style:column-width="4.678in"/>
    </style:style>
    <style:style style:name="co11" style:family="table-column">
      <style:table-column-properties fo:break-before="auto" style:column-width="1.7909in"/>
    </style:style>
    <style:style style:name="co12" style:family="table-column">
      <style:table-column-properties fo:break-before="auto" style:column-width="1.5339in"/>
    </style:style>
    <style:style style:name="co13" style:family="table-column">
      <style:table-column-properties fo:break-before="auto" style:column-width="6.2799in"/>
    </style:style>
    <style:style style:name="co14" style:family="table-column">
      <style:table-column-properties fo:break-before="auto" style:column-width="5.8839in"/>
    </style:style>
    <style:style style:name="co15" style:family="table-column">
      <style:table-column-properties fo:break-before="auto" style:column-width="1.9626in"/>
    </style:style>
    <style:style style:name="co16" style:family="table-column">
      <style:table-column-properties fo:break-before="auto" style:column-width="0.5835in"/>
    </style:style>
    <style:style style:name="co17" style:family="table-column">
      <style:table-column-properties fo:break-before="auto" style:column-width="0.5319in"/>
    </style:style>
    <style:style style:name="co18" style:family="table-column">
      <style:table-column-properties fo:break-before="auto" style:column-width="5.2937in"/>
    </style:style>
    <style:style style:name="co19" style:family="table-column">
      <style:table-column-properties fo:break-before="auto" style:column-width="1.0374in"/>
    </style:style>
    <style:style style:name="co20" style:family="table-column">
      <style:table-column-properties fo:break-before="auto" style:column-width="0.9091in"/>
    </style:style>
    <style:style style:name="co21" style:family="table-column">
      <style:table-column-properties fo:break-before="auto" style:column-width="3.761in"/>
    </style:style>
    <style:style style:name="co22" style:family="table-column">
      <style:table-column-properties fo:break-before="auto" style:column-width="1.6283in"/>
    </style:style>
    <style:style style:name="co23" style:family="table-column">
      <style:table-column-properties fo:break-before="auto" style:column-width="1.4827in"/>
    </style:style>
    <style:style style:name="co24" style:family="table-column">
      <style:table-column-properties fo:break-before="auto" style:column-width="1.8681in"/>
    </style:style>
    <style:style style:name="co25" style:family="table-column">
      <style:table-column-properties fo:break-before="auto" style:column-width="1.1319in"/>
    </style:style>
    <style:style style:name="co26" style:family="table-column">
      <style:table-column-properties fo:break-before="auto" style:column-width="1.517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Extracted_20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fo:background-color="#ff0000" style:rotation-align="none"/>
    </style:style>
    <style:style style:name="ce25" style:family="table-cell" style:parent-style-name="Default">
      <style:table-cell-properties fo:background-color="#000000" style:rotation-align="none"/>
      <style:text-properties fo:color="#ffffff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7030a0" style:rotation-align="none"/>
    </style:style>
    <style:style style:name="ce4" style:family="table-cell" style:parent-style-name="Default">
      <style:table-cell-properties fo:background-color="#00b050" style:rotation-align="none"/>
    </style:style>
    <style:style style:name="ce5" style:family="table-cell" style:parent-style-name="Default">
      <style:table-cell-properties fo:background-color="#0070c0" style:rotation-align="none"/>
    </style:style>
    <style:style style:name="ce29" style:family="table-cell" style:parent-style-name="Default">
      <style:table-cell-properties fo:background-color="#002060" style:rotation-align="none"/>
      <style:text-properties fo:color="#ffffff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f00" style:rotation-align="none"/>
    </style:style>
    <style:style style:name="ce8" style:family="table-cell" style:parent-style-name="Default" style:data-style-name="N0">
      <style:table-cell-properties fo:background-color="#ed7d3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002060" style:rotation-align="none"/>
      <style:text-properties style:use-window-font-color="true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000000" style:rotation-align="none"/>
      <style:text-properties style:use-window-font-color="true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c55a1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2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3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4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6" style:family="table-cell" style:parent-style-name="Default">
      <style:table-cell-properties fo:background-color="#ff0000" style:rotation-align="none"/>
      <style:text-properties style:use-window-font-color="true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7030a0" style:rotation-align="none"/>
      <style:text-properties style:use-window-font-color="true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0070c0" style:rotation-align="none"/>
      <style:text-properties style:use-window-font-color="true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c55a1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0" style:family="table-cell" style:parent-style-name="Default" style:data-style-name="N0">
      <style:table-cell-properties fo:background-color="#ed7d3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1" style:family="table-cell" style:parent-style-name="Default" style:data-style-name="N0">
      <style:table-cell-properties fo:border-bottom="none" fo:background-color="#ed7d31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2" style:family="table-cell" style:parent-style-name="Default" style:data-style-name="N0">
      <style:table-cell-properties fo:background-color="#ed7d3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99"/>
    <style:style style:name="ce5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" style:family="table-cell" style:parent-style-name="Default">
      <style:text-properties fo:color="#ff0000" fo:font-weight="bold" style:font-weight-asian="bold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color="#7030a0" fo:font-weight="bold" style:font-weight-asian="bold" style:font-weight-complex="bold"/>
    </style:style>
    <style:style style:name="ce60" style:family="table-cell" style:parent-style-name="Default">
      <style:text-properties fo:color="#00b050" fo:font-weight="bold" style:font-weight-asian="bold" style:font-weight-complex="bold"/>
    </style:style>
    <style:style style:name="ce61" style:family="table-cell" style:parent-style-name="Default">
      <style:text-properties fo:color="#0070c0" fo:font-weight="bold" style:font-weight-asian="bold" style:font-weight-complex="bold"/>
    </style:style>
    <style:style style:name="ce53" style:family="table-cell" style:parent-style-name="Default" style:data-style-name="N49"/>
    <style:style style:name="ce63" style:family="table-cell" style:parent-style-name="Default">
      <style:text-properties fo:color="#ff0000"/>
    </style:style>
    <style:style style:name="ce64" style:family="table-cell" style:parent-style-name="Default">
      <style:text-properties style:use-window-font-color="true"/>
    </style:style>
    <style:style style:name="ce6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4" style:family="table-cell" style:parent-style-name="Default" style:data-style-name="N63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tracted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5"/>
        <table:table-row table:style-name="ro1">
          <table:table-cell office:value-type="string" calcext:value-type="string">
            <text:p>Source Sheet Name</text:p>
          </table:table-cell>
          <table:table-cell table:style-name="Default" office:value-type="string" calcext:value-type="string">
            <text:p>Merged Cell Text</text:p>
          </table:table-cell>
        </table:table-row>
        <table:table-row table:style-name="ro1">
          <table:table-cell office:value-type="string" calcext:value-type="string">
            <text:p>January 2025</text:p>
          </table:table-cell>
          <table:table-cell table:style-name="Default" office:value-type="string" calcext:value-type="string">
            <text:p>STATE COURT CIVIL BENCH TRIALS (VJ-502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January 2025</text:p>
          </table:table-cell>
          <table:table-cell table:style-name="Default" office:value-type="string" calcext:value-type="string">
            <text:p>SUPERIOR COURT CIVIL BENCH TRIALS (VJ-502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3" office:value-type="string" calcext:value-type="string">
            <text:p>SUPERIOR COURT CIVIL JURY TRIALS (D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29" office:value-type="string" calcext:value-type="string">
            <text:p>January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Default" office:value-type="string" calcext:value-type="string">
            <text:p>WINTER CSCJ CONFERENCE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29" office:value-type="string" calcext:value-type="string">
            <text:p>Presiding Superior Court Judge: Honorable Jeffrey S. Bagley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>
          <table:table-cell office:value-type="string" calcext:value-type="string">
            <text:p>February 2025</text:p>
          </table:table-cell>
          <table:table-cell table:style-name="Default" office:value-type="string" calcext:value-type="string">
            <text:p>STATE COURT CRIMINAL JURY TRIALS (VJ-502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4" office:value-type="string" calcext:value-type="string">
            <text:p>STATE COURT CIVIL JURY TRIALS (D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29" office:value-type="string" calcext:value-type="string">
            <text:p>February 2025 Superior Court Master Calendar</text:p>
          </table:table-cell>
        </table:table-row>
        <table:table-row table:style-name="ro1">
          <table:table-cell office:value-type="string" calcext:value-type="string">
            <text:p>February 2025</text:p>
          </table:table-cell>
          <table:table-cell table:style-name="Default" office:value-type="string" calcext:value-type="string">
            <text:p>STATE COURT CRIMINAL JURY TRIALS (VJ-502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29" office:value-type="string" calcext:value-type="string">
            <text:p>Presiding Superior Court Judge: Honorable Philip C. Smith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Default" office:value-type="string" calcext:value-type="string">
            <text:p>STATE COURT CRIMINAL JURY TRIALS (M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Default" office:value-type="string" calcext:value-type="string">
            <text:p>STATE COURT CRIMINAL JURY TRIALS (M)</text:p>
          </table:table-cell>
        </table:table-row>
        <table:table-row table:style-name="ro1">
          <table:table-cell office:value-type="string" calcext:value-type="string">
            <text:p>March 2025</text:p>
          </table:table-cell>
          <table:table-cell table:style-name="Default" office:value-type="string" calcext:value-type="string">
            <text:p>10:00 CV SPECIAL SET (VJ-503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29" office:value-type="string" calcext:value-type="string">
            <text:p>Presiding Superior Court Judge: Honorable David L. Dickinson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Default" office:value-type="string" calcext:value-type="string">
            <text:p>SPRING BREAK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29" office:value-type="string" calcext:value-type="string">
            <text:p>March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" office:value-type="string" calcext:value-type="string">
            <text:p>SUPERIOR COURT CIVIL JURY TRIALS (B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>
          <table:table-cell office:value-type="string" calcext:value-type="string">
            <text:p>April 2025</text:p>
          </table:table-cell>
          <table:table-cell table:style-name="Default" office:value-type="string" calcext:value-type="string">
            <text:p>STATE COURT CRIMINAL JURY TRIALS (VJ - 502) *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3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4" office:value-type="string" calcext:value-type="string">
            <text:p>STATE COURT CIVIL JURY TRIALS (D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Default" office:value-type="string" calcext:value-type="string">
            <text:p>SPRING BREAK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29" office:value-type="string" calcext:value-type="string">
            <text:p>April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Default" office:value-type="string" calcext:value-type="string">
            <text:p>STATE COURT CIVIL JURY TRIALS (M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29" office:value-type="string" calcext:value-type="string">
            <text:p>Presiding Superior Court Judge: Honorable Jeffrey S. Bagley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Default" office:value-type="string" calcext:value-type="string">
            <text:p>STATE COURT CIVIL JURY TRIALS (M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>
          <table:table-cell office:value-type="string" calcext:value-type="string">
            <text:p>May 2025</text:p>
          </table:table-cell>
          <table:table-cell table:style-name="Default" office:value-type="string" calcext:value-type="string">
            <text:p>SUPERIOR COURT CRIMINAL JURY TRIAL (VJ BATCHELOR-402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May 2025</text:p>
          </table:table-cell>
          <table:table-cell table:style-name="Default" office:value-type="string" calcext:value-type="string">
            <text:p>SUPERIOR COURT SPECIAL SET CRIMINAL JURY TRIAL (VJ EMERSON-502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29" office:value-type="string" calcext:value-type="string">
            <text:p>May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" office:value-type="string" calcext:value-type="string">
            <text:p>SUPERIOR COURT CIVIL JURY TRIALS (B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29" office:value-type="string" calcext:value-type="string">
            <text:p>Presiding Superior Court Judge: Honorable Philip C. Smith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Default" office:value-type="string" calcext:value-type="string">
            <text:p>STATE COURT CRIMINAL/CIVIL JURY TRIALS (M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Default" office:value-type="string" calcext:value-type="string">
            <text:p>STATE COURT CRIMINAL/CIVIL JURY TRIALS (M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29" office:value-type="string" calcext:value-type="string">
            <text:p>June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29" office:value-type="string" calcext:value-type="string">
            <text:p>Presiding Superior Court Judge: Honorable David L. Dickinson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7" office:value-type="string" calcext:value-type="string">
            <text:p>AV Upgrade Courtroom 504 - Courtroom 502 reserved for Judge Dickinson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" office:value-type="string" calcext:value-type="string">
            <text:p>SUPERIOR COURT SPECIAL SET CIVIL BENCH TRIAL (B)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29" office:value-type="string" calcext:value-type="string">
            <text:p>Presiding Superior Court Judge: Honorable Jeffrey S. Bagley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5" office:value-type="string" calcext:value-type="string">
            <text:p>SUPERIOR COURT CIVIL JURY TRIALS (S)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29" office:value-type="string" calcext:value-type="string">
            <text:p>July 2025 Superior Court Master Calendar</text:p>
          </table:table-cell>
        </table:table-row>
        <table:table-row table:style-name="ro1">
          <table:table-cell office:value-type="string" calcext:value-type="string">
            <text:p>July 2025</text:p>
          </table:table-cell>
          <table:table-cell table:style-name="Default" office:value-type="string" calcext:value-type="string">
            <text:p>SUPERIOR COURT SPECIAL SET CIVIL BENCH TRIAL (VJ-502) *10AM-5PM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Default" office:value-type="string" calcext:value-type="string">
            <text:p>SUMMER CSCJ CONFERENCE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Default" office:value-type="string" calcext:value-type="string">
            <text:p>STATE COURT SPECIAL SET CIVIL JURY TRIAL (M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August 2025</text:p>
          </table:table-cell>
          <table:table-cell table:style-name="Default" office:value-type="string" calcext:value-type="string">
            <text:p>STATE COURT CIVIL JURY TRIALS (VJ-CARBO) *502 MONDAY &amp; TUESDAY/401 WEDNESDAY-FRIDAY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29" office:value-type="string" calcext:value-type="string">
            <text:p>August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7" office:value-type="string" calcext:value-type="string">
            <text:p>AV Upgrade Courtroom 504 - Courtroom 502 reserved for Judge Dickinson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7" office:value-type="string" calcext:value-type="string">
            <text:p>AV Upgrade Courtroom 504 - Courtroom 502 Reserved for Judge Dickinson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29" office:value-type="string" calcext:value-type="string">
            <text:p>Presiding Superior Court Judge: Honorable Philip C. Smith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5" office:value-type="string" calcext:value-type="string">
            <text:p>SUPERIOR COURT CIVIL JURY TRIALS (S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7" office:value-type="string" calcext:value-type="string">
            <text:p>AV Upgrade Courtroom 501 - Courtroom 502 (JSB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7" office:value-type="string" calcext:value-type="string">
            <text:p>AV Upgrade Courtroom 501 - Courtroom 502 reserved for Judge Bagley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5" office:value-type="string" calcext:value-type="string">
            <text:p>SUPERIOR COURT CIVIL JURY TRIALS (S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Default" office:value-type="string" calcext:value-type="string">
            <text:p>FALL BREAK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29" office:value-type="string" calcext:value-type="string">
            <text:p>Presiding Superior Court Judge: Honorable David L. Dickinson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Default" office:value-type="string" calcext:value-type="string">
            <text:p>STATE COURT CRIMINAL JURY TRIALS (M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29" office:value-type="string" calcext:value-type="string">
            <text:p>September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3" office:value-type="string" calcext:value-type="string">
            <text:p>SUPERIOR COURT CIVIL JURY TRIALS (D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" office:value-type="string" calcext:value-type="string">
            <text:p>SUPERIOR COURT CIVIL BENCH TRIALS (B) *backup to Spcl Set Cr Jury Trial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Default" office:value-type="string" calcext:value-type="string">
            <text:p>STATE COURT CRIMINAL and CIVIL JURY TRIALS (M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503 - Courtroom 502 reserved for Judge Smith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Default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5" office:value-type="string" calcext:value-type="string">
            <text:p>SUPERIOR COURT CIVIL JURY TRIALS (S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29" office:value-type="string" calcext:value-type="string">
            <text:p>Presiding Superior Court Judge: Honorable Jeffrey S. Bagley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401 - Courtroom 502 reserved for Judge McClelland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29" office:value-type="string" calcext:value-type="string">
            <text:p>October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503 - Courtroom 502 reserved for Judge Smith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501 - Courtroom 502 reserved for Judge Bagley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Default" office:value-type="string" calcext:value-type="string">
            <text:p>THANKSGIVING BREAK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29" office:value-type="string" calcext:value-type="string">
            <text:p>November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7" office:value-type="string" calcext:value-type="string">
            <text:p>AV Upgrade Courtroom 401 - Courtroom 502 reserved for Judge McCLELLAND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29" office:value-type="string" calcext:value-type="string">
            <text:p>Presiding Superior Court Judge: Honorable Philip C. Smith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Default" office:value-type="string" calcext:value-type="string">
            <text:p>SUPERIOR COURT CRIMINAL JURY TRIALS (M)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Default" office:value-type="string" calcext:value-type="string">
            <text:p>WINTER BREAK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Default" office:value-type="string" calcext:value-type="string">
            <text:p>WINTER BREAK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" office:value-type="string" calcext:value-type="string">
            <text:p>SUPERIOR COURT CIVIL JURY TRIALS (B)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7" office:value-type="string" calcext:value-type="string">
            <text:p>AV Upgrade Courtroom 402 - Courtroom 502 reserved for Judge Dunn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29" office:value-type="string" calcext:value-type="string">
            <text:p>December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7" office:value-type="string" calcext:value-type="string">
            <text:p>AV Upgrade Courtroom 402 - Courtroom 502 reserved for Judge Dunn</text:p>
          </table:table-cell>
        </table:table-row>
        <table:table-row table:style-name="ro2" table:visibility="filter">
          <table:table-cell office:value-type="string" calcext:value-type="string">
            <text:p>December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2" table:visibility="filter">
          <table:table-cell office:value-type="string" calcext:value-type="string">
            <text:p>December 2025</text:p>
          </table:table-cell>
          <table:table-cell table:style-name="ce29" office:value-type="string" calcext:value-type="string">
            <text:p>Presiding Superior Court Judge: Honorable David L. Dickinson</text:p>
          </table:table-cell>
        </table:table-row>
      </table:table>
      <table:table table:name="Extracted Data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3" table:default-cell-style-name="Default"/>
        <table:table-column table:style-name="co4" table:default-cell-style-name="Default"/>
        <table:table-column table:style-name="co3" table:default-cell-style-name="ce55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Heading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InMapp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 2025</text:p>
          </table:table-cell>
          <table:table-cell table:style-name="ce8" office:value-type="string" calcext:value-type="string">
            <text:p>CV SPECIAL SET (VJ-503)</text:p>
          </table:table-cell>
          <table:table-cell table:style-name="ce8" table:formula="of:=[.B2]=[.B1]" office:value-type="float" office:value="0" calcext:value-type="float">
            <text:p>0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2];[$'Court Session Mappings'.B:.B];1;0)=[.B2]" office:value-type="boolean" office:boolean-value="true" calcext:value-type="boolean">
            <text:p>TRUE</text:p>
          </table:table-cell>
          <table:table-cell/>
          <table:table-cell table:style-name="ce8" office:value-type="string" calcext:value-type="string">
            <text:p>10:00 CV SPECIAL SET (VJ-503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9" office:value-type="string" calcext:value-type="string">
            <text:p>April 2025 Superior Court Master Calendar</text:p>
          </table:table-cell>
          <table:table-cell table:style-name="ce23" table:formula="of:=[.B3]=[.B2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3];[$'Court Session Mappings'.B:.B];1;0)=[.B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9" office:value-type="string" calcext:value-type="string">
            <text:p>August 2025 Superior Court Master Calendar</text:p>
          </table:table-cell>
          <table:table-cell table:style-name="ce23" table:formula="of:=[.B4]=[.B3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4];[$'Court Session Mappings'.B:.B];1;0)=[.B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401 - Courtroom 502 reserved for Judge McClelland</text:p>
          </table:table-cell>
          <table:table-cell table:style-name="ce23" table:formula="of:=[.B5]=[.B4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-Special</text:p>
          </table:table-cell>
          <table:table-cell table:formula="of:=VLOOKUP([.B5];[$'Court Session Mappings'.B:.B];1;0)=[.B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7" office:value-type="string" calcext:value-type="string">
            <text:p>AV Upgrade Courtroom 401 - Courtroom 502 reserved for Judge McCLELLAND</text:p>
          </table:table-cell>
          <table:table-cell table:style-name="ce23" table:formula="of:=[.B6]=[.B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-Special</text:p>
          </table:table-cell>
          <table:table-cell table:formula="of:=VLOOKUP([.B6];[$'Court Session Mappings'.B:.B];1;0)=[.B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7" office:value-type="string" calcext:value-type="string">
            <text:p>AV Upgrade Courtroom 402 - Courtroom 502 reserved for Judge Dunn</text:p>
          </table:table-cell>
          <table:table-cell table:style-name="ce23" table:formula="of:=[.B7]=[.B6]" office:value-type="boolean" office:boolean-value="false" calcext:value-type="boolean">
            <text:p>FALSE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Spanning-Special</text:p>
          </table:table-cell>
          <table:table-cell table:formula="of:=VLOOKUP([.B7];[$'Court Session Mappings'.B:.B];1;0)=[.B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7" office:value-type="string" calcext:value-type="string">
            <text:p>AV Upgrade Courtroom 402 - Courtroom 502 reserved for Judge Dunn</text:p>
          </table:table-cell>
          <table:table-cell table:style-name="ce23" table:formula="of:=[.B8]=[.B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-Special</text:p>
          </table:table-cell>
          <table:table-cell table:formula="of:=VLOOKUP([.B8];[$'Court Session Mappings'.B:.B];1;0)=[.B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7" office:value-type="string" calcext:value-type="string">
            <text:p>AV Upgrade Courtroom 501 - Courtroom 502 (JSB)</text:p>
          </table:table-cell>
          <table:table-cell table:style-name="ce23" table:formula="of:=[.B9]=[.B8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-Special</text:p>
          </table:table-cell>
          <table:table-cell table:formula="of:=VLOOKUP([.B9];[$'Court Session Mappings'.B:.B];1;0)=[.B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7" office:value-type="string" calcext:value-type="string">
            <text:p>AV Upgrade Courtroom 501 - Courtroom 502 reserved for Judge Bagley</text:p>
          </table:table-cell>
          <table:table-cell table:style-name="ce23" table:formula="of:=[.B10]=[.B9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-Special</text:p>
          </table:table-cell>
          <table:table-cell table:formula="of:=VLOOKUP([.B10];[$'Court Session Mappings'.B:.B];1;0)=[.B1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501 - Courtroom 502 reserved for Judge Bagley</text:p>
          </table:table-cell>
          <table:table-cell table:style-name="ce23" table:formula="of:=[.B11]=[.B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-Special</text:p>
          </table:table-cell>
          <table:table-cell table:formula="of:=VLOOKUP([.B11];[$'Court Session Mappings'.B:.B];1;0)=[.B1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503 - Courtroom 502 reserved for Judge Smith</text:p>
          </table:table-cell>
          <table:table-cell table:style-name="ce23" table:formula="of:=[.B12]=[.B11]" office:value-type="boolean" office:boolean-value="false" calcext:value-type="boolean">
            <text:p>FALS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panning-Special</text:p>
          </table:table-cell>
          <table:table-cell table:formula="of:=VLOOKUP([.B12];[$'Court Session Mappings'.B:.B];1;0)=[.B1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503 - Courtroom 502 reserved for Judge Smith</text:p>
          </table:table-cell>
          <table:table-cell table:style-name="ce23" table:formula="of:=[.B13]=[.B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-Special</text:p>
          </table:table-cell>
          <table:table-cell table:formula="of:=VLOOKUP([.B13];[$'Court Session Mappings'.B:.B];1;0)=[.B1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7" office:value-type="string" calcext:value-type="string">
            <text:p>AV Upgrade Courtroom 504 - Courtroom 502 reserved for Judge Dickinson</text:p>
          </table:table-cell>
          <table:table-cell table:style-name="ce23" table:formula="of:=[.B14]=[.B13]" office:value-type="boolean" office:boolean-value="false" calcext:value-type="boolean">
            <text:p>FALSE</text:p>
          </table:table-cell>
          <table:table-cell office:value-type="string" calcext:value-type="string">
            <text:p>Dickinson</text:p>
          </table:table-cell>
          <table:table-cell office:value-type="string" calcext:value-type="string">
            <text:p>Spanning-Special</text:p>
          </table:table-cell>
          <table:table-cell table:formula="of:=VLOOKUP([.B14];[$'Court Session Mappings'.B:.B];1;0)=[.B1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7" office:value-type="string" calcext:value-type="string">
            <text:p>AV Upgrade Courtroom 504 - Courtroom 502 reserved for Judge Dickinson</text:p>
          </table:table-cell>
          <table:table-cell table:style-name="ce23" table:formula="of:=[.B15]=[.B1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-Special</text:p>
          </table:table-cell>
          <table:table-cell table:formula="of:=VLOOKUP([.B15];[$'Court Session Mappings'.B:.B];1;0)=[.B1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7" office:value-type="string" calcext:value-type="string">
            <text:p>AV Upgrade Courtroom 504 - Courtroom 502 Reserved for Judge Dickinson</text:p>
          </table:table-cell>
          <table:table-cell table:style-name="ce23" table:formula="of:=[.B16]=[.B1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-Special</text:p>
          </table:table-cell>
          <table:table-cell table:formula="of:=VLOOKUP([.B16];[$'Court Session Mappings'.B:.B];1;0)=[.B1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9" office:value-type="string" calcext:value-type="string">
            <text:p>December 2025 Superior Court Master Calendar</text:p>
          </table:table-cell>
          <table:table-cell table:style-name="ce23" table:formula="of:=[.B17]=[.B16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17];[$'Court Session Mappings'.B:.B];1;0)=[.B1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FALL BREAK</text:p>
          </table:table-cell>
          <table:table-cell table:style-name="ce23" table:formula="of:=[.B18]=[.B17]" office:value-type="boolean" office:boolean-value="false" calcext:value-type="boolean">
            <text:p>FALSE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Spanning-Special</text:p>
          </table:table-cell>
          <table:table-cell table:formula="of:=VLOOKUP([.B18];[$'Court Session Mappings'.B:.B];1;0)=[.B1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9" office:value-type="string" calcext:value-type="string">
            <text:p>February 2025 Superior Court Master Calendar</text:p>
          </table:table-cell>
          <table:table-cell table:style-name="ce23" table:formula="of:=[.B19]=[.B18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19];[$'Court Session Mappings'.B:.B];1;0)=[.B1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0]=[.B19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0];[$'Court Session Mappings'.B:.B];1;0)=[.B2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1]=[.B2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1];[$'Court Session Mappings'.B:.B];1;0)=[.B2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2]=[.B2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2];[$'Court Session Mappings'.B:.B];1;0)=[.B2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3]=[.B2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3];[$'Court Session Mappings'.B:.B];1;0)=[.B2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4]=[.B2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4];[$'Court Session Mappings'.B:.B];1;0)=[.B2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5]=[.B2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5];[$'Court Session Mappings'.B:.B];1;0)=[.B2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6]=[.B2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6];[$'Court Session Mappings'.B:.B];1;0)=[.B2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7]=[.B2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7];[$'Court Session Mappings'.B:.B];1;0)=[.B2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8]=[.B2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8];[$'Court Session Mappings'.B:.B];1;0)=[.B2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9]=[.B2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9];[$'Court Session Mappings'.B:.B];1;0)=[.B2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30]=[.B2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30];[$'Court Session Mappings'.B:.B];1;0)=[.B3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31]=[.B3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31];[$'Court Session Mappings'.B:.B];1;0)=[.B3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9" office:value-type="string" calcext:value-type="string">
            <text:p>January 2025 Superior Court Master Calendar</text:p>
          </table:table-cell>
          <table:table-cell table:style-name="ce23" table:formula="of:=[.B32]=[.B31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32];[$'Court Session Mappings'.B:.B];1;0)=[.B3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9" office:value-type="string" calcext:value-type="string">
            <text:p>July 2025 Superior Court Master Calendar</text:p>
          </table:table-cell>
          <table:table-cell table:style-name="ce23" table:formula="of:=[.B33]=[.B32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33];[$'Court Session Mappings'.B:.B];1;0)=[.B3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9" office:value-type="string" calcext:value-type="string">
            <text:p>June 2025 Superior Court Master Calendar</text:p>
          </table:table-cell>
          <table:table-cell table:style-name="ce23" table:formula="of:=[.B34]=[.B33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34];[$'Court Session Mappings'.B:.B];1;0)=[.B3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9" office:value-type="string" calcext:value-type="string">
            <text:p>March 2025 Superior Court Master Calendar</text:p>
          </table:table-cell>
          <table:table-cell table:style-name="ce23" table:formula="of:=[.B35]=[.B34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35];[$'Court Session Mappings'.B:.B];1;0)=[.B3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9" office:value-type="string" calcext:value-type="string">
            <text:p>May 2025 Superior Court Master Calendar</text:p>
          </table:table-cell>
          <table:table-cell table:style-name="ce23" table:formula="of:=[.B36]=[.B35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36];[$'Court Session Mappings'.B:.B];1;0)=[.B3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37]=[.B36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37];[$'Court Session Mappings'.B:.B];1;0)=[.B3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38]=[.B3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38];[$'Court Session Mappings'.B:.B];1;0)=[.B3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39]=[.B3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39];[$'Court Session Mappings'.B:.B];1;0)=[.B3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0]=[.B3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0];[$'Court Session Mappings'.B:.B];1;0)=[.B4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1]=[.B4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1];[$'Court Session Mappings'.B:.B];1;0)=[.B4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2]=[.B4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2];[$'Court Session Mappings'.B:.B];1;0)=[.B4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3]=[.B4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3];[$'Court Session Mappings'.B:.B];1;0)=[.B4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4]=[.B4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4];[$'Court Session Mappings'.B:.B];1;0)=[.B4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5]=[.B4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5];[$'Court Session Mappings'.B:.B];1;0)=[.B4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6]=[.B4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6];[$'Court Session Mappings'.B:.B];1;0)=[.B4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7]=[.B4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7];[$'Court Session Mappings'.B:.B];1;0)=[.B4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8]=[.B4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8];[$'Court Session Mappings'.B:.B];1;0)=[.B4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9" office:value-type="string" calcext:value-type="string">
            <text:p>November 2025 Superior Court Master Calendar</text:p>
          </table:table-cell>
          <table:table-cell table:style-name="ce23" table:formula="of:=[.B49]=[.B48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49];[$'Court Session Mappings'.B:.B];1;0)=[.B4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9" office:value-type="string" calcext:value-type="string">
            <text:p>October 2025 Superior Court Master Calendar</text:p>
          </table:table-cell>
          <table:table-cell table:style-name="ce23" table:formula="of:=[.B50]=[.B49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0];[$'Court Session Mappings'.B:.B];1;0)=[.B5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9" office:value-type="string" calcext:value-type="string">
            <text:p>Presiding Superior Court Judge: Honorable David L. Dickinson</text:p>
          </table:table-cell>
          <table:table-cell table:style-name="ce23" table:formula="of:=[.B51]=[.B50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Subtitle</text:p>
          </table:table-cell>
          <table:table-cell table:style-name="Default" table:formula="of:=VLOOKUP([.B51];[$'Court Session Mappings'.B:.B];1;0)=[.B5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9" office:value-type="string" calcext:value-type="string">
            <text:p>Presiding Superior Court Judge: Honorable David L. Dickinson</text:p>
          </table:table-cell>
          <table:table-cell table:style-name="ce23" table:formula="of:=[.B52]=[.B5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2];[$'Court Session Mappings'.B:.B];1;0)=[.B5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9" office:value-type="string" calcext:value-type="string">
            <text:p>Presiding Superior Court Judge: Honorable David L. Dickinson</text:p>
          </table:table-cell>
          <table:table-cell table:style-name="ce23" table:formula="of:=[.B53]=[.B5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3];[$'Court Session Mappings'.B:.B];1;0)=[.B5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9" office:value-type="string" calcext:value-type="string">
            <text:p>Presiding Superior Court Judge: Honorable David L. Dickinson</text:p>
          </table:table-cell>
          <table:table-cell table:style-name="ce23" table:formula="of:=[.B54]=[.B5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4];[$'Court Session Mappings'.B:.B];1;0)=[.B5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9" office:value-type="string" calcext:value-type="string">
            <text:p>Presiding Superior Court Judge: Honorable Jeffrey S. Bagley</text:p>
          </table:table-cell>
          <table:table-cell table:style-name="ce23" table:formula="of:=[.B55]=[.B54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Subtitle</text:p>
          </table:table-cell>
          <table:table-cell table:style-name="Default" table:formula="of:=VLOOKUP([.B55];[$'Court Session Mappings'.B:.B];1;0)=[.B5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9" office:value-type="string" calcext:value-type="string">
            <text:p>Presiding Superior Court Judge: Honorable Jeffrey S. Bagley</text:p>
          </table:table-cell>
          <table:table-cell table:style-name="ce23" table:formula="of:=[.B56]=[.B5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6];[$'Court Session Mappings'.B:.B];1;0)=[.B5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9" office:value-type="string" calcext:value-type="string">
            <text:p>Presiding Superior Court Judge: Honorable Jeffrey S. Bagley</text:p>
          </table:table-cell>
          <table:table-cell table:style-name="ce23" table:formula="of:=[.B57]=[.B5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7];[$'Court Session Mappings'.B:.B];1;0)=[.B5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9" office:value-type="string" calcext:value-type="string">
            <text:p>Presiding Superior Court Judge: Honorable Jeffrey S. Bagley</text:p>
          </table:table-cell>
          <table:table-cell table:style-name="ce23" table:formula="of:=[.B58]=[.B5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8];[$'Court Session Mappings'.B:.B];1;0)=[.B5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9" office:value-type="string" calcext:value-type="string">
            <text:p>Presiding Superior Court Judge: Honorable Philip C. Smith</text:p>
          </table:table-cell>
          <table:table-cell table:style-name="ce23" table:formula="of:=[.B59]=[.B58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Subtitle</text:p>
          </table:table-cell>
          <table:table-cell table:style-name="Default" table:formula="of:=VLOOKUP([.B59];[$'Court Session Mappings'.B:.B];1;0)=[.B5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9" office:value-type="string" calcext:value-type="string">
            <text:p>Presiding Superior Court Judge: Honorable Philip C. Smith</text:p>
          </table:table-cell>
          <table:table-cell table:style-name="ce23" table:formula="of:=[.B60]=[.B5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60];[$'Court Session Mappings'.B:.B];1;0)=[.B6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9" office:value-type="string" calcext:value-type="string">
            <text:p>Presiding Superior Court Judge: Honorable Philip C. Smith</text:p>
          </table:table-cell>
          <table:table-cell table:style-name="ce23" table:formula="of:=[.B61]=[.B6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61];[$'Court Session Mappings'.B:.B];1;0)=[.B6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9" office:value-type="string" calcext:value-type="string">
            <text:p>Presiding Superior Court Judge: Honorable Philip C. Smith</text:p>
          </table:table-cell>
          <table:table-cell table:style-name="ce23" table:formula="of:=[.B62]=[.B6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62];[$'Court Session Mappings'.B:.B];1;0)=[.B6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9" office:value-type="string" calcext:value-type="string">
            <text:p>September 2025 Superior Court Master Calendar</text:p>
          </table:table-cell>
          <table:table-cell table:style-name="ce23" table:formula="of:=[.B63]=[.B62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63];[$'Court Session Mappings'.B:.B];1;0)=[.B6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SPRING BREAK</text:p>
          </table:table-cell>
          <table:table-cell table:style-name="ce23" table:formula="of:=[.B64]=[.B63]" office:value-type="boolean" office:boolean-value="false" calcext:value-type="boolean">
            <text:p>FALSE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Special</text:p>
          </table:table-cell>
          <table:table-cell table:style-name="Default" table:formula="of:=VLOOKUP([.B64];[$'Court Session Mappings'.B:.B];1;0)=[.B6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office:value-type="string" calcext:value-type="string">
            <text:p>SPRING BREAK</text:p>
          </table:table-cell>
          <table:table-cell table:style-name="ce23" table:formula="of:=[.B65]=[.B64]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panning-Special</text:p>
          </table:table-cell>
          <table:table-cell table:formula="of:=VLOOKUP([.B65];[$'Court Session Mappings'.B:.B];1;0)=[.B6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ary 2025</text:p>
          </table:table-cell>
          <table:table-cell table:style-name="ce11" office:value-type="string" calcext:value-type="string">
            <text:p>STATE COURT CIVIL BENCH TRIALS (VJ-502)</text:p>
          </table:table-cell>
          <table:table-cell table:style-name="ce23" table:formula="of:=[.B66]=[.B65]" office:value-type="boolean" office:boolean-value="false" calcext:value-type="boolean">
            <text:p>FAL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panning</text:p>
          </table:table-cell>
          <table:table-cell table:formula="of:=VLOOKUP([.B66];[$'Court Session Mappings'.B:.B];1;0)=[.B6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2" office:value-type="string" calcext:value-type="string">
            <text:p>STATE COURT CIVIL JURY TRIALS (D)</text:p>
          </table:table-cell>
          <table:table-cell table:style-name="ce23" table:formula="of:=[.B67]=[.B66]" office:value-type="boolean" office:boolean-value="false" calcext:value-type="boolean">
            <text:p>FALSE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Spanning</text:p>
          </table:table-cell>
          <table:table-cell table:formula="of:=VLOOKUP([.B67];[$'Court Session Mappings'.B:.B];1;0)=[.B6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4" office:value-type="string" calcext:value-type="string">
            <text:p>STATE COURT CIVIL JURY TRIALS (D)</text:p>
          </table:table-cell>
          <table:table-cell table:style-name="ce23" table:formula="of:=[.B68]=[.B6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68];[$'Court Session Mappings'.B:.B];1;0)=[.B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3" office:value-type="string" calcext:value-type="string">
            <text:p>STATE COURT CIVIL JURY TRIALS (M)</text:p>
          </table:table-cell>
          <table:table-cell table:style-name="ce23" table:formula="of:=[.B69]=[.B68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</text:p>
          </table:table-cell>
          <table:table-cell table:formula="of:=VLOOKUP([.B69];[$'Court Session Mappings'.B:.B];1;0)=[.B6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office:value-type="string" calcext:value-type="string">
            <text:p>STATE COURT CIVIL JURY TRIALS (M)</text:p>
          </table:table-cell>
          <table:table-cell table:style-name="ce23" table:formula="of:=[.B70]=[.B6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0];[$'Court Session Mappings'.B:.B];1;0)=[.B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2025</text:p>
          </table:table-cell>
          <table:table-cell table:style-name="ce8" office:value-type="string" calcext:value-type="string">
            <text:p>STATE COURT CIVIL JURY TRIALS (VJ-CARBO) *502 MONDAY &amp; TUESDAY/401 WEDNESDAY-FRIDAY</text:p>
          </table:table-cell>
          <table:table-cell table:style-name="ce23" table:formula="of:=[.B71]=[.B70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1];[$'Court Session Mappings'.B:.B];1;0)=[.B7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ember 2025</text:p>
          </table:table-cell>
          <table:table-cell table:style-name="ce13" office:value-type="string" calcext:value-type="string">
            <text:p>STATE COURT CRIMINAL and CIVIL JURY TRIALS (M)</text:p>
          </table:table-cell>
          <table:table-cell table:style-name="ce23" table:formula="of:=[.B72]=[.B71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</text:p>
          </table:table-cell>
          <table:table-cell table:formula="of:=VLOOKUP([.B72];[$'Court Session Mappings'.B:.B];1;0)=[.B7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4" office:value-type="string" calcext:value-type="string">
            <text:p>STATE COURT CRIMINAL JURY TRIALS (D)</text:p>
          </table:table-cell>
          <table:table-cell table:style-name="ce23" table:formula="of:=[.B73]=[.B72]" office:value-type="boolean" office:boolean-value="false" calcext:value-type="boolean">
            <text:p>FALSE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Spanning</text:p>
          </table:table-cell>
          <table:table-cell table:formula="of:=VLOOKUP([.B73];[$'Court Session Mappings'.B:.B];1;0)=[.B7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74]=[.B7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4];[$'Court Session Mappings'.B:.B];1;0)=[.B7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75]=[.B7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5];[$'Court Session Mappings'.B:.B];1;0)=[.B7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76]=[.B7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6];[$'Court Session Mappings'.B:.B];1;0)=[.B7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77]=[.B7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7];[$'Court Session Mappings'.B:.B];1;0)=[.B7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78]=[.B7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8];[$'Court Session Mappings'.B:.B];1;0)=[.B7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office:value-type="string" calcext:value-type="string">
            <text:p>STATE COURT CRIMINAL JURY TRIALS (D)</text:p>
          </table:table-cell>
          <table:table-cell table:style-name="ce23" table:formula="of:=[.B79]=[.B7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9];[$'Court Session Mappings'.B:.B];1;0)=[.B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80]=[.B7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0];[$'Court Session Mappings'.B:.B];1;0)=[.B8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81]=[.B8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1];[$'Court Session Mappings'.B:.B];1;0)=[.B8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5" office:value-type="string" calcext:value-type="string">
            <text:p>STATE COURT CRIMINAL JURY TRIALS (M)</text:p>
          </table:table-cell>
          <table:table-cell table:style-name="ce23" table:formula="of:=[.B82]=[.B81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</text:p>
          </table:table-cell>
          <table:table-cell table:formula="of:=VLOOKUP([.B82];[$'Court Session Mappings'.B:.B];1;0)=[.B8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STATE COURT CRIMINAL JURY TRIALS (M)</text:p>
          </table:table-cell>
          <table:table-cell table:style-name="ce23" table:formula="of:=[.B83]=[.B8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3];[$'Court Session Mappings'.B:.B];1;0)=[.B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STATE COURT CRIMINAL JURY TRIALS (M)</text:p>
          </table:table-cell>
          <table:table-cell table:style-name="ce23" table:formula="of:=[.B84]=[.B8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4];[$'Court Session Mappings'.B:.B];1;0)=[.B8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8" office:value-type="string" calcext:value-type="string">
            <text:p>STATE COURT CRIMINAL JURY TRIALS (VJ - 502) *</text:p>
          </table:table-cell>
          <table:table-cell table:style-name="ce23" table:formula="of:=[.B85]=[.B84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5];[$'Court Session Mappings'.B:.B];1;0)=[.B8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ruary 2025</text:p>
          </table:table-cell>
          <table:table-cell table:style-name="ce8" office:value-type="string" calcext:value-type="string">
            <text:p>STATE COURT CRIMINAL JURY TRIALS (VJ-502)</text:p>
          </table:table-cell>
          <table:table-cell table:style-name="ce23" table:formula="of:=[.B86]=[.B85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6];[$'Court Session Mappings'.B:.B];1;0)=[.B8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ruary 2025</text:p>
          </table:table-cell>
          <table:table-cell office:value-type="string" calcext:value-type="string">
            <text:p>STATE COURT CRIMINAL JURY TRIALS (VJ-502)</text:p>
          </table:table-cell>
          <table:table-cell table:style-name="ce23" table:formula="of:=[.B87]=[.B8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7];[$'Court Session Mappings'.B:.B];1;0)=[.B8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 2025</text:p>
          </table:table-cell>
          <table:table-cell table:style-name="ce13" office:value-type="string" calcext:value-type="string">
            <text:p>STATE COURT CRIMINAL/CIVIL JURY TRIALS (M)</text:p>
          </table:table-cell>
          <table:table-cell table:style-name="ce23" table:formula="of:=[.B88]=[.B87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</text:p>
          </table:table-cell>
          <table:table-cell table:formula="of:=VLOOKUP([.B88];[$'Court Session Mappings'.B:.B];1;0)=[.B8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 2025</text:p>
          </table:table-cell>
          <table:table-cell office:value-type="string" calcext:value-type="string">
            <text:p>STATE COURT CRIMINAL/CIVIL JURY TRIALS (M)</text:p>
          </table:table-cell>
          <table:table-cell table:style-name="ce23" table:formula="of:=[.B89]=[.B8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9];[$'Court Session Mappings'.B:.B];1;0)=[.B8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2025</text:p>
          </table:table-cell>
          <table:table-cell table:style-name="ce15" office:value-type="string" calcext:value-type="string">
            <text:p>STATE COURT SPECIAL SET CIVIL JURY TRIAL (M)</text:p>
          </table:table-cell>
          <table:table-cell table:style-name="ce23" table:formula="of:=[.B90]=[.B89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</text:p>
          </table:table-cell>
          <table:table-cell table:formula="of:=VLOOKUP([.B90];[$'Court Session Mappings'.B:.B];1;0)=[.B9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office:value-type="string" calcext:value-type="string">
            <text:p>SUMMER CSCJ CONFERENCE</text:p>
          </table:table-cell>
          <table:table-cell table:style-name="ce23" table:formula="of:=[.B91]=[.B90]" office:value-type="boolean" office:boolean-value="false" calcext:value-type="boolean">
            <text:p>FALSE</text:p>
          </table:table-cell>
          <table:table-cell office:value-type="string" calcext:value-type="string">
            <text:p>SpecialDates</text:p>
          </table:table-cell>
          <table:table-cell office:value-type="string" calcext:value-type="string">
            <text:p>Special</text:p>
          </table:table-cell>
          <table:table-cell table:style-name="Default" table:formula="of:=VLOOKUP([.B91];[$'Court Session Mappings'.B:.B];1;0)=[.B9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2]=[.B91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</text:p>
          </table:table-cell>
          <table:table-cell table:formula="of:=VLOOKUP([.B92];[$'Court Session Mappings'.B:.B];1;0)=[.B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3]=[.B9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3];[$'Court Session Mappings'.B:.B];1;0)=[.B9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4]=[.B9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4];[$'Court Session Mappings'.B:.B];1;0)=[.B9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5]=[.B9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5];[$'Court Session Mappings'.B:.B];1;0)=[.B9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6]=[.B9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6];[$'Court Session Mappings'.B:.B];1;0)=[.B9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7]=[.B9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7];[$'Court Session Mappings'.B:.B];1;0)=[.B9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8]=[.B9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8];[$'Court Session Mappings'.B:.B];1;0)=[.B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9]=[.B9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9];[$'Court Session Mappings'.B:.B];1;0)=[.B9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100]=[.B9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0];[$'Court Session Mappings'.B:.B];1;0)=[.B10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101]=[.B10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1];[$'Court Session Mappings'.B:.B];1;0)=[.B10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ember 2025</text:p>
          </table:table-cell>
          <table:table-cell table:style-name="ce16" office:value-type="string" calcext:value-type="string">
            <text:p>SUPERIOR COURT CIVIL BENCH TRIALS (B) *backup to Spcl Set Cr Jury Trial</text:p>
          </table:table-cell>
          <table:table-cell table:style-name="ce23" table:formula="of:=[.B102]=[.B101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</text:p>
          </table:table-cell>
          <table:table-cell table:formula="of:=VLOOKUP([.B102];[$'Court Session Mappings'.B:.B];1;0)=[.B10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3]=[.B102]" office:value-type="boolean" office:boolean-value="false" calcext:value-type="boolean">
            <text:p>FALSE</text:p>
          </table:table-cell>
          <table:table-cell office:value-type="string" calcext:value-type="string">
            <text:p>Dickinson</text:p>
          </table:table-cell>
          <table:table-cell office:value-type="string" calcext:value-type="string">
            <text:p>Spanning</text:p>
          </table:table-cell>
          <table:table-cell table:formula="of:=VLOOKUP([.B103];[$'Court Session Mappings'.B:.B];1;0)=[.B10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4]=[.B10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4];[$'Court Session Mappings'.B:.B];1;0)=[.B10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5]=[.B10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5];[$'Court Session Mappings'.B:.B];1;0)=[.B10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6]=[.B10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6];[$'Court Session Mappings'.B:.B];1;0)=[.B10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7]=[.B10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7];[$'Court Session Mappings'.B:.B];1;0)=[.B10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8]=[.B10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8];[$'Court Session Mappings'.B:.B];1;0)=[.B10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9]=[.B10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9];[$'Court Session Mappings'.B:.B];1;0)=[.B1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10]=[.B10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0];[$'Court Session Mappings'.B:.B];1;0)=[.B11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11]=[.B1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1];[$'Court Session Mappings'.B:.B];1;0)=[.B11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12]=[.B1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2];[$'Court Session Mappings'.B:.B];1;0)=[.B1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13]=[.B112]" office:value-type="boolean" office:boolean-value="false" calcext:value-type="boolean">
            <text:p>FALS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panning</text:p>
          </table:table-cell>
          <table:table-cell table:formula="of:=VLOOKUP([.B113];[$'Court Session Mappings'.B:.B];1;0)=[.B11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14]=[.B1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4];[$'Court Session Mappings'.B:.B];1;0)=[.B11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15]=[.B11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5];[$'Court Session Mappings'.B:.B];1;0)=[.B1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7" office:value-type="string" calcext:value-type="string">
            <text:p>SUPERIOR COURT CIVIL BENCH TRIALS (S)</text:p>
          </table:table-cell>
          <table:table-cell table:style-name="ce23" table:formula="of:=[.B116]=[.B11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6];[$'Court Session Mappings'.B:.B];1;0)=[.B1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17]=[.B11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7];[$'Court Session Mappings'.B:.B];1;0)=[.B1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18]=[.B11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8];[$'Court Session Mappings'.B:.B];1;0)=[.B1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19]=[.B11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9];[$'Court Session Mappings'.B:.B];1;0)=[.B1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20]=[.B11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0];[$'Court Session Mappings'.B:.B];1;0)=[.B1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21]=[.B12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1];[$'Court Session Mappings'.B:.B];1;0)=[.B12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22]=[.B12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2];[$'Court Session Mappings'.B:.B];1;0)=[.B12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23]=[.B12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3];[$'Court Session Mappings'.B:.B];1;0)=[.B12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ary 2025</text:p>
          </table:table-cell>
          <table:table-cell table:style-name="ce19" office:value-type="string" calcext:value-type="string">
            <text:p>SUPERIOR COURT CIVIL BENCH TRIALS (VJ-502)</text:p>
          </table:table-cell>
          <table:table-cell table:style-name="ce23" table:formula="of:=[.B124]=[.B123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4];[$'Court Session Mappings'.B:.B];1;0)=[.B12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6" office:value-type="string" calcext:value-type="string">
            <text:p>SUPERIOR COURT CIVIL JURY TRIALS (B)</text:p>
          </table:table-cell>
          <table:table-cell table:style-name="ce23" table:formula="of:=[.B125]=[.B124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</text:p>
          </table:table-cell>
          <table:table-cell table:formula="of:=VLOOKUP([.B125];[$'Court Session Mappings'.B:.B];1;0)=[.B12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6" office:value-type="string" calcext:value-type="string">
            <text:p>SUPERIOR COURT CIVIL JURY TRIALS (B)</text:p>
          </table:table-cell>
          <table:table-cell table:style-name="ce23" table:formula="of:=[.B126]=[.B12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6];[$'Court Session Mappings'.B:.B];1;0)=[.B12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6" office:value-type="string" calcext:value-type="string">
            <text:p>SUPERIOR COURT CIVIL JURY TRIALS (B)</text:p>
          </table:table-cell>
          <table:table-cell table:style-name="ce23" table:formula="of:=[.B127]=[.B12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7];[$'Court Session Mappings'.B:.B];1;0)=[.B1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7" office:value-type="string" calcext:value-type="string">
            <text:p>SUPERIOR COURT CIVIL JURY TRIALS (D)</text:p>
          </table:table-cell>
          <table:table-cell table:style-name="ce23" table:formula="of:=[.B128]=[.B127]" office:value-type="boolean" office:boolean-value="false" calcext:value-type="boolean">
            <text:p>FALSE</text:p>
          </table:table-cell>
          <table:table-cell office:value-type="string" calcext:value-type="string">
            <text:p>Dickinson</text:p>
          </table:table-cell>
          <table:table-cell office:value-type="string" calcext:value-type="string">
            <text:p>Spanning</text:p>
          </table:table-cell>
          <table:table-cell table:formula="of:=VLOOKUP([.B128];[$'Court Session Mappings'.B:.B];1;0)=[.B12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7" office:value-type="string" calcext:value-type="string">
            <text:p>SUPERIOR COURT CIVIL JURY TRIALS (D)</text:p>
          </table:table-cell>
          <table:table-cell table:style-name="ce23" table:formula="of:=[.B129]=[.B12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9];[$'Court Session Mappings'.B:.B];1;0)=[.B1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8" office:value-type="string" calcext:value-type="string">
            <text:p>SUPERIOR COURT CIVIL JURY TRIALS (S)</text:p>
          </table:table-cell>
          <table:table-cell table:style-name="ce23" table:formula="of:=[.B130]=[.B129]" office:value-type="boolean" office:boolean-value="false" calcext:value-type="boolean">
            <text:p>FALS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panning</text:p>
          </table:table-cell>
          <table:table-cell table:formula="of:=VLOOKUP([.B130];[$'Court Session Mappings'.B:.B];1;0)=[.B1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8" office:value-type="string" calcext:value-type="string">
            <text:p>SUPERIOR COURT CIVIL JURY TRIALS (S)</text:p>
          </table:table-cell>
          <table:table-cell table:style-name="ce23" table:formula="of:=[.B131]=[.B13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1];[$'Court Session Mappings'.B:.B];1;0)=[.B13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8" office:value-type="string" calcext:value-type="string">
            <text:p>SUPERIOR COURT CIVIL JURY TRIALS (S)</text:p>
          </table:table-cell>
          <table:table-cell table:style-name="ce23" table:formula="of:=[.B132]=[.B13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2];[$'Court Session Mappings'.B:.B];1;0)=[.B1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8" office:value-type="string" calcext:value-type="string">
            <text:p>SUPERIOR COURT CIVIL JURY TRIALS (S)</text:p>
          </table:table-cell>
          <table:table-cell table:style-name="ce23" table:formula="of:=[.B133]=[.B13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3];[$'Court Session Mappings'.B:.B];1;0)=[.B13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 2025</text:p>
          </table:table-cell>
          <table:table-cell table:style-name="ce20" office:value-type="string" calcext:value-type="string">
            <text:p>SUPERIOR COURT CRIMINAL JURY TRIAL (VJ BATCHELOR-402)</text:p>
          </table:table-cell>
          <table:table-cell table:style-name="ce23" table:formula="of:=[.B134]=[.B133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4];[$'Court Session Mappings'.B:.B];1;0)=[.B13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35]=[.B134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</text:p>
          </table:table-cell>
          <table:table-cell table:formula="of:=VLOOKUP([.B135];[$'Court Session Mappings'.B:.B];1;0)=[.B13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36]=[.B13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6];[$'Court Session Mappings'.B:.B];1;0)=[.B1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37]=[.B13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7];[$'Court Session Mappings'.B:.B];1;0)=[.B1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38]=[.B13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8];[$'Court Session Mappings'.B:.B];1;0)=[.B13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39]=[.B13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9];[$'Court Session Mappings'.B:.B];1;0)=[.B1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40]=[.B13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0];[$'Court Session Mappings'.B:.B];1;0)=[.B14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41]=[.B14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1];[$'Court Session Mappings'.B:.B];1;0)=[.B14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42]=[.B14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2];[$'Court Session Mappings'.B:.B];1;0)=[.B1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43]=[.B14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3];[$'Court Session Mappings'.B:.B];1;0)=[.B1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44]=[.B143]" office:value-type="boolean" office:boolean-value="false" calcext:value-type="boolean">
            <text:p>FALSE</text:p>
          </table:table-cell>
          <table:table-cell office:value-type="string" calcext:value-type="string">
            <text:p>Dickinson</text:p>
          </table:table-cell>
          <table:table-cell office:value-type="string" calcext:value-type="string">
            <text:p>Spanning</text:p>
          </table:table-cell>
          <table:table-cell table:formula="of:=VLOOKUP([.B144];[$'Court Session Mappings'.B:.B];1;0)=[.B14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45]=[.B14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5];[$'Court Session Mappings'.B:.B];1;0)=[.B14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46]=[.B14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6];[$'Court Session Mappings'.B:.B];1;0)=[.B14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47]=[.B14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7];[$'Court Session Mappings'.B:.B];1;0)=[.B14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48]=[.B14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8];[$'Court Session Mappings'.B:.B];1;0)=[.B14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49]=[.B14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9];[$'Court Session Mappings'.B:.B];1;0)=[.B1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50]=[.B14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0];[$'Court Session Mappings'.B:.B];1;0)=[.B15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51]=[.B15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1];[$'Court Session Mappings'.B:.B];1;0)=[.B15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2025</text:p>
          </table:table-cell>
          <table:table-cell table:style-name="ce13" office:value-type="string" calcext:value-type="string">
            <text:p>SUPERIOR COURT CRIMINAL JURY TRIALS (M)</text:p>
          </table:table-cell>
          <table:table-cell table:style-name="ce23" table:formula="of:=[.B152]=[.B151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</text:p>
          </table:table-cell>
          <table:table-cell table:formula="of:=VLOOKUP([.B152];[$'Court Session Mappings'.B:.B];1;0)=[.B15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3]=[.B152]" office:value-type="boolean" office:boolean-value="false" calcext:value-type="boolean">
            <text:p>FALS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panning</text:p>
          </table:table-cell>
          <table:table-cell table:formula="of:=VLOOKUP([.B153];[$'Court Session Mappings'.B:.B];1;0)=[.B15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4]=[.B15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4];[$'Court Session Mappings'.B:.B];1;0)=[.B15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5]=[.B15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5];[$'Court Session Mappings'.B:.B];1;0)=[.B15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6]=[.B15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6];[$'Court Session Mappings'.B:.B];1;0)=[.B15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7]=[.B15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7];[$'Court Session Mappings'.B:.B];1;0)=[.B15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8]=[.B15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8];[$'Court Session Mappings'.B:.B];1;0)=[.B15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9]=[.B15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9];[$'Court Session Mappings'.B:.B];1;0)=[.B15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60]=[.B15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60];[$'Court Session Mappings'.B:.B];1;0)=[.B16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6" office:value-type="string" calcext:value-type="string">
            <text:p>SUPERIOR COURT SPECIAL SET CIVIL BENCH TRIAL (B)</text:p>
          </table:table-cell>
          <table:table-cell table:style-name="ce23" table:formula="of:=[.B161]=[.B160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</text:p>
          </table:table-cell>
          <table:table-cell table:formula="of:=VLOOKUP([.B161];[$'Court Session Mappings'.B:.B];1;0)=[.B16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y 2025</text:p>
          </table:table-cell>
          <table:table-cell table:style-name="ce21" office:value-type="string" calcext:value-type="string">
            <text:p>SUPERIOR COURT SPECIAL SET CIVIL BENCH TRIAL (VJ-502) *10AM-5PM</text:p>
          </table:table-cell>
          <table:table-cell table:style-name="ce23" table:formula="of:=[.B162]=[.B161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62];[$'Court Session Mappings'.B:.B];1;0)=[.B16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22" office:value-type="string" calcext:value-type="string">
            <text:p>SUPERIOR COURT SPECIAL SET CRIMINAL JURY TRIAL (VJ EMERSON-502)</text:p>
          </table:table-cell>
          <table:table-cell table:style-name="ce23" table:formula="of:=[.B163]=[.B162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63];[$'Court Session Mappings'.B:.B];1;0)=[.B16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office:value-type="string" calcext:value-type="string">
            <text:p>THANKSGIVING BREAK</text:p>
          </table:table-cell>
          <table:table-cell table:style-name="ce23" table:formula="of:=[.B164]=[.B163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Holiday</text:p>
          </table:table-cell>
          <table:table-cell table:style-name="Default" table:formula="of:=VLOOKUP([.B164];[$'Court Session Mappings'.B:.B];1;0)=[.B16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65]=[.B164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65];[$'Court Session Mappings'.B:.B];1;0)=[.B16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66]=[.B16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66];[$'Court Session Mappings'.B:.B];1;0)=[.B16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67]=[.B16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67];[$'Court Session Mappings'.B:.B];1;0)=[.B16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68]=[.B16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68];[$'Court Session Mappings'.B:.B];1;0)=[.B16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69]=[.B16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69];[$'Court Session Mappings'.B:.B];1;0)=[.B16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0]=[.B16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0];[$'Court Session Mappings'.B:.B];1;0)=[.B17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1]=[.B17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1];[$'Court Session Mappings'.B:.B];1;0)=[.B17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2]=[.B17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2];[$'Court Session Mappings'.B:.B];1;0)=[.B17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3]=[.B17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3];[$'Court Session Mappings'.B:.B];1;0)=[.B17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4]=[.B17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4];[$'Court Session Mappings'.B:.B];1;0)=[.B17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5]=[.B17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5];[$'Court Session Mappings'.B:.B];1;0)=[.B17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6]=[.B17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6];[$'Court Session Mappings'.B:.B];1;0)=[.B17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77]=[.B176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7];[$'Court Session Mappings'.B:.B];1;0)=[.B17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78]=[.B17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8];[$'Court Session Mappings'.B:.B];1;0)=[.B17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79]=[.B17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9];[$'Court Session Mappings'.B:.B];1;0)=[.B17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0]=[.B17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0];[$'Court Session Mappings'.B:.B];1;0)=[.B18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1]=[.B18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1];[$'Court Session Mappings'.B:.B];1;0)=[.B18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2]=[.B18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2];[$'Court Session Mappings'.B:.B];1;0)=[.B18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3]=[.B18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3];[$'Court Session Mappings'.B:.B];1;0)=[.B18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4]=[.B18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4];[$'Court Session Mappings'.B:.B];1;0)=[.B18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5]=[.B18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5];[$'Court Session Mappings'.B:.B];1;0)=[.B18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6]=[.B18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6];[$'Court Session Mappings'.B:.B];1;0)=[.B18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7]=[.B18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7];[$'Court Session Mappings'.B:.B];1;0)=[.B18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8]=[.B18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8];[$'Court Session Mappings'.B:.B];1;0)=[.B18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89]=[.B188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9];[$'Court Session Mappings'.B:.B];1;0)=[.B18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0]=[.B18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0];[$'Court Session Mappings'.B:.B];1;0)=[.B19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1]=[.B19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1];[$'Court Session Mappings'.B:.B];1;0)=[.B19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2]=[.B19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2];[$'Court Session Mappings'.B:.B];1;0)=[.B19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3]=[.B19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3];[$'Court Session Mappings'.B:.B];1;0)=[.B19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4]=[.B19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4];[$'Court Session Mappings'.B:.B];1;0)=[.B19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5]=[.B19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5];[$'Court Session Mappings'.B:.B];1;0)=[.B19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6]=[.B19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6];[$'Court Session Mappings'.B:.B];1;0)=[.B19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7]=[.B19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7];[$'Court Session Mappings'.B:.B];1;0)=[.B19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8]=[.B19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8];[$'Court Session Mappings'.B:.B];1;0)=[.B19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9]=[.B19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9];[$'Court Session Mappings'.B:.B];1;0)=[.B19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200]=[.B19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00];[$'Court Session Mappings'.B:.B];1;0)=[.B20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WINTER BREAK</text:p>
          </table:table-cell>
          <table:table-cell table:style-name="ce23" table:formula="of:=[.B201]=[.B200]" office:value-type="boolean" office:boolean-value="false" calcext:value-type="boolean">
            <text:p>FALSE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Special</text:p>
          </table:table-cell>
          <table:table-cell table:style-name="Default" table:formula="of:=VLOOKUP([.B201];[$'Court Session Mappings'.B:.B];1;0)=[.B20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WINTER BREAK</text:p>
          </table:table-cell>
          <table:table-cell table:style-name="ce23" table:formula="of:=[.B202]=[.B201]" office:value-type="boolean" office:boolean-value="true" calcext:value-type="boolean">
            <text:p>TRUE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Special</text:p>
          </table:table-cell>
          <table:table-cell table:style-name="Default" table:formula="of:=VLOOKUP([.B202];[$'Court Session Mappings'.B:.B];1;0)=[.B20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office:value-type="string" calcext:value-type="string">
            <text:p>WINTER CSCJ CONFERENCE</text:p>
          </table:table-cell>
          <table:table-cell table:style-name="ce23" table:formula="of:=[.B203]=[.B202]" office:value-type="boolean" office:boolean-value="false" calcext:value-type="boolean">
            <text:p>FALSE</text:p>
          </table:table-cell>
          <table:table-cell office:value-type="string" calcext:value-type="string">
            <text:p>SpecialDates</text:p>
          </table:table-cell>
          <table:table-cell office:value-type="string" calcext:value-type="string">
            <text:p>Special</text:p>
          </table:table-cell>
          <table:table-cell table:style-name="Default" table:formula="of:=VLOOKUP([.B203];[$'Court Session Mappings'.B:.B];1;0)=[.B20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number-rows-repeated="10483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ey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UPERIOR COURT JUD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)</text:p>
          </table:table-cell>
          <table:table-cell office:value-type="string" calcext:value-type="string">
            <text:p>Chief Judge, Jeffrey S. Bagley – Courtroom 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D)</text:p>
          </table:table-cell>
          <table:table-cell office:value-type="string" calcext:value-type="string">
            <text:p>Judge, David L. Dickinson – Courtroom 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S)</text:p>
          </table:table-cell>
          <table:table-cell office:value-type="string" calcext:value-type="string">
            <text:p>Judge, Philip C. Smith – Courtroom 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M)</text:p>
          </table:table-cell>
          <table:table-cell office:value-type="string" calcext:value-type="string">
            <text:p>Chief Judge, T. Russell McClelland – Courtroom 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D)</text:p>
          </table:table-cell>
          <table:table-cell office:value-type="string" calcext:value-type="string">
            <text:p>Judge, James A. Dunn – Courtroom 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J</text:p>
          </table:table-cell>
          <table:table-cell office:value-type="string" calcext:value-type="string">
            <text:p>Visiting Ju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IV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IM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Attorney Status Hea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ND FF</text:p>
          </table:table-cell>
          <table:table-cell office:value-type="string" calcext:value-type="string">
            <text:p>Bond Forfei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alendar cal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TCC</text:p>
          </table:table-cell>
          <table:table-cell office:value-type="string" calcext:value-type="string">
            <text:p>Jury Trial Calendar C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CC</text:p>
          </table:table-cell>
          <table:table-cell office:value-type="string" calcext:value-type="string">
            <text:p>Bench Trial Calendar C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C</text:p>
          </table:table-cell>
          <table:table-cell office:value-type="string" calcext:value-type="string">
            <text:p>Priority Calendar Cal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 ARR/NJ</text:p>
          </table:table-cell>
          <table:table-cell office:value-type="string" calcext:value-type="string">
            <text:p>Criminal Arraignment and Non-jur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 REVOS</text:p>
          </table:table-cell>
          <table:table-cell office:value-type="string" calcext:value-type="string">
            <text:p>Criminal Revocation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RU</text:p>
          </table:table-cell>
          <table:table-cell office:value-type="string" calcext:value-type="string">
            <text:p>Child Support Recovery Un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MV/STALKING</text:p>
          </table:table-cell>
          <table:table-cell office:value-type="string" calcext:value-type="string">
            <text:p>Family Violence and Stalking aka TPOs (Temporary Protective Order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IL CAL</text:p>
          </table:table-cell>
          <table:table-cell office:value-type="string" calcext:value-type="string">
            <text:p>Jail calend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on-Jury (can be civil or crimin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ERVICE CAL</text:p>
          </table:table-cell>
          <table:table-cell office:value-type="string" calcext:value-type="string">
            <text:p>No service calend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MPT. CC</text:p>
          </table:table-cell>
          <table:table-cell office:value-type="string" calcext:value-type="string">
            <text:p>Peremptory calendar c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C</text:p>
          </table:table-cell>
          <table:table-cell office:value-type="string" calcext:value-type="string">
            <text:p>Pre-trial confer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VB ARR</text:p>
          </table:table-cell>
          <table:table-cell office:value-type="string" calcext:value-type="string">
            <text:p>Traffic arraignment (Traffic Violations Bureau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C</text:p>
          </table:table-cell>
          <table:table-cell office:value-type="string" calcext:value-type="string">
            <text:p>Uncontested c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 Ke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JudicialOfficerCode</text:p>
          </table:table-cell>
          <table:table-cell table:style-name="ce56" office:value-type="string" calcext:value-type="string">
            <text:p>JudicialOfficerDescription</text:p>
          </table:table-cell>
          <table:table-cell table:style-name="ce56" office:value-type="string" calcext:value-type="string">
            <text:p>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B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table:style-name="ce48" office:value-type="string" calcext:value-type="string">
            <text:p>Red</text:p>
          </table:table-cell>
          <table:table-cell office:value-type="string" calcext:value-type="string">
            <text:p>ff0000</text:p>
          </table:table-cell>
          <table:table-cell table:formula="of:=[.B29]" office:value-type="string" office:string-value="JSB" calcext:value-type="string">
            <text:p>JSB</text:p>
          </table:table-cell>
          <table:table-cell office:value-type="string" calcext:value-type="string">
            <text:p>git commit -m ‘</text:p>
          </table:table-cell>
        </table:table-row>
        <table:table-row table:style-name="ro1">
          <table:table-cell office:value-type="string" calcext:value-type="string">
            <text:p>(C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table:style-name="ce49"/>
          <table:table-cell/>
          <table:table-cell table:formula="of:=[.B30]" office:value-type="string" office:string-value="KMC" calcext:value-type="string">
            <text:p>KMC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(D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table:style-name="ce59" office:value-type="string" calcext:value-type="string">
            <text:p>Purple</text:p>
          </table:table-cell>
          <table:table-cell office:value-type="string" calcext:value-type="string">
            <text:p>7030a0</text:p>
          </table:table-cell>
          <table:table-cell table:formula="of:=[.B31]" office:value-type="string" office:string-value="DLD" calcext:value-type="string">
            <text:p>DLD</text:p>
          </table:table-cell>
          <table:table-cell table:formula="of:=[.D31]" office:value-type="string" office:string-value="Purple" calcext:value-type="string">
            <text:p>Purple</text:p>
          </table:table-cell>
        </table:table-row>
        <table:table-row table:style-name="ro1">
          <table:table-cell office:value-type="string" calcext:value-type="string">
            <text:p>(D)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style-name="ce60" office:value-type="string" calcext:value-type="string">
            <text:p>Green</text:p>
          </table:table-cell>
          <table:table-cell office:value-type="string" calcext:value-type="string">
            <text:p>00b050</text:p>
          </table:table-cell>
          <table:table-cell table:formula="of:=[.B32]" office:value-type="string" office:string-value="JAD" calcext:value-type="string">
            <text:p>JAD</text:p>
          </table:table-cell>
          <table:table-cell table:formula="of:=[.D32]" office:value-type="string" office:string-value="Green" calcext:value-type="string">
            <text:p>Green</text:p>
          </table:table-cell>
        </table:table-row>
        <table:table-row table:style-name="ro1">
          <table:table-cell office:value-type="string" calcext:value-type="string">
            <text:p>(VJ)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Judge, Superior</text:p>
          </table:table-cell>
          <table:table-cell table:style-name="ce49"/>
          <table:table-cell/>
          <table:table-cell table:formula="of:=[.B33]" office:value-type="string" office:string-value="SUP" calcext:value-type="string">
            <text:p>SUP</text:p>
          </table:table-cell>
          <table:table-cell office:value-type="string" calcext:value-type="string">
            <text:p>Light Blue</text:p>
          </table:table-cell>
        </table:table-row>
        <table:table-row table:style-name="ro1">
          <table:table-cell office:value-type="string" calcext:value-type="string">
            <text:p>(M)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table:style-name="ce49" office:value-type="string" calcext:value-type="string">
            <text:p>Black</text:p>
          </table:table-cell>
          <table:table-cell/>
          <table:table-cell table:formula="of:=[.B34]" office:value-type="string" office:string-value="TRM" calcext:value-type="string">
            <text:p>TRM</text:p>
          </table:table-cell>
          <table:table-cell table:formula="of:=[.D34]" office:value-type="string" office:string-value="Black" calcext:value-type="string">
            <text:p>Black</text:p>
          </table:table-cell>
        </table:table-row>
        <table:table-row table:style-name="ro1">
          <table:table-cell office:value-type="string" calcext:value-type="string">
            <text:p>(M)</text:p>
          </table:table-cell>
          <table:table-cell office:value-type="string" calcext:value-type="string">
            <text:p>JMM</text:p>
          </table:table-cell>
          <table:table-cell office:value-type="string" calcext:value-type="string">
            <text:p>McLaughlin, Jack M</text:p>
          </table:table-cell>
          <table:table-cell table:style-name="ce49"/>
          <table:table-cell/>
          <table:table-cell table:formula="of:=[.B35]" office:value-type="string" office:string-value="JMM" calcext:value-type="string">
            <text:p>JMM</text:p>
          </table:table-cell>
          <table:table-cell office:value-type="string" calcext:value-type="string">
            <text:p>Violet</text:p>
          </table:table-cell>
        </table:table-row>
        <table:table-row table:style-name="ro1">
          <table:table-cell office:value-type="string" calcext:value-type="string">
            <text:p>(S0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table:style-name="ce61" office:value-type="string" calcext:value-type="string">
            <text:p>Blue</text:p>
          </table:table-cell>
          <table:table-cell office:value-type="string" calcext:value-type="string">
            <text:p>0070c0</text:p>
          </table:table-cell>
          <table:table-cell table:formula="of:=[.B36]" office:value-type="string" office:string-value="PCS" calcext:value-type="string">
            <text:p>PCS</text:p>
          </table:table-cell>
          <table:table-cell table:formula="of:=[.D36]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(W)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table:style-name="ce49"/>
          <table:table-cell/>
          <table:table-cell table:formula="of:=[.B37]" office:value-type="string" office:string-value="CWW" calcext:value-type="string">
            <text:p>CWW</text:p>
          </table:table-cell>
          <table:table-cell office:value-type="string" calcext:value-type="string">
            <text:p>Brown</text:p>
          </table:table-cell>
        </table:table-row>
      </table:table>
      <table:table table:name="Court Session Mappings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ssionDescription</text:p>
          </table:table-cell>
          <table:table-cell office:value-type="string" calcext:value-type="string">
            <text:p>Mapping</text:p>
          </table:table-cell>
        </table:table-row>
        <table:table-row table:style-name="ro1"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 JURY TRIALS (D)</text:p>
          </table:table-cell>
        </table:table-row>
        <table:table-row table:style-name="ro1"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OURT CIVIL BENCH TRIALS (D)</text:p>
          </table:table-cell>
        </table:table-row>
        <table:table-row table:style-name="ro1"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OURT CIVIL JURY TRIALS (D)</text:p>
          </table:table-cell>
        </table:table-row>
        <table:table-row table:style-name="ro1"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 JURY TRIALS (D)</text:p>
          </table:table-cell>
        </table:table-row>
        <table:table-row table:style-name="ro1"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(JAD) ST CR - Plea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 JURY TRIALS (D)</text:p>
          </table:table-cell>
        </table:table-row>
        <table:table-row table:style-name="ro1"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 JURY TRIALS (D)</text:p>
          </table:table-cell>
        </table:table-row>
        <table:table-row table:style-name="ro1" table:visibility="filter">
          <table:table-cell office:value-type="string" calcext:value-type="string">
            <text:p>(JAD) ST CV - Non Jury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SB-VJ) SU CV - Civil Non-Jur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(JSB) SU CR- Motion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OURT CIVIL BENCH TRIALS (B)</text:p>
          </table:table-cell>
        </table:table-row>
        <table:table-row table:style-name="ro1"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OURT CIVIL JURY TRIALS (B)</text:p>
          </table:table-cell>
        </table:table-row>
        <table:table-row table:style-name="ro1" table:visibility="filter">
          <table:table-cell office:value-type="string" calcext:value-type="string">
            <text:p>(JSB) SU CV - Civil N/J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SB) SU CV - Civil Non Jury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SB) SU CV - Special S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OURT SPECIAL SET CIVIL BENCH TRIAL (B)</text:p>
          </table:table-cell>
        </table:table-row>
        <table:table-row table:style-name="ro1" table:visibility="filter">
          <table:table-cell office:value-type="string" calcext:value-type="string">
            <text:p>(KMC-D) SU CV - Special S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KMC-S) SU CV - Bench Trial</text:p>
          </table:table-cell>
          <table:table-cell office:value-type="string" calcext:value-type="string">
            <text:p>SUPERIOR COURT CIVIL BENCH TRIALS ©</text:p>
          </table:table-cell>
        </table:table-row>
        <table:table-row table:style-name="ro1" table:visibility="filter">
          <table:table-cell office:value-type="string" calcext:value-type="string">
            <text:p>(KMC) SU CV - Specal S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OURT CIVIL BENCH TRIALS (P)</text:p>
          </table:table-cell>
        </table:table-row>
        <table:table-row table:style-name="ro1"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(PCS) SU CR- Motion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OURT CIVIL BENCH TRIALS (S)</text:p>
          </table:table-cell>
        </table:table-row>
        <table:table-row table:style-name="ro1"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OURT CIVIL BENCH TRIALS (S)?</text:p>
          </table:table-cell>
        </table:table-row>
        <table:table-row table:style-name="ro1"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OURT CIVIL JURY TRIALS (S)</text:p>
          </table:table-cell>
        </table:table-row>
        <table:table-row table:style-name="ro1" table:visibility="filter">
          <table:table-cell office:value-type="string" calcext:value-type="string">
            <text:p>(TRM-VJ Carbo) ST CR - Motions/Plea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 JURY TRIALS (M)</text:p>
          </table:table-cell>
        </table:table-row>
        <table:table-row table:style-name="ro1" table:visibility="filter">
          <table:table-cell office:value-type="string" calcext:value-type="string">
            <text:p>(TRM) ST CR - Motions/Pleas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TRM) ST CR Motion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TRM) ST CR- Criminal Jury Trials</text:p>
          </table:table-cell>
          <table:table-cell office:value-type="string" calcext:value-type="string">
            <text:p>STATE COURT CRIMINAL JURY TRIALS (M)</text:p>
          </table:table-cell>
        </table:table-row>
        <table:table-row table:style-name="ro1"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 JURY TRIALS (M)</text:p>
          </table:table-cell>
        </table:table-row>
        <table:table-row table:style-name="ro1"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 JURY TRIALS (M)</text:p>
          </table:table-cell>
        </table:table-row>
        <table:table-row table:style-name="ro1"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 JURY TRIALS (VJ – 502)</text:p>
          </table:table-cell>
        </table:table-row>
        <table:table-row table:style-name="ro1"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SPECIAL SET CRIMINAL JURY TRIAL (VJ EMERSON-502)</text:p>
          </table:table-cell>
        </table:table-row>
        <table:table-row table:style-name="ro1">
          <table:table-cell office:value-type="string" calcext:value-type="string">
            <text:p>(VJ) SU CV - Special Set</text:p>
          </table:table-cell>
          <table:table-cell office:value-type="string" calcext:value-type="string">
            <text:p>CV SPECIAL SET (VJ-503)</text:p>
          </table:table-cell>
        </table:table-row>
        <table:table-row table:style-name="ro1">
          <table:table-cell office:value-type="string" calcext:value-type="string">
            <text:p>(VJ) SU CV - SPECIAL SET TRIAL</text:p>
          </table:table-cell>
          <table:table-cell office:value-type="string" calcext:value-type="string">
            <text:p>SUPERIOR COURT SPECIAL SET CIVIL BENCH TRIAL (VJ-502)</text:p>
          </table:table-cell>
        </table:table-row>
        <table:table-row table:style-name="ro1" table:number-rows-repeated="13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urt Session Mappings_wo_judge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ssionDescription</text:p>
          </table:table-cell>
          <table:table-cell office:value-type="string" calcext:value-type="string">
            <text:p>Mapping</text:p>
          </table:table-cell>
        </table:table-row>
        <table:table-row table:style-name="ro1" table:visibility="filter"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OURT CIVIL JURY TRIALS (D)</text:p>
          </table:table-cell>
        </table:table-row>
        <table:table-row table:style-name="ro1" table:visibility="filter"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 JURY TRIALS (D)</text:p>
          </table:table-cell>
        </table:table-row>
        <table:table-row table:style-name="ro1">
          <table:table-cell office:value-type="string" calcext:value-type="string">
            <text:p>(JAD) ST CR - Pleas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 JURY TRIALS (D)</text:p>
          </table:table-cell>
        </table:table-row>
        <table:table-row table:style-name="ro1" table:visibility="filter"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 JURY TRIALS (D)</text:p>
          </table:table-cell>
        </table:table-row>
        <table:table-row table:style-name="ro1">
          <table:table-cell office:value-type="string" calcext:value-type="string">
            <text:p>(JAD) ST CV - Non Jur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SB-VJ) SU CV - Civil Non-Jury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 JURY TRIALS (B)</text:p>
          </table:table-cell>
        </table:table-row>
        <table:table-row table:style-name="ro1">
          <table:table-cell office:value-type="string" calcext:value-type="string">
            <text:p>(JSB) SU CR- Motions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OURT CIVIL JURY TRIALS (B)</text:p>
          </table:table-cell>
        </table:table-row>
        <table:table-row table:style-name="ro1">
          <table:table-cell office:value-type="string" calcext:value-type="string">
            <text:p>(JSB) SU CV - Civil N/J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SB) SU CV - Civil Non Jur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SB) SU CV - Special Set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OURT SPECIAL SET CIVIL BENCH TRIAL (B)</text:p>
          </table:table-cell>
        </table:table-row>
        <table:table-row table:style-name="ro1">
          <table:table-cell office:value-type="string" calcext:value-type="string">
            <text:p>(KMC-D) SU CV - Special Set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KMC-S) SU CV - Bench Trial</text:p>
          </table:table-cell>
          <table:table-cell office:value-type="string" calcext:value-type="string">
            <text:p>SUPERIOR COURT CIVIL BENCH TRIALS ©</text:p>
          </table:table-cell>
        </table:table-row>
        <table:table-row table:style-name="ro1">
          <table:table-cell office:value-type="string" calcext:value-type="string">
            <text:p>(KMC) SU CV - Specal Set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OURT CIVIL BENCH TRIALS (P)</text:p>
          </table:table-cell>
        </table:table-row>
        <table:table-row table:style-name="ro1" table:visibility="filter"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 JURY TRIALS (S)</text:p>
          </table:table-cell>
        </table:table-row>
        <table:table-row table:style-name="ro1">
          <table:table-cell office:value-type="string" calcext:value-type="string">
            <text:p>(PCS) SU CR- Motions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OURT CIVIL BENCH TRIALS (S)?</text:p>
          </table:table-cell>
        </table:table-row>
        <table:table-row table:style-name="ro1" table:visibility="filter"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OURT CIVIL JURY TRIALS (S)</text:p>
          </table:table-cell>
        </table:table-row>
        <table:table-row table:style-name="ro1">
          <table:table-cell office:value-type="string" calcext:value-type="string">
            <text:p>(TRM-VJ Carbo) ST CR - Motions/Pleas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 JURY TRIALS (M)</text:p>
          </table:table-cell>
        </table:table-row>
        <table:table-row table:style-name="ro1">
          <table:table-cell office:value-type="string" calcext:value-type="string">
            <text:p>(TRM) ST CR - Motions/Plea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TRM) ST CR Motions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TRM) ST CR- Criminal Jury Trials</text:p>
          </table:table-cell>
          <table:table-cell office:value-type="string" calcext:value-type="string">
            <text:p>STATE COURT CRIMINAL JURY TRIALS (M)</text:p>
          </table:table-cell>
        </table:table-row>
        <table:table-row table:style-name="ro1" table:visibility="filter"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 JURY TRIALS (M)</text:p>
          </table:table-cell>
        </table:table-row>
        <table:table-row table:style-name="ro1" table:visibility="filter"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 JURY TRIALS (M)</text:p>
          </table:table-cell>
        </table:table-row>
        <table:table-row table:style-name="ro1" table:visibility="filter"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 JURY TRIALS (VJ - 502) *</text:p>
          </table:table-cell>
        </table:table-row>
        <table:table-row table:style-name="ro1" table:visibility="filter"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SPECIAL SET CRIMINAL JURY TRIAL (VJ EMERSON-502)</text:p>
          </table:table-cell>
        </table:table-row>
        <table:table-row table:style-name="ro1" table:visibility="filter">
          <table:table-cell office:value-type="string" calcext:value-type="string">
            <text:p>(VJ) SU CV - Special Set</text:p>
          </table:table-cell>
          <table:table-cell office:value-type="string" calcext:value-type="string">
            <text:p>CV SPECIAL SET (VJ-503)</text:p>
          </table:table-cell>
        </table:table-row>
        <table:table-row table:style-name="ro1" table:visibility="filter">
          <table:table-cell office:value-type="string" calcext:value-type="string">
            <text:p>(VJ) SU CV - SPECIAL SET TRIAL</text:p>
          </table:table-cell>
          <table:table-cell office:value-type="string" calcext:value-type="string">
            <text:p>SUPERIOR COURT SPECIAL SET CIVIL BENCH TRIAL (VJ-502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oiday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ce5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YAML</text:p>
          </table:table-cell>
        </table:table-row>
        <table:table-row table:style-name="ro1">
          <table:table-cell office:value-type="string" calcext:value-type="string">
            <text:p>CHRISTMAS DAY</text:p>
          </table:table-cell>
          <table:table-cell office:value-type="date" office:date-value="2025-12-25" calcext:value-type="date">
            <text:p>2025-12-25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CHRISTMAS EVE</text:p>
          </table:table-cell>
          <table:table-cell office:value-type="date" office:date-value="2025-12-24" calcext:value-type="date">
            <text:p>2025-12-24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FALL BREAK</text:p>
          </table:table-cell>
          <table:table-cell office:value-type="date" office:date-value="2025-09-22" calcext:value-type="date">
            <text:p>2025-09-22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FALL BREAK</text:p>
          </table:table-cell>
          <table:table-cell office:value-type="date" office:date-value="2025-09-23" calcext:value-type="date">
            <text:p>2025-09-23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FALL BREAK</text:p>
          </table:table-cell>
          <table:table-cell office:value-type="date" office:date-value="2025-09-24" calcext:value-type="date">
            <text:p>2025-09-24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FALL BREAK</text:p>
          </table:table-cell>
          <table:table-cell office:value-type="date" office:date-value="2025-09-25" calcext:value-type="date">
            <text:p>2025-09-25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FALL BREAK</text:p>
          </table:table-cell>
          <table:table-cell office:value-type="date" office:date-value="2025-09-26" calcext:value-type="date">
            <text:p>2025-09-26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LABOR DAY</text:p>
          </table:table-cell>
          <table:table-cell office:value-type="date" office:date-value="2025-09-01" calcext:value-type="date">
            <text:p>2025-09-01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MEMORIAL DAY HOLIDAY</text:p>
          </table:table-cell>
          <table:table-cell office:value-type="date" office:date-value="2025-05-26" calcext:value-type="date">
            <text:p>2025-05-26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table:style-name="ce49" office:value-type="string" calcext:value-type="string">
            <text:p>MLK JR HOLIDAY</text:p>
          </table:table-cell>
          <table:table-cell office:value-type="date" office:date-value="2025-01-20" calcext:value-type="date">
            <text:p>2025-01-20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SPRING BREAK</text:p>
          </table:table-cell>
          <table:table-cell office:value-type="date" office:date-value="2025-03-31" calcext:value-type="date">
            <text:p>2025-03-31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SPRING BREAK</text:p>
          </table:table-cell>
          <table:table-cell office:value-type="date" office:date-value="2025-04-01" calcext:value-type="date">
            <text:p>2025-04-01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SPRING BREAK</text:p>
          </table:table-cell>
          <table:table-cell office:value-type="date" office:date-value="2025-04-02" calcext:value-type="date">
            <text:p>2025-04-02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SPRING BREAK</text:p>
          </table:table-cell>
          <table:table-cell office:value-type="date" office:date-value="2025-04-03" calcext:value-type="date">
            <text:p>2025-04-03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SPRING BREAK</text:p>
          </table:table-cell>
          <table:table-cell office:value-type="date" office:date-value="2025-04-04" calcext:value-type="date">
            <text:p>2025-04-04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THANKSGIVING BREAK</text:p>
          </table:table-cell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THANKSGIVING BREAK</text:p>
          </table:table-cell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THANKSGIVING BREAK</text:p>
          </table:table-cell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THANKSGIVING BREAK</text:p>
          </table:table-cell>
          <table:table-cell office:value-type="date" office:date-value="2025-11-27" calcext:value-type="date">
            <text:p>2025-11-27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THANKSGIVING BREAK</text:p>
          </table:table-cell>
          <table:table-cell office:value-type="date" office:date-value="2025-11-28" calcext:value-type="date">
            <text:p>2025-11-28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22" calcext:value-type="date">
            <text:p>2025-12-22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23" calcext:value-type="date">
            <text:p>2025-12-23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24" calcext:value-type="date">
            <text:p>2025-12-24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25" calcext:value-type="date">
            <text:p>2025-12-25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26" calcext:value-type="date">
            <text:p>2025-12-26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29" calcext:value-type="date">
            <text:p>2025-12-29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30" calcext:value-type="date">
            <text:p>2025-12-3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31" calcext:value-type="date">
            <text:p>2025-12-31</text:p>
          </table:table-cell>
          <table:table-cell office:value-type="string" calcext:value-type="string">
            <text:p>Black</text:p>
          </table:table-cell>
          <table:table-cell/>
        </table:table-row>
      </table:table>
      <table:table table:name="spanned_holidays_manually_extracted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4"/>
        <table:table-column table:style-name="co18" table:default-cell-style-name="Default"/>
        <table:table-column table:style-name="co3" table:default-cell-style-name="ce24"/>
        <table:table-row table:style-name="ro1">
          <table:table-cell office:value-type="string" calcext:value-type="string">
            <text:p>Calendar_Session_Name(Original)</text:p>
          </table:table-cell>
          <table:table-cell office:value-type="string" calcext:value-type="string">
            <text:p>Calendar_Session_Name</text:p>
          </table:table-cell>
          <table:table-cell office:value-type="string" calcext:value-type="string">
            <text:p>OdysseyCourtSess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alendarFormat</text:p>
          </table:table-cell>
          <table:table-cell office:value-type="string" calcext:value-type="string">
            <text:p>dup</text:p>
          </table:table-cell>
        </table:table-row>
        <table:table-row table:style-name="ro1" table:visibility="filter">
          <table:table-cell office:value-type="string" calcext:value-type="string">
            <text:p>10:00 CV SPECIAL SET (VJ-503)</text:p>
          </table:table-cell>
          <table:table-cell table:style-name="ce63" office:value-type="string" calcext:value-type="string">
            <text:p>CV SPECIAL SET (VJ-503)</text:p>
          </table:table-cell>
          <table:table-cell office:value-type="string" calcext:value-type="string">
            <text:p>SU CV - SPECIAL SET</text:p>
          </table:table-cell>
          <table:table-cell/>
          <table:table-cell table:style-name="ce23" table:formula="of:=[.A2]=[.A1]" office:value-type="boolean" office:boolean-value="false" calcext:value-type="boolean">
            <text:p>FALSE</text:p>
          </table:table-cell>
          <table:table-cell table:style-name="ce64" office:value-type="string" calcext:value-type="string">
            <text:p>CV SPECIAL SET (${JudicialOfficer}$-$CourtRoom}$)</text:p>
          </table:table-cell>
          <table:table-cell table:style-name="ce23" table:formula="of:=[.F1]=[.F2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401 - Courtroom 502 reserved for Judge McClelland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3]=[.A2]" office:value-type="boolean" office:boolean-value="false" calcext:value-type="boolean">
            <text:p>FALSE</text:p>
          </table:table-cell>
          <table:table-cell/>
          <table:table-cell table:style-name="ce23" table:formula="of:=[.F2]=[.F3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401 - Courtroom 502 reserved for Judge McCLELLAND</text:p>
          </table:table-cell>
          <table:table-cell table:number-columns-repeated="2"/>
          <table:table-cell table:style-name="ce23" table:formula="of:=[.A4]=[.A3]" office:value-type="boolean" office:boolean-value="true" calcext:value-type="boolean">
            <text:p>TRUE</text:p>
          </table:table-cell>
          <table:table-cell/>
          <table:table-cell table:style-name="ce23" table:formula="of:=[.F3]=[.F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402 - Courtroom 502 reserved for Judge Dunn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5]=[.A4]" office:value-type="boolean" office:boolean-value="false" calcext:value-type="boolean">
            <text:p>FALSE</text:p>
          </table:table-cell>
          <table:table-cell/>
          <table:table-cell table:style-name="ce23" table:formula="of:=[.F4]=[.F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402 - Courtroom 502 reserved for Judge Dunn</text:p>
          </table:table-cell>
          <table:table-cell table:number-columns-repeated="2"/>
          <table:table-cell table:style-name="ce23" table:formula="of:=[.A6]=[.A5]" office:value-type="boolean" office:boolean-value="true" calcext:value-type="boolean">
            <text:p>TRUE</text:p>
          </table:table-cell>
          <table:table-cell/>
          <table:table-cell table:style-name="ce23" table:formula="of:=[.F5]=[.F6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1 - Courtroom 502 (JSB)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7]=[.A6]" office:value-type="boolean" office:boolean-value="false" calcext:value-type="boolean">
            <text:p>FALSE</text:p>
          </table:table-cell>
          <table:table-cell/>
          <table:table-cell table:style-name="ce23" table:formula="of:=[.F6]=[.F7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1 - Courtroom 502 reserved for Judge Bagley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8]=[.A7]" office:value-type="boolean" office:boolean-value="false" calcext:value-type="boolean">
            <text:p>FALSE</text:p>
          </table:table-cell>
          <table:table-cell/>
          <table:table-cell table:style-name="ce23" table:formula="of:=[.F7]=[.F8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1 - Courtroom 502 reserved for Judge Bagley</text:p>
          </table:table-cell>
          <table:table-cell table:number-columns-repeated="2"/>
          <table:table-cell table:style-name="ce23" table:formula="of:=[.A9]=[.A8]" office:value-type="boolean" office:boolean-value="true" calcext:value-type="boolean">
            <text:p>TRUE</text:p>
          </table:table-cell>
          <table:table-cell/>
          <table:table-cell table:style-name="ce23" table:formula="of:=[.F8]=[.F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3 - Courtroom 502 reserved for Judge Smith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10]=[.A9]" office:value-type="boolean" office:boolean-value="false" calcext:value-type="boolean">
            <text:p>FALSE</text:p>
          </table:table-cell>
          <table:table-cell/>
          <table:table-cell table:style-name="ce23" table:formula="of:=[.F9]=[.F1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3 - Courtroom 502 reserved for Judge Smith</text:p>
          </table:table-cell>
          <table:table-cell table:number-columns-repeated="2"/>
          <table:table-cell table:style-name="ce23" table:formula="of:=[.A11]=[.A10]" office:value-type="boolean" office:boolean-value="true" calcext:value-type="boolean">
            <text:p>TRUE</text:p>
          </table:table-cell>
          <table:table-cell/>
          <table:table-cell table:style-name="ce23" table:formula="of:=[.F10]=[.F1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4 - Courtroom 502 reserved for Judge Dickinson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12]=[.A11]" office:value-type="boolean" office:boolean-value="false" calcext:value-type="boolean">
            <text:p>FALSE</text:p>
          </table:table-cell>
          <table:table-cell/>
          <table:table-cell table:style-name="ce23" table:formula="of:=[.F11]=[.F1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4 - Courtroom 502 reserved for Judge Dickinson</text:p>
          </table:table-cell>
          <table:table-cell table:number-columns-repeated="2"/>
          <table:table-cell table:style-name="ce23" table:formula="of:=[.A13]=[.A12]" office:value-type="boolean" office:boolean-value="true" calcext:value-type="boolean">
            <text:p>TRUE</text:p>
          </table:table-cell>
          <table:table-cell/>
          <table:table-cell table:style-name="ce23" table:formula="of:=[.F12]=[.F1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4 - Courtroom 502 reserved for Judge Dickinson</text:p>
          </table:table-cell>
          <table:table-cell table:number-columns-repeated="2"/>
          <table:table-cell table:style-name="ce23" table:formula="of:=[.A14]=[.A13]" office:value-type="boolean" office:boolean-value="true" calcext:value-type="boolean">
            <text:p>TRUE</text:p>
          </table:table-cell>
          <table:table-cell/>
          <table:table-cell table:style-name="ce23" table:formula="of:=[.F13]=[.F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CHRISTMAS DAY</text:p>
          </table:table-cell>
          <table:table-cell table:style-name="ce53" office:value-type="date" office:date-value="2025-12-25" calcext:value-type="date">
            <text:p>2025-12-25</text:p>
          </table:table-cell>
          <table:table-cell office:value-type="string" calcext:value-type="string">
            <text:p>holiday</text:p>
          </table:table-cell>
          <table:table-cell table:style-name="ce23" table:formula="of:=[.A15]=[.A14]" office:value-type="boolean" office:boolean-value="false" calcext:value-type="boolean">
            <text:p>FALSE</text:p>
          </table:table-cell>
          <table:table-cell/>
          <table:table-cell table:style-name="ce23" table:formula="of:=[.F14]=[.F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CHRISTMAS EVE</text:p>
          </table:table-cell>
          <table:table-cell table:style-name="ce53" office:value-type="date" office:date-value="2025-12-24" calcext:value-type="date">
            <text:p>2025-12-24</text:p>
          </table:table-cell>
          <table:table-cell office:value-type="string" calcext:value-type="string">
            <text:p>holiday</text:p>
          </table:table-cell>
          <table:table-cell table:style-name="ce23" table:formula="of:=[.A16]=[.A15]" office:value-type="boolean" office:boolean-value="false" calcext:value-type="boolean">
            <text:p>FALSE</text:p>
          </table:table-cell>
          <table:table-cell/>
          <table:table-cell table:style-name="ce23" table:formula="of:=[.F15]=[.F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L BREAK</text:p>
          </table:table-cell>
          <table:table-cell table:style-name="ce53" office:value-type="date" office:date-value="2025-09-22" calcext:value-type="date">
            <text:p>2025-09-22</text:p>
          </table:table-cell>
          <table:table-cell office:value-type="string" calcext:value-type="string">
            <text:p>holiday</text:p>
          </table:table-cell>
          <table:table-cell table:style-name="ce23" table:formula="of:=[.A17]=[.A16]" office:value-type="boolean" office:boolean-value="false" calcext:value-type="boolean">
            <text:p>FALSE</text:p>
          </table:table-cell>
          <table:table-cell/>
          <table:table-cell table:style-name="ce23" table:formula="of:=[.F16]=[.F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L BREAK</text:p>
          </table:table-cell>
          <table:table-cell table:style-name="ce53" office:value-type="date" office:date-value="2025-09-23" calcext:value-type="date">
            <text:p>2025-09-23</text:p>
          </table:table-cell>
          <table:table-cell office:value-type="string" calcext:value-type="string">
            <text:p>holiday</text:p>
          </table:table-cell>
          <table:table-cell table:style-name="ce23" table:formula="of:=[.A18]=[.A17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FALL BREAK</text:p>
          </table:table-cell>
          <table:table-cell table:style-name="ce53" office:value-type="date" office:date-value="2025-09-24" calcext:value-type="date">
            <text:p>2025-09-24</text:p>
          </table:table-cell>
          <table:table-cell office:value-type="string" calcext:value-type="string">
            <text:p>holiday</text:p>
          </table:table-cell>
          <table:table-cell table:style-name="ce23" table:formula="of:=[.A19]=[.A18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FALL BREAK</text:p>
          </table:table-cell>
          <table:table-cell table:style-name="ce53" office:value-type="date" office:date-value="2025-09-25" calcext:value-type="date">
            <text:p>2025-09-25</text:p>
          </table:table-cell>
          <table:table-cell office:value-type="string" calcext:value-type="string">
            <text:p>holiday</text:p>
          </table:table-cell>
          <table:table-cell table:style-name="ce23" table:formula="of:=[.A20]=[.A19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FALL BREAK</text:p>
          </table:table-cell>
          <table:table-cell table:style-name="ce53" office:value-type="date" office:date-value="2025-09-26" calcext:value-type="date">
            <text:p>2025-09-26</text:p>
          </table:table-cell>
          <table:table-cell office:value-type="string" calcext:value-type="string">
            <text:p>holiday</text:p>
          </table:table-cell>
          <table:table-cell table:style-name="ce23" table:formula="of:=[.A21]=[.A20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LABOR DAY</text:p>
          </table:table-cell>
          <table:table-cell table:style-name="ce53" office:value-type="date" office:date-value="2025-09-01" calcext:value-type="date">
            <text:p>2025-09-01</text:p>
          </table:table-cell>
          <table:table-cell office:value-type="string" calcext:value-type="string">
            <text:p>holiday</text:p>
          </table:table-cell>
          <table:table-cell table:style-name="ce23" table:formula="of:=[.A22]=[.A21]" office:value-type="boolean" office:boolean-value="false" calcext:value-type="boolean">
            <text:p>FALSE</text:p>
          </table:table-cell>
          <table:table-cell/>
          <table:table-cell table:style-name="ce23" table:formula="of:=[.F17]=[.F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MEMORIAL DAY HOLIDAY</text:p>
          </table:table-cell>
          <table:table-cell table:style-name="ce53" office:value-type="date" office:date-value="2025-05-26" calcext:value-type="date">
            <text:p>2025-05-26</text:p>
          </table:table-cell>
          <table:table-cell office:value-type="string" calcext:value-type="string">
            <text:p>holiday</text:p>
          </table:table-cell>
          <table:table-cell table:style-name="ce23" table:formula="of:=[.A23]=[.A22]" office:value-type="boolean" office:boolean-value="false" calcext:value-type="boolean">
            <text:p>FALSE</text:p>
          </table:table-cell>
          <table:table-cell/>
          <table:table-cell table:style-name="ce23" table:formula="of:=[.F22]=[.F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table:style-name="ce49" office:value-type="string" calcext:value-type="string">
            <text:p>MLK JR HOLIDAY</text:p>
          </table:table-cell>
          <table:table-cell table:style-name="ce53" office:value-type="date" office:date-value="2025-01-20" calcext:value-type="date">
            <text:p>2025-01-20</text:p>
          </table:table-cell>
          <table:table-cell office:value-type="string" calcext:value-type="string">
            <text:p>holiday</text:p>
          </table:table-cell>
          <table:table-cell table:style-name="ce23" table:formula="of:=[.A24]=[.A23]" office:value-type="boolean" office:boolean-value="false" calcext:value-type="boolean">
            <text:p>FALSE</text:p>
          </table:table-cell>
          <table:table-cell/>
          <table:table-cell table:style-name="ce23" table:formula="of:=[.F23]=[.F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SPRING BREAK</text:p>
          </table:table-cell>
          <table:table-cell table:style-name="ce53" office:value-type="date" office:date-value="2025-03-31" calcext:value-type="date">
            <text:p>2025-03-31</text:p>
          </table:table-cell>
          <table:table-cell office:value-type="string" calcext:value-type="string">
            <text:p>holiday</text:p>
          </table:table-cell>
          <table:table-cell table:style-name="ce23" table:formula="of:=[.A25]=[.A24]" office:value-type="boolean" office:boolean-value="false" calcext:value-type="boolean">
            <text:p>FALSE</text:p>
          </table:table-cell>
          <table:table-cell/>
          <table:table-cell table:style-name="ce23" table:formula="of:=[.F24]=[.F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SPRING BREAK</text:p>
          </table:table-cell>
          <table:table-cell table:style-name="ce53" office:value-type="date" office:date-value="2025-04-01" calcext:value-type="date">
            <text:p>2025-04-01</text:p>
          </table:table-cell>
          <table:table-cell office:value-type="string" calcext:value-type="string">
            <text:p>holiday</text:p>
          </table:table-cell>
          <table:table-cell table:style-name="ce23" table:formula="of:=[.A26]=[.A25]" office:value-type="boolean" office:boolean-value="true" calcext:value-type="boolean">
            <text:p>TRUE</text:p>
          </table:table-cell>
          <table:table-cell/>
          <table:table-cell table:style-name="ce23" table:formula="of:=[.F25]=[.F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SPRING BREAK</text:p>
          </table:table-cell>
          <table:table-cell table:style-name="ce53" office:value-type="date" office:date-value="2025-04-02" calcext:value-type="date">
            <text:p>2025-04-02</text:p>
          </table:table-cell>
          <table:table-cell office:value-type="string" calcext:value-type="string">
            <text:p>holiday</text:p>
          </table:table-cell>
          <table:table-cell table:style-name="ce23" table:formula="of:=[.A27]=[.A26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SPRING BREAK</text:p>
          </table:table-cell>
          <table:table-cell table:style-name="ce53" office:value-type="date" office:date-value="2025-04-03" calcext:value-type="date">
            <text:p>2025-04-03</text:p>
          </table:table-cell>
          <table:table-cell office:value-type="string" calcext:value-type="string">
            <text:p>holiday</text:p>
          </table:table-cell>
          <table:table-cell table:style-name="ce23" table:formula="of:=[.A28]=[.A27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SPRING BREAK</text:p>
          </table:table-cell>
          <table:table-cell table:style-name="ce53" office:value-type="date" office:date-value="2025-04-04" calcext:value-type="date">
            <text:p>2025-04-04</text:p>
          </table:table-cell>
          <table:table-cell office:value-type="string" calcext:value-type="string">
            <text:p>holiday</text:p>
          </table:table-cell>
          <table:table-cell table:style-name="ce23" table:formula="of:=[.A29]=[.A28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 table:visibility="filter">
          <table:table-cell table:number-columns-repeated="2" office:value-type="string" calcext:value-type="string">
            <text:p>STATE COURT CIVIL BENCH TRIALS (VJ-502)</text:p>
          </table:table-cell>
          <table:table-cell office:value-type="string" calcext:value-type="string">
            <text:p>ST CV – BENCH TRIALS</text:p>
          </table:table-cell>
          <table:table-cell/>
          <table:table-cell table:style-name="ce23" table:formula="of:=[.A30]=[.A29]" office:value-type="boolean" office:boolean-value="false" calcext:value-type="boolean">
            <text:p>FALSE</text:p>
          </table:table-cell>
          <table:table-cell table:style-name="ce64" office:value-type="string" calcext:value-type="string">
            <text:p><text:span text:style-name="T2">STATE COURT CIVIL BENCH TRIALS (${JudicialOfficer}$-$CourtRoom}$)</text:span></text:p>
          </table:table-cell>
          <table:table-cell table:style-name="ce23" table:formula="of:=[.F26]=[.F30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STATE COURT CIVIL JURY TRIALS (D)</text:p>
          </table:table-cell>
          <table:table-cell office:value-type="string" calcext:value-type="string">
            <text:p>STATE COURT CIVIL JURY TRIALS</text:p>
          </table:table-cell>
          <table:table-cell office:value-type="string" calcext:value-type="string">
            <text:p>ST CV - JURY TRIALS</text:p>
          </table:table-cell>
          <table:table-cell/>
          <table:table-cell table:style-name="ce23" table:formula="of:=[.A31]=[.A30]" office:value-type="boolean" office:boolean-value="false" calcext:value-type="boolean">
            <text:p>FALSE</text:p>
          </table:table-cell>
          <table:table-cell table:style-name="ce64" office:value-type="string" calcext:value-type="string">
            <text:p>STATE COURT CIVIL JURY TRIALS (${JudicialOfficer}$-$CourtRoom}$)</text:p>
          </table:table-cell>
          <table:table-cell table:style-name="ce23" table:formula="of:=[.F30]=[.F31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IVIL JURY TRIALS (D)</text:p>
          </table:table-cell>
          <table:table-cell table:number-columns-repeated="2"/>
          <table:table-cell table:style-name="ce23" table:formula="of:=[.A32]=[.A31]" office:value-type="boolean" office:boolean-value="true" calcext:value-type="boolean">
            <text:p>TRUE</text:p>
          </table:table-cell>
          <table:table-cell/>
          <table:table-cell table:style-name="ce23" table:formula="of:=[.F31]=[.F32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STATE COURT CIVIL JURY TRIALS (M)</text:p>
          </table:table-cell>
          <table:table-cell office:value-type="string" calcext:value-type="string">
            <text:p>STATE COURT CIVIL JURY TRIALS</text:p>
          </table:table-cell>
          <table:table-cell office:value-type="string" calcext:value-type="string">
            <text:p>ST CV - JURY TRIALS</text:p>
          </table:table-cell>
          <table:table-cell/>
          <table:table-cell table:style-name="ce23" table:formula="of:=[.A33]=[.A32]" office:value-type="boolean" office:boolean-value="false" calcext:value-type="boolean">
            <text:p>FALSE</text:p>
          </table:table-cell>
          <table:table-cell table:style-name="ce64" office:value-type="string" calcext:value-type="string">
            <text:p>STATE COURT CIVIL JURY TRIALS (${JudicialOfficer}$-$CourtRoom}$)</text:p>
          </table:table-cell>
          <table:table-cell table:style-name="ce23" table:formula="of:=[.F32]=[.F33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IVIL JURY TRIALS (M)</text:p>
          </table:table-cell>
          <table:table-cell table:number-columns-repeated="2"/>
          <table:table-cell table:style-name="ce23" table:formula="of:=[.A34]=[.A33]" office:value-type="boolean" office:boolean-value="true" calcext:value-type="boolean">
            <text:p>TRUE</text:p>
          </table:table-cell>
          <table:table-cell/>
          <table:table-cell table:style-name="ce23" table:formula="of:=[.F33]=[.F34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STATE COURT CIVIL JURY TRIALS (VJ-CARBO) *502 MONDAY &amp; TUESDAY/401 WEDNESDAY-FRIDAY</text:p>
          </table:table-cell>
          <table:table-cell office:value-type="string" calcext:value-type="string">
            <text:p>STATE COURT CIVIL JURY TRIALS</text:p>
          </table:table-cell>
          <table:table-cell office:value-type="string" calcext:value-type="string">
            <text:p>ST CV - JURY TRIALS</text:p>
          </table:table-cell>
          <table:table-cell/>
          <table:table-cell table:style-name="ce23" table:formula="of:=[.A35]=[.A34]" office:value-type="boolean" office:boolean-value="false" calcext:value-type="boolean">
            <text:p>FALSE</text:p>
          </table:table-cell>
          <table:table-cell table:style-name="ce64" office:value-type="string" calcext:value-type="string">
            <text:p>STATE COURT CIVIL JURY TRIALS (${JudicialOfficer}$-$CourtRoom}$)</text:p>
          </table:table-cell>
          <table:table-cell table:style-name="ce23" table:formula="of:=[.F34]=[.F35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and CIVIL JURY TRIALS (M)</text:p>
          </table:table-cell>
          <table:table-cell office:value-type="string" calcext:value-type="string">
            <text:p>-</text:p>
          </table:table-cell>
          <table:table-cell/>
          <table:table-cell table:style-name="ce23" table:formula="of:=[.A36]=[.A35]" office:value-type="boolean" office:boolean-value="false" calcext:value-type="boolean">
            <text:p>FALSE</text:p>
          </table:table-cell>
          <table:table-cell/>
          <table:table-cell table:style-name="ce23" table:formula="of:=[.F35]=[.F36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office:value-type="string" calcext:value-type="string">
            <text:p>ST CR - JURY TRIALS</text:p>
          </table:table-cell>
          <table:table-cell/>
          <table:table-cell table:style-name="ce23" table:formula="of:=[.A37]=[.A36]" office:value-type="boolean" office:boolean-value="false" calcext:value-type="boolean">
            <text:p>FALSE</text:p>
          </table:table-cell>
          <table:table-cell office:value-type="string" calcext:value-type="string">
            <text:p><text:span text:style-name="T1">STATE COURT CRIMINAL JURY TRIALS</text:span><text:span text:style-name="T2"> (${JudicialOfficer}$-$CourtRoom}$)</text:span></text:p>
          </table:table-cell>
          <table:table-cell table:style-name="ce23" table:formula="of:=[.F36]=[.F37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38]=[.A37]" office:value-type="boolean" office:boolean-value="true" calcext:value-type="boolean">
            <text:p>TRUE</text:p>
          </table:table-cell>
          <table:table-cell/>
          <table:table-cell table:style-name="ce23" table:formula="of:=[.F37]=[.F3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39]=[.A38]" office:value-type="boolean" office:boolean-value="true" calcext:value-type="boolean">
            <text:p>TRUE</text:p>
          </table:table-cell>
          <table:table-cell/>
          <table:table-cell table:style-name="ce23" table:formula="of:=[.F38]=[.F3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40]=[.A39]" office:value-type="boolean" office:boolean-value="true" calcext:value-type="boolean">
            <text:p>TRUE</text:p>
          </table:table-cell>
          <table:table-cell/>
          <table:table-cell table:style-name="ce23" table:formula="of:=[.F39]=[.F4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41]=[.A40]" office:value-type="boolean" office:boolean-value="true" calcext:value-type="boolean">
            <text:p>TRUE</text:p>
          </table:table-cell>
          <table:table-cell/>
          <table:table-cell table:style-name="ce23" table:formula="of:=[.F40]=[.F4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42]=[.A41]" office:value-type="boolean" office:boolean-value="true" calcext:value-type="boolean">
            <text:p>TRUE</text:p>
          </table:table-cell>
          <table:table-cell/>
          <table:table-cell table:style-name="ce23" table:formula="of:=[.F41]=[.F4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43]=[.A42]" office:value-type="boolean" office:boolean-value="true" calcext:value-type="boolean">
            <text:p>TRUE</text:p>
          </table:table-cell>
          <table:table-cell/>
          <table:table-cell table:style-name="ce23" table:formula="of:=[.F42]=[.F4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44]=[.A43]" office:value-type="boolean" office:boolean-value="true" calcext:value-type="boolean">
            <text:p>TRUE</text:p>
          </table:table-cell>
          <table:table-cell/>
          <table:table-cell table:style-name="ce23" table:formula="of:=[.F43]=[.F4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45]=[.A44]" office:value-type="boolean" office:boolean-value="true" calcext:value-type="boolean">
            <text:p>TRUE</text:p>
          </table:table-cell>
          <table:table-cell/>
          <table:table-cell table:style-name="ce23" table:formula="of:=[.F44]=[.F4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M)</text:p>
          </table:table-cell>
          <table:table-cell office:value-type="string" calcext:value-type="string">
            <text:p>ST CR - JURY TRIALS</text:p>
          </table:table-cell>
          <table:table-cell/>
          <table:table-cell table:style-name="ce23" table:formula="of:=[.A46]=[.A45]" office:value-type="boolean" office:boolean-value="false" calcext:value-type="boolean">
            <text:p>FALSE</text:p>
          </table:table-cell>
          <table:table-cell office:value-type="string" calcext:value-type="string">
            <text:p><text:span text:style-name="T1">STATE COURT CRIMINAL JURY TRIALS</text:span><text:span text:style-name="T2"> (${JudicialOfficer}$-$CourtRoom}$)</text:span></text:p>
          </table:table-cell>
          <table:table-cell table:style-name="ce23" table:formula="of:=[.F45]=[.F46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M)</text:p>
          </table:table-cell>
          <table:table-cell table:number-columns-repeated="2"/>
          <table:table-cell table:style-name="ce23" table:formula="of:=[.A47]=[.A46]" office:value-type="boolean" office:boolean-value="true" calcext:value-type="boolean">
            <text:p>TRUE</text:p>
          </table:table-cell>
          <table:table-cell/>
          <table:table-cell table:style-name="ce23" table:formula="of:=[.F46]=[.F47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M)</text:p>
          </table:table-cell>
          <table:table-cell table:number-columns-repeated="2"/>
          <table:table-cell table:style-name="ce23" table:formula="of:=[.A48]=[.A47]" office:value-type="boolean" office:boolean-value="true" calcext:value-type="boolean">
            <text:p>TRUE</text:p>
          </table:table-cell>
          <table:table-cell/>
          <table:table-cell table:style-name="ce23" table:formula="of:=[.F47]=[.F48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VJ - 502) *</text:p>
          </table:table-cell>
          <table:table-cell office:value-type="string" calcext:value-type="string">
            <text:p>ST CR - JURY TRIALS</text:p>
          </table:table-cell>
          <table:table-cell/>
          <table:table-cell table:style-name="ce23" table:formula="of:=[.A49]=[.A48]" office:value-type="boolean" office:boolean-value="false" calcext:value-type="boolean">
            <text:p>FALSE</text:p>
          </table:table-cell>
          <table:table-cell office:value-type="string" calcext:value-type="string">
            <text:p><text:span text:style-name="T1">STATE COURT CRIMINAL JURY TRIALS</text:span><text:span text:style-name="T2"> (${JudicialOfficer}$-$CourtRoom}$)</text:span></text:p>
          </table:table-cell>
          <table:table-cell table:style-name="ce23" table:formula="of:=[.F48]=[.F49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VJ-502)</text:p>
          </table:table-cell>
          <table:table-cell office:value-type="string" calcext:value-type="string">
            <text:p>ST CR - JURY TRIALS</text:p>
          </table:table-cell>
          <table:table-cell/>
          <table:table-cell table:style-name="ce23" table:formula="of:=[.A50]=[.A49]" office:value-type="boolean" office:boolean-value="false" calcext:value-type="boolean">
            <text:p>FALSE</text:p>
          </table:table-cell>
          <table:table-cell office:value-type="string" calcext:value-type="string">
            <text:p><text:span text:style-name="T1">STATE COURT CRIMINAL JURY TRIALS</text:span><text:span text:style-name="T2"> (${JudicialOfficer}$-$CourtRoom}$)</text:span></text:p>
          </table:table-cell>
          <table:table-cell table:style-name="ce23" table:formula="of:=[.F49]=[.F5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VJ-502)</text:p>
          </table:table-cell>
          <table:table-cell table:number-columns-repeated="2"/>
          <table:table-cell table:style-name="ce23" table:formula="of:=[.A51]=[.A50]" office:value-type="boolean" office:boolean-value="true" calcext:value-type="boolean">
            <text:p>TRUE</text:p>
          </table:table-cell>
          <table:table-cell/>
          <table:table-cell table:style-name="ce23" table:formula="of:=[.F50]=[.F51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/CIVIL JURY TRIALS (M)</text:p>
          </table:table-cell>
          <table:table-cell office:value-type="string" calcext:value-type="string">
            <text:p>-</text:p>
          </table:table-cell>
          <table:table-cell/>
          <table:table-cell table:style-name="ce23" table:formula="of:=[.A52]=[.A51]" office:value-type="boolean" office:boolean-value="false" calcext:value-type="boolean">
            <text:p>FALSE</text:p>
          </table:table-cell>
          <table:table-cell/>
          <table:table-cell table:style-name="ce23" table:formula="of:=[.F51]=[.F5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/CIVIL JURY TRIALS (M)</text:p>
          </table:table-cell>
          <table:table-cell table:number-columns-repeated="2"/>
          <table:table-cell table:style-name="ce23" table:formula="of:=[.A53]=[.A52]" office:value-type="boolean" office:boolean-value="true" calcext:value-type="boolean">
            <text:p>TRUE</text:p>
          </table:table-cell>
          <table:table-cell/>
          <table:table-cell table:style-name="ce23" table:formula="of:=[.F52]=[.F5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string" calcext:value-type="string">
            <text:p>STATE COURT SPECIAL SET CIVIL JURY TRIAL (M)</text:p>
          </table:table-cell>
          <table:table-cell office:value-type="string" calcext:value-type="string">
            <text:p>STATE COURT SPECIAL SET CIVIL JURY TRIAL</text:p>
          </table:table-cell>
          <table:table-cell office:value-type="string" calcext:value-type="string">
            <text:p>ST CV - SP SET JURY TRIAL</text:p>
          </table:table-cell>
          <table:table-cell/>
          <table:table-cell table:style-name="ce23" table:formula="of:=[.A54]=[.A53]" office:value-type="boolean" office:boolean-value="false" calcext:value-type="boolean">
            <text:p>FALSE</text:p>
          </table:table-cell>
          <table:table-cell office:value-type="string" calcext:value-type="string">
            <text:p>STATE COURT SPECIAL SET CIVIL JURY TRIAL (${JudicialOfficer}$-$CourtRoom}$)</text:p>
          </table:table-cell>
          <table:table-cell table:style-name="ce23" table:formula="of:=[.F53]=[.F54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MMER CSCJ CONFERENCE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55]=[.A54]" office:value-type="boolean" office:boolean-value="false" calcext:value-type="boolean">
            <text:p>FALSE</text:p>
          </table:table-cell>
          <table:table-cell/>
          <table:table-cell table:style-name="ce23" table:formula="of:=[.F54]=[.F55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office:value-type="string" calcext:value-type="string">
            <text:p>SU CV – BENCH TRIALS</text:p>
          </table:table-cell>
          <table:table-cell/>
          <table:table-cell table:style-name="ce23" table:formula="of:=[.A56]=[.A55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BENCH TRIALS (${JudicialOfficer}$-$CourtRoom}$)</text:p>
          </table:table-cell>
          <table:table-cell table:style-name="ce23" table:formula="of:=[.F55]=[.F56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57]=[.A56]" office:value-type="boolean" office:boolean-value="true" calcext:value-type="boolean">
            <text:p>TRUE</text:p>
          </table:table-cell>
          <table:table-cell/>
          <table:table-cell table:style-name="ce23" table:formula="of:=[.F56]=[.F57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58]=[.A57]" office:value-type="boolean" office:boolean-value="true" calcext:value-type="boolean">
            <text:p>TRUE</text:p>
          </table:table-cell>
          <table:table-cell/>
          <table:table-cell table:style-name="ce23" table:formula="of:=[.F57]=[.F58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59]=[.A58]" office:value-type="boolean" office:boolean-value="true" calcext:value-type="boolean">
            <text:p>TRUE</text:p>
          </table:table-cell>
          <table:table-cell/>
          <table:table-cell table:style-name="ce23" table:formula="of:=[.F58]=[.F5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60]=[.A59]" office:value-type="boolean" office:boolean-value="true" calcext:value-type="boolean">
            <text:p>TRUE</text:p>
          </table:table-cell>
          <table:table-cell/>
          <table:table-cell table:style-name="ce23" table:formula="of:=[.F59]=[.F6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61]=[.A60]" office:value-type="boolean" office:boolean-value="true" calcext:value-type="boolean">
            <text:p>TRUE</text:p>
          </table:table-cell>
          <table:table-cell/>
          <table:table-cell table:style-name="ce23" table:formula="of:=[.F60]=[.F6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62]=[.A61]" office:value-type="boolean" office:boolean-value="true" calcext:value-type="boolean">
            <text:p>TRUE</text:p>
          </table:table-cell>
          <table:table-cell/>
          <table:table-cell table:style-name="ce23" table:formula="of:=[.F61]=[.F6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63]=[.A62]" office:value-type="boolean" office:boolean-value="true" calcext:value-type="boolean">
            <text:p>TRUE</text:p>
          </table:table-cell>
          <table:table-cell/>
          <table:table-cell table:style-name="ce23" table:formula="of:=[.F62]=[.F6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64]=[.A63]" office:value-type="boolean" office:boolean-value="true" calcext:value-type="boolean">
            <text:p>TRUE</text:p>
          </table:table-cell>
          <table:table-cell/>
          <table:table-cell table:style-name="ce23" table:formula="of:=[.F63]=[.F6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65]=[.A64]" office:value-type="boolean" office:boolean-value="true" calcext:value-type="boolean">
            <text:p>TRUE</text:p>
          </table:table-cell>
          <table:table-cell/>
          <table:table-cell table:style-name="ce23" table:formula="of:=[.F64]=[.F6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 *backup to Spcl Set Cr Jury Trial</text:p>
          </table:table-cell>
          <table:table-cell office:value-type="string" calcext:value-type="string">
            <text:p>SU CV – BENCH TRIALS</text:p>
          </table:table-cell>
          <table:table-cell/>
          <table:table-cell table:style-name="ce23" table:formula="of:=[.A66]=[.A65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BENCH TRIALS (${JudicialOfficer}$-$CourtRoom}$)</text:p>
          </table:table-cell>
          <table:table-cell table:style-name="ce23" table:formula="of:=[.F65]=[.F66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office:value-type="string" calcext:value-type="string">
            <text:p>SU CV – BENCH TRIALS</text:p>
          </table:table-cell>
          <table:table-cell/>
          <table:table-cell table:style-name="ce23" table:formula="of:=[.A67]=[.A66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BENCH TRIALS (${JudicialOfficer}$-$CourtRoom}$)</text:p>
          </table:table-cell>
          <table:table-cell table:style-name="ce23" table:formula="of:=[.F66]=[.F67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68]=[.A67]" office:value-type="boolean" office:boolean-value="true" calcext:value-type="boolean">
            <text:p>TRUE</text:p>
          </table:table-cell>
          <table:table-cell/>
          <table:table-cell table:style-name="ce23" table:formula="of:=[.F67]=[.F6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69]=[.A68]" office:value-type="boolean" office:boolean-value="true" calcext:value-type="boolean">
            <text:p>TRUE</text:p>
          </table:table-cell>
          <table:table-cell/>
          <table:table-cell table:style-name="ce23" table:formula="of:=[.F68]=[.F6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0]=[.A69]" office:value-type="boolean" office:boolean-value="true" calcext:value-type="boolean">
            <text:p>TRUE</text:p>
          </table:table-cell>
          <table:table-cell/>
          <table:table-cell table:style-name="ce23" table:formula="of:=[.F69]=[.F7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1]=[.A70]" office:value-type="boolean" office:boolean-value="true" calcext:value-type="boolean">
            <text:p>TRUE</text:p>
          </table:table-cell>
          <table:table-cell/>
          <table:table-cell table:style-name="ce23" table:formula="of:=[.F70]=[.F7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2]=[.A71]" office:value-type="boolean" office:boolean-value="true" calcext:value-type="boolean">
            <text:p>TRUE</text:p>
          </table:table-cell>
          <table:table-cell/>
          <table:table-cell table:style-name="ce23" table:formula="of:=[.F71]=[.F7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3]=[.A72]" office:value-type="boolean" office:boolean-value="true" calcext:value-type="boolean">
            <text:p>TRUE</text:p>
          </table:table-cell>
          <table:table-cell/>
          <table:table-cell table:style-name="ce23" table:formula="of:=[.F72]=[.F7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4]=[.A73]" office:value-type="boolean" office:boolean-value="true" calcext:value-type="boolean">
            <text:p>TRUE</text:p>
          </table:table-cell>
          <table:table-cell/>
          <table:table-cell table:style-name="ce23" table:formula="of:=[.F73]=[.F7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5]=[.A74]" office:value-type="boolean" office:boolean-value="true" calcext:value-type="boolean">
            <text:p>TRUE</text:p>
          </table:table-cell>
          <table:table-cell/>
          <table:table-cell table:style-name="ce23" table:formula="of:=[.F74]=[.F7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6]=[.A75]" office:value-type="boolean" office:boolean-value="true" calcext:value-type="boolean">
            <text:p>TRUE</text:p>
          </table:table-cell>
          <table:table-cell/>
          <table:table-cell table:style-name="ce23" table:formula="of:=[.F75]=[.F76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office:value-type="string" calcext:value-type="string">
            <text:p>SU CV – BENCH TRIALS</text:p>
          </table:table-cell>
          <table:table-cell/>
          <table:table-cell table:style-name="ce23" table:formula="of:=[.A77]=[.A76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BENCH TRIALS (${JudicialOfficer}$-$CourtRoom}$)</text:p>
          </table:table-cell>
          <table:table-cell table:style-name="ce23" table:formula="of:=[.F76]=[.F77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78]=[.A77]" office:value-type="boolean" office:boolean-value="true" calcext:value-type="boolean">
            <text:p>TRUE</text:p>
          </table:table-cell>
          <table:table-cell/>
          <table:table-cell table:style-name="ce23" table:formula="of:=[.F77]=[.F7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79]=[.A78]" office:value-type="boolean" office:boolean-value="true" calcext:value-type="boolean">
            <text:p>TRUE</text:p>
          </table:table-cell>
          <table:table-cell/>
          <table:table-cell table:style-name="ce23" table:formula="of:=[.F78]=[.F7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0]=[.A79]" office:value-type="boolean" office:boolean-value="true" calcext:value-type="boolean">
            <text:p>TRUE</text:p>
          </table:table-cell>
          <table:table-cell/>
          <table:table-cell table:style-name="ce23" table:formula="of:=[.F79]=[.F8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1]=[.A80]" office:value-type="boolean" office:boolean-value="true" calcext:value-type="boolean">
            <text:p>TRUE</text:p>
          </table:table-cell>
          <table:table-cell/>
          <table:table-cell table:style-name="ce23" table:formula="of:=[.F80]=[.F8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2]=[.A81]" office:value-type="boolean" office:boolean-value="true" calcext:value-type="boolean">
            <text:p>TRUE</text:p>
          </table:table-cell>
          <table:table-cell/>
          <table:table-cell table:style-name="ce23" table:formula="of:=[.F81]=[.F8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3]=[.A82]" office:value-type="boolean" office:boolean-value="true" calcext:value-type="boolean">
            <text:p>TRUE</text:p>
          </table:table-cell>
          <table:table-cell/>
          <table:table-cell table:style-name="ce23" table:formula="of:=[.F82]=[.F8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4]=[.A83]" office:value-type="boolean" office:boolean-value="true" calcext:value-type="boolean">
            <text:p>TRUE</text:p>
          </table:table-cell>
          <table:table-cell/>
          <table:table-cell table:style-name="ce23" table:formula="of:=[.F83]=[.F8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5]=[.A84]" office:value-type="boolean" office:boolean-value="true" calcext:value-type="boolean">
            <text:p>TRUE</text:p>
          </table:table-cell>
          <table:table-cell/>
          <table:table-cell table:style-name="ce23" table:formula="of:=[.F84]=[.F8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6]=[.A85]" office:value-type="boolean" office:boolean-value="true" calcext:value-type="boolean">
            <text:p>TRUE</text:p>
          </table:table-cell>
          <table:table-cell/>
          <table:table-cell table:style-name="ce23" table:formula="of:=[.F85]=[.F86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7]=[.A86]" office:value-type="boolean" office:boolean-value="true" calcext:value-type="boolean">
            <text:p>TRUE</text:p>
          </table:table-cell>
          <table:table-cell/>
          <table:table-cell table:style-name="ce23" table:formula="of:=[.F86]=[.F87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VJ-502)</text:p>
          </table:table-cell>
          <table:table-cell office:value-type="string" calcext:value-type="string">
            <text:p>SU CV – BENCH TRIALS</text:p>
          </table:table-cell>
          <table:table-cell/>
          <table:table-cell table:style-name="ce23" table:formula="of:=[.A88]=[.A87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BENCH TRIALS (${JudicialOfficer}$-$CourtRoom}$)</text:p>
          </table:table-cell>
          <table:table-cell table:style-name="ce23" table:formula="of:=[.F87]=[.F8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B)</text:p>
          </table:table-cell>
          <table:table-cell office:value-type="string" calcext:value-type="string">
            <text:p>SU CV – JURY TRIALS</text:p>
          </table:table-cell>
          <table:table-cell/>
          <table:table-cell table:style-name="ce23" table:formula="of:=[.A89]=[.A88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JURY TRIALS (${JudicialOfficer}$-$CourtRoom}$)</text:p>
          </table:table-cell>
          <table:table-cell table:style-name="ce23" table:formula="of:=[.F88]=[.F89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B)</text:p>
          </table:table-cell>
          <table:table-cell table:number-columns-repeated="2"/>
          <table:table-cell table:style-name="ce23" table:formula="of:=[.A90]=[.A89]" office:value-type="boolean" office:boolean-value="true" calcext:value-type="boolean">
            <text:p>TRUE</text:p>
          </table:table-cell>
          <table:table-cell/>
          <table:table-cell table:style-name="ce23" table:formula="of:=[.F89]=[.F90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B)</text:p>
          </table:table-cell>
          <table:table-cell table:number-columns-repeated="2"/>
          <table:table-cell table:style-name="ce23" table:formula="of:=[.A91]=[.A90]" office:value-type="boolean" office:boolean-value="true" calcext:value-type="boolean">
            <text:p>TRUE</text:p>
          </table:table-cell>
          <table:table-cell/>
          <table:table-cell table:style-name="ce23" table:formula="of:=[.F90]=[.F9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D)</text:p>
          </table:table-cell>
          <table:table-cell office:value-type="string" calcext:value-type="string">
            <text:p>SU CV – JURY TRIALS</text:p>
          </table:table-cell>
          <table:table-cell/>
          <table:table-cell table:style-name="ce23" table:formula="of:=[.A92]=[.A91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JURY TRIALS (${JudicialOfficer}$-$CourtRoom}$)</text:p>
          </table:table-cell>
          <table:table-cell table:style-name="ce23" table:formula="of:=[.F91]=[.F92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D)</text:p>
          </table:table-cell>
          <table:table-cell table:number-columns-repeated="2"/>
          <table:table-cell table:style-name="ce23" table:formula="of:=[.A93]=[.A92]" office:value-type="boolean" office:boolean-value="true" calcext:value-type="boolean">
            <text:p>TRUE</text:p>
          </table:table-cell>
          <table:table-cell/>
          <table:table-cell table:style-name="ce23" table:formula="of:=[.F92]=[.F93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S)</text:p>
          </table:table-cell>
          <table:table-cell office:value-type="string" calcext:value-type="string">
            <text:p>SU CV – JURY TRIALS</text:p>
          </table:table-cell>
          <table:table-cell/>
          <table:table-cell table:style-name="ce23" table:formula="of:=[.A94]=[.A93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JURY TRIALS (${JudicialOfficer}$-$CourtRoom}$)</text:p>
          </table:table-cell>
          <table:table-cell table:style-name="ce23" table:formula="of:=[.F93]=[.F94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S)</text:p>
          </table:table-cell>
          <table:table-cell table:number-columns-repeated="2"/>
          <table:table-cell table:style-name="ce23" table:formula="of:=[.A95]=[.A94]" office:value-type="boolean" office:boolean-value="true" calcext:value-type="boolean">
            <text:p>TRUE</text:p>
          </table:table-cell>
          <table:table-cell/>
          <table:table-cell table:style-name="ce23" table:formula="of:=[.F94]=[.F95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S)</text:p>
          </table:table-cell>
          <table:table-cell table:number-columns-repeated="2"/>
          <table:table-cell table:style-name="ce23" table:formula="of:=[.A96]=[.A95]" office:value-type="boolean" office:boolean-value="true" calcext:value-type="boolean">
            <text:p>TRUE</text:p>
          </table:table-cell>
          <table:table-cell/>
          <table:table-cell table:style-name="ce23" table:formula="of:=[.F95]=[.F96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S)</text:p>
          </table:table-cell>
          <table:table-cell table:number-columns-repeated="2"/>
          <table:table-cell table:style-name="ce23" table:formula="of:=[.A97]=[.A96]" office:value-type="boolean" office:boolean-value="true" calcext:value-type="boolean">
            <text:p>TRUE</text:p>
          </table:table-cell>
          <table:table-cell/>
          <table:table-cell table:style-name="ce23" table:formula="of:=[.F96]=[.F97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 (VJ BATCHELOR-402)</text:p>
          </table:table-cell>
          <table:table-cell office:value-type="string" calcext:value-type="string">
            <text:p>SU CR – JURY TRIALS</text:p>
          </table:table-cell>
          <table:table-cell/>
          <table:table-cell table:style-name="ce23" table:formula="of:=[.A98]=[.A97]" office:value-type="boolean" office:boolean-value="false" calcext:value-type="boolean">
            <text:p>FALSE</text:p>
          </table:table-cell>
          <table:table-cell office:value-type="string" calcext:value-type="string">
            <text:p>SUPERIOR COURT CRIMINAL JURY TRIAL (${JudicialOfficer}$-$CourtRoom}$)</text:p>
          </table:table-cell>
          <table:table-cell table:style-name="ce23" table:formula="of:=[.F97]=[.F9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office:value-type="string" calcext:value-type="string">
            <text:p>SU CR – JURY TRIALS</text:p>
          </table:table-cell>
          <table:table-cell/>
          <table:table-cell table:style-name="ce23" table:formula="of:=[.A99]=[.A98]" office:value-type="boolean" office:boolean-value="false" calcext:value-type="boolean">
            <text:p>FALSE</text:p>
          </table:table-cell>
          <table:table-cell office:value-type="string" calcext:value-type="string">
            <text:p>SUPERIOR COURT CRIMINAL JURY TRIAL (${JudicialOfficer}$-$CourtRoom}$)</text:p>
          </table:table-cell>
          <table:table-cell table:style-name="ce23" table:formula="of:=[.F98]=[.F9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0]=[.A99]" office:value-type="boolean" office:boolean-value="true" calcext:value-type="boolean">
            <text:p>TRUE</text:p>
          </table:table-cell>
          <table:table-cell/>
          <table:table-cell table:style-name="ce23" table:formula="of:=[.F99]=[.F100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1]=[.A100]" office:value-type="boolean" office:boolean-value="true" calcext:value-type="boolean">
            <text:p>TRUE</text:p>
          </table:table-cell>
          <table:table-cell/>
          <table:table-cell table:style-name="ce23" table:formula="of:=[.F100]=[.F10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2]=[.A101]" office:value-type="boolean" office:boolean-value="true" calcext:value-type="boolean">
            <text:p>TRUE</text:p>
          </table:table-cell>
          <table:table-cell/>
          <table:table-cell table:style-name="ce23" table:formula="of:=[.F101]=[.F10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3]=[.A102]" office:value-type="boolean" office:boolean-value="true" calcext:value-type="boolean">
            <text:p>TRUE</text:p>
          </table:table-cell>
          <table:table-cell/>
          <table:table-cell table:style-name="ce23" table:formula="of:=[.F102]=[.F10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4]=[.A103]" office:value-type="boolean" office:boolean-value="true" calcext:value-type="boolean">
            <text:p>TRUE</text:p>
          </table:table-cell>
          <table:table-cell/>
          <table:table-cell table:style-name="ce23" table:formula="of:=[.F103]=[.F10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5]=[.A104]" office:value-type="boolean" office:boolean-value="true" calcext:value-type="boolean">
            <text:p>TRUE</text:p>
          </table:table-cell>
          <table:table-cell/>
          <table:table-cell table:style-name="ce23" table:formula="of:=[.F104]=[.F10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6]=[.A105]" office:value-type="boolean" office:boolean-value="true" calcext:value-type="boolean">
            <text:p>TRUE</text:p>
          </table:table-cell>
          <table:table-cell/>
          <table:table-cell table:style-name="ce23" table:formula="of:=[.F105]=[.F106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7]=[.A106]" office:value-type="boolean" office:boolean-value="true" calcext:value-type="boolean">
            <text:p>TRUE</text:p>
          </table:table-cell>
          <table:table-cell/>
          <table:table-cell table:style-name="ce23" table:formula="of:=[.F106]=[.F107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office:value-type="string" calcext:value-type="string">
            <text:p>SU CR – JURY TRIALS</text:p>
          </table:table-cell>
          <table:table-cell/>
          <table:table-cell table:style-name="ce23" table:formula="of:=[.A108]=[.A107]" office:value-type="boolean" office:boolean-value="false" calcext:value-type="boolean">
            <text:p>FALSE</text:p>
          </table:table-cell>
          <table:table-cell office:value-type="string" calcext:value-type="string">
            <text:p>SUPERIOR COURT CRIMINAL JURY TRIAL (${JudicialOfficer}$-$CourtRoom}$)</text:p>
          </table:table-cell>
          <table:table-cell table:style-name="ce23" table:formula="of:=[.F107]=[.F10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09]=[.A108]" office:value-type="boolean" office:boolean-value="true" calcext:value-type="boolean">
            <text:p>TRUE</text:p>
          </table:table-cell>
          <table:table-cell/>
          <table:table-cell table:style-name="ce23" table:formula="of:=[.F108]=[.F109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10]=[.A109]" office:value-type="boolean" office:boolean-value="true" calcext:value-type="boolean">
            <text:p>TRUE</text:p>
          </table:table-cell>
          <table:table-cell/>
          <table:table-cell table:style-name="ce23" table:formula="of:=[.F109]=[.F11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11]=[.A110]" office:value-type="boolean" office:boolean-value="true" calcext:value-type="boolean">
            <text:p>TRUE</text:p>
          </table:table-cell>
          <table:table-cell/>
          <table:table-cell table:style-name="ce23" table:formula="of:=[.F110]=[.F11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12]=[.A111]" office:value-type="boolean" office:boolean-value="true" calcext:value-type="boolean">
            <text:p>TRUE</text:p>
          </table:table-cell>
          <table:table-cell/>
          <table:table-cell table:style-name="ce23" table:formula="of:=[.F111]=[.F11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13]=[.A112]" office:value-type="boolean" office:boolean-value="true" calcext:value-type="boolean">
            <text:p>TRUE</text:p>
          </table:table-cell>
          <table:table-cell/>
          <table:table-cell table:style-name="ce23" table:formula="of:=[.F112]=[.F11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14]=[.A113]" office:value-type="boolean" office:boolean-value="true" calcext:value-type="boolean">
            <text:p>TRUE</text:p>
          </table:table-cell>
          <table:table-cell/>
          <table:table-cell table:style-name="ce23" table:formula="of:=[.F113]=[.F11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15]=[.A114]" office:value-type="boolean" office:boolean-value="true" calcext:value-type="boolean">
            <text:p>TRUE</text:p>
          </table:table-cell>
          <table:table-cell/>
          <table:table-cell table:style-name="ce23" table:formula="of:=[.F114]=[.F11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M)</text:p>
          </table:table-cell>
          <table:table-cell office:value-type="string" calcext:value-type="string">
            <text:p>SU CR – JURY TRIALS</text:p>
          </table:table-cell>
          <table:table-cell/>
          <table:table-cell table:style-name="ce23" table:formula="of:=[.A116]=[.A115]" office:value-type="boolean" office:boolean-value="false" calcext:value-type="boolean">
            <text:p>FALSE</text:p>
          </table:table-cell>
          <table:table-cell office:value-type="string" calcext:value-type="string">
            <text:p>SUPERIOR COURT CRIMINAL JURY TRIAL (${JudicialOfficer}$-$CourtRoom}$)</text:p>
          </table:table-cell>
          <table:table-cell table:style-name="ce23" table:formula="of:=[.F115]=[.F116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office:value-type="string" calcext:value-type="string">
            <text:p>SU CR – JURY TRIALS</text:p>
          </table:table-cell>
          <table:table-cell/>
          <table:table-cell table:style-name="ce23" table:formula="of:=[.A117]=[.A116]" office:value-type="boolean" office:boolean-value="false" calcext:value-type="boolean">
            <text:p>FALSE</text:p>
          </table:table-cell>
          <table:table-cell office:value-type="string" calcext:value-type="string">
            <text:p>SUPERIOR COURT CRIMINAL JURY TRIAL (${JudicialOfficer}$-$CourtRoom}$)</text:p>
          </table:table-cell>
          <table:table-cell table:style-name="ce23" table:formula="of:=[.F116]=[.F117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18]=[.A117]" office:value-type="boolean" office:boolean-value="true" calcext:value-type="boolean">
            <text:p>TRUE</text:p>
          </table:table-cell>
          <table:table-cell/>
          <table:table-cell table:style-name="ce23" table:formula="of:=[.F117]=[.F11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19]=[.A118]" office:value-type="boolean" office:boolean-value="true" calcext:value-type="boolean">
            <text:p>TRUE</text:p>
          </table:table-cell>
          <table:table-cell/>
          <table:table-cell table:style-name="ce23" table:formula="of:=[.F118]=[.F11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20]=[.A119]" office:value-type="boolean" office:boolean-value="true" calcext:value-type="boolean">
            <text:p>TRUE</text:p>
          </table:table-cell>
          <table:table-cell/>
          <table:table-cell table:style-name="ce23" table:formula="of:=[.F119]=[.F12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21]=[.A120]" office:value-type="boolean" office:boolean-value="true" calcext:value-type="boolean">
            <text:p>TRUE</text:p>
          </table:table-cell>
          <table:table-cell/>
          <table:table-cell table:style-name="ce23" table:formula="of:=[.F120]=[.F12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22]=[.A121]" office:value-type="boolean" office:boolean-value="true" calcext:value-type="boolean">
            <text:p>TRUE</text:p>
          </table:table-cell>
          <table:table-cell/>
          <table:table-cell table:style-name="ce23" table:formula="of:=[.F121]=[.F12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23]=[.A122]" office:value-type="boolean" office:boolean-value="true" calcext:value-type="boolean">
            <text:p>TRUE</text:p>
          </table:table-cell>
          <table:table-cell/>
          <table:table-cell table:style-name="ce23" table:formula="of:=[.F122]=[.F12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24]=[.A123]" office:value-type="boolean" office:boolean-value="true" calcext:value-type="boolean">
            <text:p>TRUE</text:p>
          </table:table-cell>
          <table:table-cell/>
          <table:table-cell table:style-name="ce23" table:formula="of:=[.F123]=[.F12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SPECIAL SET CIVIL BENCH TRIAL (B)</text:p>
          </table:table-cell>
          <table:table-cell office:value-type="string" calcext:value-type="string">
            <text:p>SU CV - SP SET BENCH TRIAL</text:p>
          </table:table-cell>
          <table:table-cell/>
          <table:table-cell table:style-name="ce23" table:formula="of:=[.A125]=[.A124]" office:value-type="boolean" office:boolean-value="false" calcext:value-type="boolean">
            <text:p>FALSE</text:p>
          </table:table-cell>
          <table:table-cell office:value-type="string" calcext:value-type="string">
            <text:p>SUPERIOR COURT SPECIAL SET CIVIL BENCH TRIAL (${JudicialOfficer}$-$CourtRoom}$)</text:p>
          </table:table-cell>
          <table:table-cell table:style-name="ce23" table:formula="of:=[.F124]=[.F125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SPECIAL SET CIVIL BENCH TRIAL (VJ-502) *10AM-5PM</text:p>
          </table:table-cell>
          <table:table-cell office:value-type="string" calcext:value-type="string">
            <text:p>SU CV - SP SET BENCH TRIAL</text:p>
          </table:table-cell>
          <table:table-cell/>
          <table:table-cell table:style-name="ce23" table:formula="of:=[.A126]=[.A125]" office:value-type="boolean" office:boolean-value="false" calcext:value-type="boolean">
            <text:p>FALSE</text:p>
          </table:table-cell>
          <table:table-cell office:value-type="string" calcext:value-type="string">
            <text:p>SUPERIOR COURT SPECIAL SET CIVIL BENCH TRIAL (${JudicialOfficer}$-$CourtRoom}$)</text:p>
          </table:table-cell>
          <table:table-cell table:style-name="ce23" table:formula="of:=[.F125]=[.F126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SPECIAL SET CRIMINAL JURY TRIAL (VJ EMERSON-502)</text:p>
          </table:table-cell>
          <table:table-cell office:value-type="string" calcext:value-type="string">
            <text:p>SU CR - SP SET JURY TRIAL</text:p>
          </table:table-cell>
          <table:table-cell/>
          <table:table-cell table:style-name="ce23" table:formula="of:=[.A127]=[.A126]" office:value-type="boolean" office:boolean-value="false" calcext:value-type="boolean">
            <text:p>FALSE</text:p>
          </table:table-cell>
          <table:table-cell office:value-type="string" calcext:value-type="string">
            <text:p>SUPERIOR COURT SPECIAL SET CRIMINAL JURY TRIAL (${JudicialOfficer}$-$CourtRoom}$)</text:p>
          </table:table-cell>
          <table:table-cell table:style-name="ce23" table:formula="of:=[.F126]=[.F12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HANKSGIVING BREAK</text:p>
          </table:table-cell>
          <table:table-cell table:style-name="ce53" office:value-type="date" office:date-value="2025-11-24" calcext:value-type="date">
            <text:p>2025-11-24</text:p>
          </table:table-cell>
          <table:table-cell office:value-type="string" calcext:value-type="string">
            <text:p>holiday</text:p>
          </table:table-cell>
          <table:table-cell table:style-name="ce23" table:formula="of:=[.A128]=[.A127]" office:value-type="boolean" office:boolean-value="false" calcext:value-type="boolean">
            <text:p>FALSE</text:p>
          </table:table-cell>
          <table:table-cell/>
          <table:table-cell table:style-name="ce23" table:formula="of:=[.F127]=[.F12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HANKSGIVING BREAK</text:p>
          </table:table-cell>
          <table:table-cell table:style-name="ce53" office:value-type="date" office:date-value="2025-11-25" calcext:value-type="date">
            <text:p>2025-11-25</text:p>
          </table:table-cell>
          <table:table-cell office:value-type="string" calcext:value-type="string">
            <text:p>holiday</text:p>
          </table:table-cell>
          <table:table-cell table:style-name="ce23" table:formula="of:=[.A129]=[.A128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THANKSGIVING BREAK</text:p>
          </table:table-cell>
          <table:table-cell table:style-name="ce53" office:value-type="date" office:date-value="2025-11-26" calcext:value-type="date">
            <text:p>2025-11-26</text:p>
          </table:table-cell>
          <table:table-cell office:value-type="string" calcext:value-type="string">
            <text:p>holiday</text:p>
          </table:table-cell>
          <table:table-cell table:style-name="ce23" table:formula="of:=[.A130]=[.A129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THANKSGIVING BREAK</text:p>
          </table:table-cell>
          <table:table-cell table:style-name="ce53" office:value-type="date" office:date-value="2025-11-27" calcext:value-type="date">
            <text:p>2025-11-27</text:p>
          </table:table-cell>
          <table:table-cell office:value-type="string" calcext:value-type="string">
            <text:p>holiday</text:p>
          </table:table-cell>
          <table:table-cell table:style-name="ce23" table:formula="of:=[.A131]=[.A130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THANKSGIVING BREAK</text:p>
          </table:table-cell>
          <table:table-cell table:style-name="ce53" office:value-type="date" office:date-value="2025-11-28" calcext:value-type="date">
            <text:p>2025-11-28</text:p>
          </table:table-cell>
          <table:table-cell office:value-type="string" calcext:value-type="string">
            <text:p>holiday</text:p>
          </table:table-cell>
          <table:table-cell table:style-name="ce23" table:formula="of:=[.A132]=[.A131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22" calcext:value-type="date">
            <text:p>2025-12-22</text:p>
          </table:table-cell>
          <table:table-cell office:value-type="string" calcext:value-type="string">
            <text:p>holiday</text:p>
          </table:table-cell>
          <table:table-cell table:style-name="ce23" table:formula="of:=[.A133]=[.A128]" office:value-type="boolean" office:boolean-value="false" calcext:value-type="boolean">
            <text:p>FALSE</text:p>
          </table:table-cell>
          <table:table-cell/>
          <table:table-cell table:style-name="ce23" table:formula="of:=[.F128]=[.F13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WINTER BREAK</text:p>
          </table:table-cell>
          <table:table-cell table:number-columns-repeated="2"/>
          <table:table-cell table:style-name="ce23" table:formula="of:=[.A134]=[.A133]" office:value-type="boolean" office:boolean-value="true" calcext:value-type="boolean">
            <text:p>TRUE</text:p>
          </table:table-cell>
          <table:table-cell/>
          <table:table-cell table:style-name="ce23" table:formula="of:=[.F133]=[.F13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WINTER CSCJ CONFERENCE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135]=[.A134]" office:value-type="boolean" office:boolean-value="false" calcext:value-type="boolean">
            <text:p>FALSE</text:p>
          </table:table-cell>
          <table:table-cell/>
          <table:table-cell table:style-name="ce23" table:formula="of:=[.F134]=[.F13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6"/>
          <table:table-cell table:style-name="ce23" table:formula="of:=[.F135]=[.F1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23" calcext:value-type="date">
            <text:p>2025-12-23</text:p>
          </table:table-cell>
          <table:table-cell office:value-type="string" calcext:value-type="string">
            <text:p>holiday</text:p>
          </table:table-cell>
          <table:table-cell table:style-name="ce23" table:formula="of:=[.A137]=[.A1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24" calcext:value-type="date">
            <text:p>2025-12-24</text:p>
          </table:table-cell>
          <table:table-cell office:value-type="string" calcext:value-type="string">
            <text:p>holiday</text:p>
          </table:table-cell>
          <table:table-cell table:style-name="ce23" table:formula="of:=[.A138]=[.A1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25" calcext:value-type="date">
            <text:p>2025-12-25</text:p>
          </table:table-cell>
          <table:table-cell office:value-type="string" calcext:value-type="string">
            <text:p>holiday</text:p>
          </table:table-cell>
          <table:table-cell table:style-name="ce23" table:formula="of:=[.A139]=[.A13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26" calcext:value-type="date">
            <text:p>2025-12-26</text:p>
          </table:table-cell>
          <table:table-cell office:value-type="string" calcext:value-type="string">
            <text:p>holiday</text:p>
          </table:table-cell>
          <table:table-cell table:style-name="ce23" table:formula="of:=[.A140]=[.A1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29" calcext:value-type="date">
            <text:p>2025-12-29</text:p>
          </table:table-cell>
          <table:table-cell office:value-type="string" calcext:value-type="string">
            <text:p>holiday</text:p>
          </table:table-cell>
          <table:table-cell table:style-name="ce23" table:formula="of:=[.A141]=[.A14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30" calcext:value-type="date">
            <text:p>2025-12-30</text:p>
          </table:table-cell>
          <table:table-cell office:value-type="string" calcext:value-type="string">
            <text:p>holiday</text:p>
          </table:table-cell>
          <table:table-cell table:style-name="ce23" table:formula="of:=[.A142]=[.A14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31" calcext:value-type="date">
            <text:p>2025-12-31</text:p>
          </table:table-cell>
          <table:table-cell office:value-type="string" calcext:value-type="string">
            <text:p>holiday</text:p>
          </table:table-cell>
          <table:table-cell table:style-name="ce23" table:formula="of:=[.A143]=[.A1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dysseyCourtSession</text:p>
          </table:table-cell>
          <table:table-cell office:value-type="string" calcext:value-type="string">
            <text:p>CalendarFormat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T CR - JURY TRIALS</text:p>
          </table:table-cell>
          <table:table-cell office:value-type="string" calcext:value-type="string">
            <text:p><text:span text:style-name="T1">STATE COURT CRIMINAL JURY TRIALS</text:span><text:span text:style-name="T2"> (${JudicialOfficer}$-$CourtRoom}$</text:span></text:p>
          </table:table-cell>
          <table:table-cell table:style-name="ce65" table:formula="of:=COM.MICROSOFT.CONCAT(&quot;('&quot;;[.A145];&quot;','&quot;;[.B145];&quot;')&quot;)" office:value-type="string" office:string-value="('ST CR - JURY TRIALS','STATE COURT CRIMINAL JURY TRIALS (${JudicialOfficer}$-$CourtRoom}$')" calcext:value-type="string">
            <text:p>('ST CR - JURY TRIALS','STATE COURT CRIMINAL JURY TRIALS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T CV - JURY TRIALS</text:p>
          </table:table-cell>
          <table:table-cell table:style-name="ce64" office:value-type="string" calcext:value-type="string">
            <text:p>STATE COURT CIVIL JURY TRIALS (${JudicialOfficer}$-$CourtRoom}$</text:p>
          </table:table-cell>
          <table:table-cell table:style-name="ce65" table:formula="of:=COM.MICROSOFT.CONCAT(&quot;('&quot;;[.A146];&quot;','&quot;;[.B146];&quot;')&quot;)" office:value-type="string" office:string-value="('ST CV - JURY TRIALS','STATE COURT CIVIL JURY TRIALS (${JudicialOfficer}$-$CourtRoom}$')" calcext:value-type="string">
            <text:p>('ST CV - JURY TRIALS','STATE COURT CIVIL JURY TRIALS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T CV - SP SET JURY TRIAL</text:p>
          </table:table-cell>
          <table:table-cell office:value-type="string" calcext:value-type="string">
            <text:p>STATE COURT SPECIAL SET CIVIL JURY TRIAL (${JudicialOfficer}$-$CourtRoom}$</text:p>
          </table:table-cell>
          <table:table-cell table:style-name="ce65" table:formula="of:=COM.MICROSOFT.CONCAT(&quot;('&quot;;[.A147];&quot;','&quot;;[.B147];&quot;')&quot;)" office:value-type="string" office:string-value="('ST CV - SP SET JURY TRIAL','STATE COURT SPECIAL SET CIVIL JURY TRIAL (${JudicialOfficer}$-$CourtRoom}$')" calcext:value-type="string">
            <text:p>('ST CV - SP SET JURY TRIAL','STATE COURT SPECIAL SET CIVIL JURY TRIAL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T CV – BENCH TRIALS</text:p>
          </table:table-cell>
          <table:table-cell table:style-name="ce64" office:value-type="string" calcext:value-type="string">
            <text:p>STATE COURT CIVIL BENCH TRIALS (${JudicialOfficer}$-$CourtRoom}$</text:p>
          </table:table-cell>
          <table:table-cell table:style-name="ce65" table:formula="of:=COM.MICROSOFT.CONCAT(&quot;('&quot;;[.A148];&quot;','&quot;;[.B148];&quot;')&quot;)" office:value-type="string" office:string-value="('ST CV – BENCH TRIALS','STATE COURT CIVIL BENCH TRIALS (${JudicialOfficer}$-$CourtRoom}$')" calcext:value-type="string">
            <text:p>('ST CV – BENCH TRIALS','STATE COURT CIVIL BENCH TRIALS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U CR - SP SET JURY TRIAL</text:p>
          </table:table-cell>
          <table:table-cell office:value-type="string" calcext:value-type="string">
            <text:p>SUPERIOR COURT SPECIAL SET CRIMINAL JURY TRIAL (${JudicialOfficer}$-$CourtRoom}$</text:p>
          </table:table-cell>
          <table:table-cell table:style-name="ce65" table:formula="of:=COM.MICROSOFT.CONCAT(&quot;('&quot;;[.A149];&quot;','&quot;;[.B149];&quot;')&quot;)" office:value-type="string" office:string-value="('SU CR - SP SET JURY TRIAL','SUPERIOR COURT SPECIAL SET CRIMINAL JURY TRIAL (${JudicialOfficer}$-$CourtRoom}$')" calcext:value-type="string">
            <text:p>('SU CR - SP SET JURY TRIAL','SUPERIOR COURT SPECIAL SET CRIMINAL JURY TRIAL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U CR – JURY TRIALS</text:p>
          </table:table-cell>
          <table:table-cell office:value-type="string" calcext:value-type="string">
            <text:p>SUPERIOR COURT CRIMINAL JURY TRIAL (${JudicialOfficer}$-$CourtRoom}$</text:p>
          </table:table-cell>
          <table:table-cell table:style-name="ce65" table:formula="of:=COM.MICROSOFT.CONCAT(&quot;('&quot;;[.A150];&quot;','&quot;;[.B150];&quot;')&quot;)" office:value-type="string" office:string-value="('SU CR – JURY TRIALS','SUPERIOR COURT CRIMINAL JURY TRIAL (${JudicialOfficer}$-$CourtRoom}$')" calcext:value-type="string">
            <text:p>('SU CR – JURY TRIALS','SUPERIOR COURT CRIMINAL JURY TRIAL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U CV - SP SET BENCH TRIAL</text:p>
          </table:table-cell>
          <table:table-cell office:value-type="string" calcext:value-type="string">
            <text:p>SUPERIOR COURT SPECIAL SET CIVIL BENCH TRIAL (${JudicialOfficer}$-$CourtRoom}</text:p>
          </table:table-cell>
          <table:table-cell table:style-name="ce65" table:formula="of:=COM.MICROSOFT.CONCAT(&quot;('&quot;;[.A151];&quot;','&quot;;[.B151];&quot;')&quot;)" office:value-type="string" office:string-value="('SU CV - SP SET BENCH TRIAL','SUPERIOR COURT SPECIAL SET CIVIL BENCH TRIAL (${JudicialOfficer}$-$CourtRoom}')" calcext:value-type="string">
            <text:p>('SU CV - SP SET BENCH TRIAL','SUPERIOR COURT SPECIAL SET CIVIL BENCH TRIAL (${JudicialOfficer}$-$CourtRoom}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U CV – BENCH TRIALS</text:p>
          </table:table-cell>
          <table:table-cell office:value-type="string" calcext:value-type="string">
            <text:p>SUPERIOR COURT CIVIL BENCH TRIALS (${JudicialOfficer}$-$CourtRoom}$</text:p>
          </table:table-cell>
          <table:table-cell table:style-name="ce65" table:formula="of:=COM.MICROSOFT.CONCAT(&quot;('&quot;;[.A152];&quot;','&quot;;[.B152];&quot;')&quot;)" office:value-type="string" office:string-value="('SU CV – BENCH TRIALS','SUPERIOR COURT CIVIL BENCH TRIALS (${JudicialOfficer}$-$CourtRoom}$')" calcext:value-type="string">
            <text:p>('SU CV – BENCH TRIALS','SUPERIOR COURT CIVIL BENCH TRIALS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U CV – JURY TRIALS</text:p>
          </table:table-cell>
          <table:table-cell office:value-type="string" calcext:value-type="string">
            <text:p>SUPERIOR COURT CIVIL JURY TRIALS (${JudicialOfficer}$-$CourtRoom}$</text:p>
          </table:table-cell>
          <table:table-cell table:style-name="ce65" table:formula="of:=COM.MICROSOFT.CONCAT(&quot;('&quot;;[.A153];&quot;','&quot;;[.B153];&quot;')&quot;)" office:value-type="string" office:string-value="('SU CV – JURY TRIALS','SUPERIOR COURT CIVIL JURY TRIALS (${JudicialOfficer}$-$CourtRoom}$')" calcext:value-type="string">
            <text:p>('SU CV – JURY TRIALS','SUPERIOR COURT CIVIL JURY TRIALS (${JudicialOfficer}$-$CourtRoom}$')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24"/>
          <table:table-cell table:number-columns-repeated="3"/>
          <table:table-cell table:style-name="Default"/>
        </table:table-row>
        <table:table-row table:style-name="ro1" table:number-rows-repeated="10484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025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SessionDate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SessionDescription</text:p>
          </table:table-cell>
          <table:table-cell office:value-type="string" calcext:value-type="string">
            <text:p>CalendarDescription</text:p>
          </table:table-cell>
          <table:table-cell office:value-type="string" calcext:value-type="string">
            <text:p>JudicialOfficerCode</text:p>
          </table:table-cell>
          <table:table-cell office:value-type="string" calcext:value-type="string">
            <text:p>JudicialOfficerDescription</text:p>
          </table:table-cell>
          <table:table-cell office:value-type="string" calcext:value-type="string">
            <text:p>CourtRoomCode</text:p>
          </table:table-cell>
          <table:table-cell office:value-type="string" calcext:value-type="string">
            <text:p>CourtRoomDescription</text:p>
          </table:table-cell>
        </table:table-row>
        <table:table-row table:style-name="ro1" table:visibility="filter">
          <table:table-cell table:style-name="ce53" office:value-type="date" office:date-value="2024-12-02" calcext:value-type="date">
            <text:p>2024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2" calcext:value-type="date">
            <text:p>2024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2" calcext:value-type="date">
            <text:p>2024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3" calcext:value-type="date">
            <text:p>2024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3" calcext:value-type="date">
            <text:p>2024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3" calcext:value-type="date">
            <text:p>2024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Priorit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3" calcext:value-type="date">
            <text:p>2024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3" calcext:value-type="date">
            <text:p>2024-12-0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 Hearing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13H00M00S" calcext:value-type="time">
            <text:p>01:00:00 P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13H00M00S" calcext:value-type="time">
            <text:p>01:00:00 P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Probation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06" calcext:value-type="date">
            <text:p>2024-1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6" calcext:value-type="date">
            <text:p>2024-1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6" calcext:value-type="date">
            <text:p>2024-12-0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VJ) SU CR - Statu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11H30M00S" calcext:value-type="time">
            <text:p>11:3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T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Ad-Hoc_23cv-1125-3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Cal Call w/o1/27 &amp; 2/24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ND-502) SU CV - Special Set (Sr. Judge)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ND-502) SU CV - Special Set (Sr. Judge)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Criminal Peremptory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17" calcext:value-type="date">
            <text:p>2024-12-1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7" calcext:value-type="date">
            <text:p>2024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7" calcext:value-type="date">
            <text:p>2024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7" calcext:value-type="date">
            <text:p>2024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7" calcext:value-type="date">
            <text:p>2024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7" calcext:value-type="date">
            <text:p>2024-12-1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 Hearing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Calendar Call 1/27; 2/24; 3/17; 4/21; 6/9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<text:s/>ALS Plea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Probation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13H00M00S" calcext:value-type="time">
            <text:p>01:00:00 P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1/2 - 1/10/25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20" calcext:value-type="date">
            <text:p>2024-1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4-12-20" calcext:value-type="date">
            <text:p>2024-1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4-12-20" calcext:value-type="date">
            <text:p>2024-1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4-12-20" calcext:value-type="date">
            <text:p>2024-12-2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27" calcext:value-type="date">
            <text:p>2024-12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2" calcext:value-type="date">
            <text:p>2025-01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2" calcext:value-type="date">
            <text:p>2025-01-0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3" calcext:value-type="date">
            <text:p>2025-01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3" calcext:value-type="date">
            <text:p>2025-01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3" calcext:value-type="date">
            <text:p>2025-01-0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KSP</text:p>
          </table:table-cell>
          <table:table-cell office:value-type="string" calcext:value-type="string">
            <text:p>Palmer, Kathy Stephe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Non-Jury/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Delrosso Motion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KSP</text:p>
          </table:table-cell>
          <table:table-cell office:value-type="string" calcext:value-type="string">
            <text:p>Palmer, Kathy Stephe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TRM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KSP</text:p>
          </table:table-cell>
          <table:table-cell office:value-type="string" calcext:value-type="string">
            <text:p>Palmer, Kathy Stephe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KSP</text:p>
          </table:table-cell>
          <table:table-cell office:value-type="string" calcext:value-type="string">
            <text:p>Palmer, Kathy Stephe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KSP</text:p>
          </table:table-cell>
          <table:table-cell office:value-type="string" calcext:value-type="string">
            <text:p>Palmer, Kathy Stephe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 (Cancelled due to weather)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12H00M00S" calcext:value-type="time">
            <text:p>12:00:00 P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Calendar Call 1/27; 2/24; 3/17; 4/21; 6/9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4" calcext:value-type="date">
            <text:p>2025-01-1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4" calcext:value-type="date">
            <text:p>2025-0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4" calcext:value-type="date">
            <text:p>2025-0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4" calcext:value-type="date">
            <text:p>2025-0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ASH/Bench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4" calcext:value-type="date">
            <text:p>2025-01-1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Motions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6" calcext:value-type="date">
            <text:p>2025-01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6" calcext:value-type="date">
            <text:p>2025-01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riority Cal Call w/o 1/27 &amp; 2/24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6" calcext:value-type="date">
            <text:p>2025-01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6" calcext:value-type="date">
            <text:p>2025-01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6" calcext:value-type="date">
            <text:p>2025-01-16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6" calcext:value-type="date">
            <text:p>2025-01-1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7" calcext:value-type="date">
            <text:p>2025-0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7" calcext:value-type="date">
            <text:p>2025-01-17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7" calcext:value-type="date">
            <text:p>2025-01-17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1" calcext:value-type="date">
            <text:p>2025-0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21" calcext:value-type="date">
            <text:p>2025-01-2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/CWW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23" calcext:value-type="date">
            <text:p>2025-01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3" calcext:value-type="date">
            <text:p>2025-01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3" calcext:value-type="date">
            <text:p>2025-01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N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24" calcext:value-type="date">
            <text:p>2025-01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1-24" calcext:value-type="date">
            <text:p>2025-01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1-24" calcext:value-type="date">
            <text:p>2025-01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PTC/POA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ontested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Final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Non Jury/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4" calcext:value-type="date">
            <text:p>2025-0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4" calcext:value-type="date">
            <text:p>2025-0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4" calcext:value-type="date">
            <text:p>2025-0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4" calcext:value-type="date">
            <text:p>2025-0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4" calcext:value-type="date">
            <text:p>2025-0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T Pre-Trial Conf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4" calcext:value-type="date">
            <text:p>2025-02-0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07" calcext:value-type="date">
            <text:p>2025-02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7" calcext:value-type="date">
            <text:p>2025-02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2-07" calcext:value-type="date">
            <text:p>2025-02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table:style-name="ce53" office:value-type="date" office:date-value="2025-02-07" calcext:value-type="date">
            <text:p>2025-02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07" calcext:value-type="date">
            <text:p>2025-02-0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0" calcext:value-type="date">
            <text:p>2025-02-10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0" calcext:value-type="date">
            <text:p>2025-0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0" calcext:value-type="date">
            <text:p>2025-0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0" calcext:value-type="date">
            <text:p>2025-0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0" calcext:value-type="date">
            <text:p>2025-0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0" calcext:value-type="date">
            <text:p>2025-0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Motions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Motions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Motions/ 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Cal Call w/o 3/17 <text:s/>&amp; 4/21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Civil/Non Jury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2-14" calcext:value-type="date">
            <text:p>2025-02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4" calcext:value-type="date">
            <text:p>2025-02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4" calcext:value-type="date">
            <text:p>2025-02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2-14" calcext:value-type="date">
            <text:p>2025-02-1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Fuller, C Andrew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17" calcext:value-type="date">
            <text:p>2025-0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7" calcext:value-type="date">
            <text:p>2025-0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7" calcext:value-type="date">
            <text:p>2025-0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T Pre-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8" calcext:value-type="date">
            <text:p>2025-0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8" calcext:value-type="date">
            <text:p>2025-0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8" calcext:value-type="date">
            <text:p>2025-0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8" calcext:value-type="date">
            <text:p>2025-02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JT 3/10/25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Civil N/J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13H00M00S" calcext:value-type="time">
            <text:p>01:00:00 P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- Pretrial Conference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Motions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TRM-VJ Carbo) ST CR- Plea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Motions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 - Judge Willis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7" calcext:value-type="date">
            <text:p>2025-02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27" calcext:value-type="date">
            <text:p>2025-02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7" calcext:value-type="date">
            <text:p>2025-02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7" calcext:value-type="date">
            <text:p>2025-02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Jail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7" calcext:value-type="date">
            <text:p>2025-02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7" calcext:value-type="date">
            <text:p>2025-02-27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3/17-3/28 BT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8" calcext:value-type="date">
            <text:p>2025-02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28" calcext:value-type="date">
            <text:p>2025-02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8" calcext:value-type="date">
            <text:p>2025-02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8" calcext:value-type="date">
            <text:p>2025-02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8" calcext:value-type="date">
            <text:p>2025-02-28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R- Pre-Trial Conference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03" calcext:value-type="date">
            <text:p>2025-03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3" calcext:value-type="date">
            <text:p>2025-03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ur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riority Cal Call w/o 3/17 &amp; 4/21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- Pretrial Conference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-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TRM-V) ST CV - JT Calendar Call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 Service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Peremptory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- Criminal Peremptory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Priorit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V- Pretrial Conference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4" calcext:value-type="date">
            <text:p>2025-03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3-14" calcext:value-type="date">
            <text:p>2025-03-1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 (Brantley)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Civil N/J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21" calcext:value-type="date">
            <text:p>2025-03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1" calcext:value-type="date">
            <text:p>2025-03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1" calcext:value-type="date">
            <text:p>2025-03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1" calcext:value-type="date">
            <text:p>2025-03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1" calcext:value-type="date">
            <text:p>2025-03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3-21" calcext:value-type="date">
            <text:p>2025-03-2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22" calcext:value-type="date">
            <text:p>2025-03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3" calcext:value-type="date">
            <text:p>2025-03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4" calcext:value-type="date">
            <text:p>2025-03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4" calcext:value-type="date">
            <text:p>2025-03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4" calcext:value-type="date">
            <text:p>2025-03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4" calcext:value-type="date">
            <text:p>2025-03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DLD) SU CV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31" calcext:value-type="date">
            <text:p>2025-03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31" calcext:value-type="date">
            <text:p>2025-03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Non-Jury/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31" calcext:value-type="date">
            <text:p>2025-03-3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31" calcext:value-type="date">
            <text:p>2025-03-3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3-31" calcext:value-type="date">
            <text:p>2025-03-3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Special Set PT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31" calcext:value-type="date">
            <text:p>2025-03-3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01" calcext:value-type="date">
            <text:p>2025-04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04-01" calcext:value-type="date">
            <text:p>2025-04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4-01" calcext:value-type="date">
            <text:p>2025-04-01</text:p>
          </table:table-cell>
          <table:table-cell table:style-name="ce54" office:value-type="time" office:time-value="PT11H00M00S" calcext:value-type="time">
            <text:p>11:00:00 AM</text:p>
          </table:table-cell>
          <table:table-cell office:value-type="string" calcext:value-type="string">
            <text:p>(VJ) ST CR - Motions special se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1" calcext:value-type="date">
            <text:p>2025-04-0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02" calcext:value-type="date">
            <text:p>2025-04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2" calcext:value-type="date">
            <text:p>2025-04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Ad-Hoc_25cv-0147-3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02" calcext:value-type="date">
            <text:p>2025-04-0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3" calcext:value-type="date">
            <text:p>2025-04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3" calcext:value-type="date">
            <text:p>2025-04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3" calcext:value-type="date">
            <text:p>2025-04-0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3" calcext:value-type="date">
            <text:p>2025-04-0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04" calcext:value-type="date">
            <text:p>2025-04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4" calcext:value-type="date">
            <text:p>2025-04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7" calcext:value-type="date">
            <text:p>2025-04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7" calcext:value-type="date">
            <text:p>2025-04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7" calcext:value-type="date">
            <text:p>2025-04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07" calcext:value-type="date">
            <text:p>2025-04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Pre-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7" calcext:value-type="date">
            <text:p>2025-04-07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STATUS CONFERENCE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0" calcext:value-type="date">
            <text:p>2025-04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0" calcext:value-type="date">
            <text:p>2025-04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0" calcext:value-type="date">
            <text:p>2025-04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0" calcext:value-type="date">
            <text:p>2025-04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0" calcext:value-type="date">
            <text:p>2025-04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Ad-Hoc_23cv-0710-3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0" calcext:value-type="date">
            <text:p>2025-04-1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- Pretrial Conference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TRM) ST CV - JT Calendar Call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 Service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CV Peremptory Calendar Cal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11H00M00S" calcext:value-type="time">
            <text:p>11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Final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5/12 J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18" calcext:value-type="date">
            <text:p>2025-04-1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8" calcext:value-type="date">
            <text:p>2025-04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4-18" calcext:value-type="date">
            <text:p>2025-04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4-18" calcext:value-type="date">
            <text:p>2025-04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8" calcext:value-type="date">
            <text:p>2025-04-18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VJ) ST CR - Motions special se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Abernathy-Maddox, Leslie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Motions/Bench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Abernathy-Maddox, Leslie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Abernathy-Maddox, Leslie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Abernathy-Maddox, Leslie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Bench Tria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5" calcext:value-type="date">
            <text:p>2025-04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5" calcext:value-type="date">
            <text:p>2025-04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5" calcext:value-type="date">
            <text:p>2025-04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25" calcext:value-type="date">
            <text:p>2025-04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5" calcext:value-type="date">
            <text:p>2025-04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Abernathy-Maddox, Leslie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8" calcext:value-type="date">
            <text:p>2025-04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28" calcext:value-type="date">
            <text:p>2025-04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28" calcext:value-type="date">
            <text:p>2025-04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Cal Call w/o 6/9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30" calcext:value-type="date">
            <text:p>2025-04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30" calcext:value-type="date">
            <text:p>2025-04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30" calcext:value-type="date">
            <text:p>2025-04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30" calcext:value-type="date">
            <text:p>2025-04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30" calcext:value-type="date">
            <text:p>2025-04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30" calcext:value-type="date">
            <text:p>2025-04-3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02" calcext:value-type="date">
            <text:p>2025-05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Arraignmen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GRADUATION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on Jury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BTC 6/2, 6/9, 7/7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14H30M00S" calcext:value-type="time">
            <text:p>02:30:00 P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8H40M00S" calcext:value-type="time">
            <text:p>08:40:00 AM</text:p>
          </table:table-cell>
          <table:table-cell office:value-type="string" calcext:value-type="string">
            <text:p>(JSB) SU CV- Pretrial Conference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on Jury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11" calcext:value-type="date">
            <text:p>2025-05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2" calcext:value-type="date">
            <text:p>2025-05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12" calcext:value-type="date">
            <text:p>2025-05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2" calcext:value-type="date">
            <text:p>2025-05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2" calcext:value-type="date">
            <text:p>2025-05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RK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J</text:p>
          </table:table-cell>
          <table:table-cell office:value-type="string" calcext:value-type="string">
            <text:p>Presiding, Judg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12" calcext:value-type="date">
            <text:p>2025-05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Motions/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13" calcext:value-type="date">
            <text:p>2025-05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13" calcext:value-type="date">
            <text:p>2025-05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3" calcext:value-type="date">
            <text:p>2025-05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3" calcext:value-type="date">
            <text:p>2025-05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Motion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13" calcext:value-type="date">
            <text:p>2025-05-1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4" calcext:value-type="date">
            <text:p>2025-05-1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R- Emergency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4" calcext:value-type="date">
            <text:p>2025-05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14" calcext:value-type="date">
            <text:p>2025-05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4" calcext:value-type="date">
            <text:p>2025-05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14" calcext:value-type="date">
            <text:p>2025-05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14" calcext:value-type="date">
            <text:p>2025-05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5" calcext:value-type="date">
            <text:p>2025-05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15" calcext:value-type="date">
            <text:p>2025-05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5" calcext:value-type="date">
            <text:p>2025-05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5" calcext:value-type="date">
            <text:p>2025-05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Ad-Hoc_25CV-0744-3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5" calcext:value-type="date">
            <text:p>2025-05-15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16" calcext:value-type="date">
            <text:p>2025-05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16" calcext:value-type="date">
            <text:p>2025-05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6" calcext:value-type="date">
            <text:p>2025-05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6" calcext:value-type="date">
            <text:p>2025-05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6" calcext:value-type="date">
            <text:p>2025-05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6" calcext:value-type="date">
            <text:p>2025-05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Ad-Hoc_23CV-0122-3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Criminal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ontested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0" calcext:value-type="date">
            <text:p>2025-05-20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0" calcext:value-type="date">
            <text:p>2025-05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20" calcext:value-type="date">
            <text:p>2025-05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0" calcext:value-type="date">
            <text:p>2025-05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20" calcext:value-type="date">
            <text:p>2025-05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Jur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20" calcext:value-type="date">
            <text:p>2025-05-2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23" calcext:value-type="date">
            <text:p>2025-05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23" calcext:value-type="date">
            <text:p>2025-05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5-23" calcext:value-type="date">
            <text:p>2025-05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5-23" calcext:value-type="date">
            <text:p>2025-05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3" calcext:value-type="date">
            <text:p>2025-05-2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7" calcext:value-type="date">
            <text:p>2025-05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7" calcext:value-type="date">
            <text:p>2025-05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7" calcext:value-type="date">
            <text:p>2025-05-2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*NO*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8" calcext:value-type="date">
            <text:p>2025-05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8" calcext:value-type="date">
            <text:p>2025-05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8" calcext:value-type="date">
            <text:p>2025-05-2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9" calcext:value-type="date">
            <text:p>2025-05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9" calcext:value-type="date">
            <text:p>2025-05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riority Cal Call w/o 6/9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9" calcext:value-type="date">
            <text:p>2025-05-29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2" calcext:value-type="date">
            <text:p>2025-06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2" calcext:value-type="date">
            <text:p>2025-06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GOBER) ST CV -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riorit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5" calcext:value-type="date">
            <text:p>2025-06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5" calcext:value-type="date">
            <text:p>2025-06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5" calcext:value-type="date">
            <text:p>2025-06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5" calcext:value-type="date">
            <text:p>2025-06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5" calcext:value-type="date">
            <text:p>2025-06-0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5" calcext:value-type="date">
            <text:p>2025-06-05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06" calcext:value-type="date">
            <text:p>2025-06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6-06" calcext:value-type="date">
            <text:p>2025-06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6-06" calcext:value-type="date">
            <text:p>2025-06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6" calcext:value-type="date">
            <text:p>2025-06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6" calcext:value-type="date">
            <text:p>2025-06-06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PEREMP.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PCS) SU CV JCC for 7/21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13" calcext:value-type="date">
            <text:p>2025-06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3" calcext:value-type="date">
            <text:p>2025-06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3" calcext:value-type="date">
            <text:p>2025-06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3" calcext:value-type="date">
            <text:p>2025-06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3" calcext:value-type="date">
            <text:p>2025-06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3" calcext:value-type="date">
            <text:p>2025-06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4" calcext:value-type="date">
            <text:p>2025-06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5" calcext:value-type="date">
            <text:p>2025-06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TRM) ST CR-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7" calcext:value-type="date">
            <text:p>2025-06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7" calcext:value-type="date">
            <text:p>2025-06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7" calcext:value-type="date">
            <text:p>2025-06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7" calcext:value-type="date">
            <text:p>2025-06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7" calcext:value-type="date">
            <text:p>2025-06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7" calcext:value-type="date">
            <text:p>2025-06-1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9" calcext:value-type="date">
            <text:p>2025-06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9" calcext:value-type="date">
            <text:p>2025-06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9" calcext:value-type="date">
            <text:p>2025-06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9" calcext:value-type="date">
            <text:p>2025-06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9" calcext:value-type="date">
            <text:p>2025-06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9" calcext:value-type="date">
            <text:p>2025-06-19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20" calcext:value-type="date">
            <text:p>2025-06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0" calcext:value-type="date">
            <text:p>2025-06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20" calcext:value-type="date">
            <text:p>2025-06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0" calcext:value-type="date">
            <text:p>2025-06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0" calcext:value-type="date">
            <text:p>2025-06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Ad-Hoc_25cv-0374-3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 Service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Motions/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24" calcext:value-type="date">
            <text:p>2025-06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24" calcext:value-type="date">
            <text:p>2025-06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4" calcext:value-type="date">
            <text:p>2025-06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4" calcext:value-type="date">
            <text:p>2025-06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Motions/Bench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4" calcext:value-type="date">
            <text:p>2025-06-2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6" calcext:value-type="date">
            <text:p>2025-06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6" calcext:value-type="date">
            <text:p>2025-06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6" calcext:value-type="date">
            <text:p>2025-06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Civil Non-Jury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26" calcext:value-type="date">
            <text:p>2025-06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Gober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7" calcext:value-type="date">
            <text:p>2025-06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6-27" calcext:value-type="date">
            <text:p>2025-06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6-27" calcext:value-type="date">
            <text:p>2025-06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6-30" calcext:value-type="date">
            <text:p>2025-06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30" calcext:value-type="date">
            <text:p>2025-06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TC/POA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1" calcext:value-type="date">
            <text:p>2025-07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1" calcext:value-type="date">
            <text:p>2025-07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<text:s/>ST CR - Pleas/ASH/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1" calcext:value-type="date">
            <text:p>2025-07-0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7-01" calcext:value-type="date">
            <text:p>2025-07-0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7-02" calcext:value-type="date">
            <text:p>2025-07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02" calcext:value-type="date">
            <text:p>2025-07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02" calcext:value-type="date">
            <text:p>2025-07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02" calcext:value-type="date">
            <text:p>2025-07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2" calcext:value-type="date">
            <text:p>2025-07-0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3" calcext:value-type="date">
            <text:p>2025-07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3" calcext:value-type="date">
            <text:p>2025-07-0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- Motions/Bench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-Willis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.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1" calcext:value-type="date">
            <text:p>2025-07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7-11" calcext:value-type="date">
            <text:p>2025-07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7-11" calcext:value-type="date">
            <text:p>2025-07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1" calcext:value-type="date">
            <text:p>2025-07-1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7-11" calcext:value-type="date">
            <text:p>2025-07-1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4" calcext:value-type="date">
            <text:p>2025-07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4" calcext:value-type="date">
            <text:p>2025-07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4" calcext:value-type="date">
            <text:p>2025-07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4" calcext:value-type="date">
            <text:p>2025-07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14" calcext:value-type="date">
            <text:p>2025-07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TRM) ST CR- Motion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*NO*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Cal Call w/o 8/25 &amp; 9/29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Adoption S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TRM-V) ST CV - JT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21" calcext:value-type="date">
            <text:p>2025-07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07-21" calcext:value-type="date">
            <text:p>2025-07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21" calcext:value-type="date">
            <text:p>2025-07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7-21" calcext:value-type="date">
            <text:p>2025-07-2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 TRIA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7-22" calcext:value-type="date">
            <text:p>2025-07-22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22" calcext:value-type="date">
            <text:p>2025-07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22" calcext:value-type="date">
            <text:p>2025-07-22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 - V) ST CV - Pretrial Conference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7-22" calcext:value-type="date">
            <text:p>2025-07-22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 TRIA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22" calcext:value-type="date">
            <text:p>2025-07-2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7-23" calcext:value-type="date">
            <text:p>2025-07-2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23" calcext:value-type="date">
            <text:p>2025-07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23" calcext:value-type="date">
            <text:p>2025-07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23" calcext:value-type="date">
            <text:p>2025-07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7-23" calcext:value-type="date">
            <text:p>2025-07-2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 TRIA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23" calcext:value-type="date">
            <text:p>2025-07-2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7-24" calcext:value-type="date">
            <text:p>2025-07-2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24" calcext:value-type="date">
            <text:p>2025-07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24" calcext:value-type="date">
            <text:p>2025-07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7-24" calcext:value-type="date">
            <text:p>2025-07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 TRIA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7-25" calcext:value-type="date">
            <text:p>2025-07-2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25" calcext:value-type="date">
            <text:p>2025-07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25" calcext:value-type="date">
            <text:p>2025-07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Statu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25" calcext:value-type="date">
            <text:p>2025-07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28" calcext:value-type="date">
            <text:p>2025-07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Calendar Call 8/25;9/29;10/27;11/17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28" calcext:value-type="date">
            <text:p>2025-07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 Service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28" calcext:value-type="date">
            <text:p>2025-07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29" calcext:value-type="date">
            <text:p>2025-07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29" calcext:value-type="date">
            <text:p>2025-07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29" calcext:value-type="date">
            <text:p>2025-07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ASH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29" calcext:value-type="date">
            <text:p>2025-07-2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29" calcext:value-type="date">
            <text:p>2025-07-2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-CWW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29" calcext:value-type="date">
            <text:p>2025-07-2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-CWW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30" calcext:value-type="date">
            <text:p>2025-07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30" calcext:value-type="date">
            <text:p>2025-07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30" calcext:value-type="date">
            <text:p>2025-07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30" calcext:value-type="date">
            <text:p>2025-07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31" calcext:value-type="date">
            <text:p>2025-07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31" calcext:value-type="date">
            <text:p>2025-07-3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1" calcext:value-type="date">
            <text:p>2025-08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 - VJ GOBER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5" calcext:value-type="date">
            <text:p>2025-08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5" calcext:value-type="date">
            <text:p>2025-08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5" calcext:value-type="date">
            <text:p>2025-08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05" calcext:value-type="date">
            <text:p>2025-08-0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Adoption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08" calcext:value-type="date">
            <text:p>2025-08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8" calcext:value-type="date">
            <text:p>2025-08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8" calcext:value-type="date">
            <text:p>2025-08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8-08" calcext:value-type="date">
            <text:p>2025-08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8-08" calcext:value-type="date">
            <text:p>2025-08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8" calcext:value-type="date">
            <text:p>2025-08-08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) SU CV - Specal Set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) SU CV - Specal Set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Motions/Bench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TRM) ST CR- Motions/ALS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leas/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PCS) SU CV CC for 9/22, 9/29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/GRADUATION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riority Cal Call w/o 8/25 &amp; 9/29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SP Set Motion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T - SP SET Plea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8" calcext:value-type="date">
            <text:p>2025-08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18" calcext:value-type="date">
            <text:p>2025-08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8" calcext:value-type="date">
            <text:p>2025-08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8" calcext:value-type="date">
            <text:p>2025-08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8" calcext:value-type="date">
            <text:p>2025-08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8" calcext:value-type="date">
            <text:p>2025-08-1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- 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22" calcext:value-type="date">
            <text:p>2025-08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8-22" calcext:value-type="date">
            <text:p>2025-08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8-22" calcext:value-type="date">
            <text:p>2025-08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2" calcext:value-type="date">
            <text:p>2025-08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22" calcext:value-type="date">
            <text:p>2025-08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2" calcext:value-type="date">
            <text:p>2025-08-22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8-23" calcext:value-type="date">
            <text:p>2025-08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SP SET JURY TRIAL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8-24" calcext:value-type="date">
            <text:p>2025-08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SP SET JURY TRIAL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5" calcext:value-type="date">
            <text:p>2025-08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5" calcext:value-type="date">
            <text:p>2025-08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5" calcext:value-type="date">
            <text:p>2025-08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5" calcext:value-type="date">
            <text:p>2025-08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25" calcext:value-type="date">
            <text:p>2025-08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Sentencing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25" calcext:value-type="date">
            <text:p>2025-08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6" calcext:value-type="date">
            <text:p>2025-08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6" calcext:value-type="date">
            <text:p>2025-08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6" calcext:value-type="date">
            <text:p>2025-08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6" calcext:value-type="date">
            <text:p>2025-08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Jur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6" calcext:value-type="date">
            <text:p>2025-08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6" calcext:value-type="date">
            <text:p>2025-08-2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- ASH/POA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/Sanctions - CANCELLED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Jail CANCELLED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9" calcext:value-type="date">
            <text:p>2025-08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9" calcext:value-type="date">
            <text:p>2025-08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9" calcext:value-type="date">
            <text:p>2025-08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9" calcext:value-type="date">
            <text:p>2025-08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2" calcext:value-type="date">
            <text:p>2025-09-02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2" calcext:value-type="date">
            <text:p>2025-09-02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2" calcext:value-type="date">
            <text:p>2025-09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2" calcext:value-type="date">
            <text:p>2025-09-02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2" calcext:value-type="date">
            <text:p>2025-09-02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2" calcext:value-type="date">
            <text:p>2025-09-0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7H30M00S" calcext:value-type="time">
            <text:p>07:3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Civil Non-Jury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Civil Non-Jury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PJ</text:p>
          </table:table-cell>
          <table:table-cell office:value-type="string" calcext:value-type="string">
            <text:p>Presiding, Judg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Sentencing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Civil Non-Jury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Non-Jury/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V - Jury Trials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- Pretrial Conference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Cal Call w/o 10/27 &amp; 11/17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BTC 10/13 &amp; 10/20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2" calcext:value-type="date">
            <text:p>2025-09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09-12" calcext:value-type="date">
            <text:p>2025-09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2" calcext:value-type="date">
            <text:p>2025-09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2" calcext:value-type="date">
            <text:p>2025-09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-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9-12" calcext:value-type="date">
            <text:p>2025-09-12</text:p>
          </table:table-cell>
          <table:table-cell table:style-name="ce54" office:value-type="time" office:time-value="PT12H00M00S" calcext:value-type="time">
            <text:p>12:00:00 P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RGR</text:p>
          </table:table-cell>
          <table:table-cell office:value-type="string" calcext:value-type="string">
            <text:p>Rich, Randolph G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 Service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Peremptory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-TND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-TND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leas-Special Se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RGR</text:p>
          </table:table-cell>
          <table:table-cell office:value-type="string" calcext:value-type="string">
            <text:p>Rich, Randolph G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TRM - VJ Carbo) ST CR- Priorit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CWW) SU CR - PAC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22" calcext:value-type="date">
            <text:p>2025-09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22" calcext:value-type="date">
            <text:p>2025-09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22" calcext:value-type="date">
            <text:p>2025-09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2" calcext:value-type="date">
            <text:p>2025-09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3" calcext:value-type="date">
            <text:p>2025-09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23" calcext:value-type="date">
            <text:p>2025-09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23" calcext:value-type="date">
            <text:p>2025-09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3" calcext:value-type="date">
            <text:p>2025-09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3" calcext:value-type="date">
            <text:p>2025-09-2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24" calcext:value-type="date">
            <text:p>2025-09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24" calcext:value-type="date">
            <text:p>2025-09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4" calcext:value-type="date">
            <text:p>2025-09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4" calcext:value-type="date">
            <text:p>2025-09-2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5" calcext:value-type="date">
            <text:p>2025-09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25" calcext:value-type="date">
            <text:p>2025-09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5" calcext:value-type="date">
            <text:p>2025-09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5" calcext:value-type="date">
            <text:p>2025-09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6" calcext:value-type="date">
            <text:p>2025-09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26" calcext:value-type="date">
            <text:p>2025-09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6" calcext:value-type="date">
            <text:p>2025-09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9-26" calcext:value-type="date">
            <text:p>2025-09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) ST CV - SP Set Motion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7" calcext:value-type="date">
            <text:p>2025-09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8" calcext:value-type="date">
            <text:p>2025-09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JSB-TND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JSB-TND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Pre-Trial Conference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3" calcext:value-type="date">
            <text:p>2025-10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3" calcext:value-type="date">
            <text:p>2025-10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3" calcext:value-type="date">
            <text:p>2025-10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3" calcext:value-type="date">
            <text:p>2025-10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3" calcext:value-type="date">
            <text:p>2025-10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3" calcext:value-type="date">
            <text:p>2025-10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Non-Jury/ 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PEREMP.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TRM) ST CR - SP SET Bench Trial (Cont)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- SU CV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13" calcext:value-type="date">
            <text:p>2025-10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 Service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13" calcext:value-type="date">
            <text:p>2025-10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13" calcext:value-type="date">
            <text:p>2025-10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13" calcext:value-type="date">
            <text:p>2025-10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13" calcext:value-type="date">
            <text:p>2025-10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14" calcext:value-type="date">
            <text:p>2025-10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14" calcext:value-type="date">
            <text:p>2025-10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14" calcext:value-type="date">
            <text:p>2025-10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14" calcext:value-type="date">
            <text:p>2025-10-1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15" calcext:value-type="date">
            <text:p>2025-10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15" calcext:value-type="date">
            <text:p>2025-10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15" calcext:value-type="date">
            <text:p>2025-10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15" calcext:value-type="date">
            <text:p>2025-10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16" calcext:value-type="date">
            <text:p>2025-10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16" calcext:value-type="date">
            <text:p>2025-10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16" calcext:value-type="date">
            <text:p>2025-10-1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17" calcext:value-type="date">
            <text:p>2025-10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17" calcext:value-type="date">
            <text:p>2025-10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17" calcext:value-type="date">
            <text:p>2025-10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0" calcext:value-type="date">
            <text:p>2025-10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0" calcext:value-type="date">
            <text:p>2025-10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riority Cal Call w/o 10/27 &amp; 11/17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ASH/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CWW) SU CR - PAC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23" calcext:value-type="date">
            <text:p>2025-10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3" calcext:value-type="date">
            <text:p>2025-10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3" calcext:value-type="date">
            <text:p>2025-10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3" calcext:value-type="date">
            <text:p>2025-10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3" calcext:value-type="date">
            <text:p>2025-10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Bond Fo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23" calcext:value-type="date">
            <text:p>2025-10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24" calcext:value-type="date">
            <text:p>2025-10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0-24" calcext:value-type="date">
            <text:p>2025-10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0-24" calcext:value-type="date">
            <text:p>2025-10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4" calcext:value-type="date">
            <text:p>2025-10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4" calcext:value-type="date">
            <text:p>2025-10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ST CR- Motions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31" calcext:value-type="date">
            <text:p>2025-10-3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31" calcext:value-type="date">
            <text:p>2025-10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31" calcext:value-type="date">
            <text:p>2025-10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31" calcext:value-type="date">
            <text:p>2025-10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31" calcext:value-type="date">
            <text:p>2025-10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PEREMP.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Bonded Arraignmen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Motions/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CV Peremptory Calendar Cal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Jury Calendar Call Jan/Feb/M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/GRADUATION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) SU CV - Spec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JT 12/01/25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4" calcext:value-type="date">
            <text:p>2025-1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1-14" calcext:value-type="date">
            <text:p>2025-1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>
          <table:table-cell table:style-name="ce53" office:value-type="date" office:date-value="2025-11-14" calcext:value-type="date">
            <text:p>2025-1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) SU CV - Spec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4" calcext:value-type="date">
            <text:p>2025-1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4" calcext:value-type="date">
            <text:p>2025-1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4" calcext:value-type="date">
            <text:p>2025-11-1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7" calcext:value-type="date">
            <text:p>2025-1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17" calcext:value-type="date">
            <text:p>2025-1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17" calcext:value-type="date">
            <text:p>2025-1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7" calcext:value-type="date">
            <text:p>2025-1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11-17" calcext:value-type="date">
            <text:p>2025-1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<text:s/>SPECIAL SET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7" calcext:value-type="date">
            <text:p>2025-1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8" calcext:value-type="date">
            <text:p>2025-11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18" calcext:value-type="date">
            <text:p>2025-11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8" calcext:value-type="date">
            <text:p>2025-11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8" calcext:value-type="date">
            <text:p>2025-11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8" calcext:value-type="date">
            <text:p>2025-11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8" calcext:value-type="date">
            <text:p>2025-11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TC</text:p>
          </table:table-cell>
          <table:table-cell office:value-type="string" calcext:value-type="string">
            <text:p>State Court Criminal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CWW) SU CR - PAC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24" calcext:value-type="date">
            <text:p>2025-11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11-24" calcext:value-type="date">
            <text:p>2025-11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24" calcext:value-type="date">
            <text:p>2025-11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Final Arraignmen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24" calcext:value-type="date">
            <text:p>2025-11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25" calcext:value-type="date">
            <text:p>2025-11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25" calcext:value-type="date">
            <text:p>2025-11-2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26" calcext:value-type="date">
            <text:p>2025-11-26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1" calcext:value-type="date">
            <text:p>2025-12-0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1" calcext:value-type="date">
            <text:p>2025-12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1" calcext:value-type="date">
            <text:p>2025-12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1" calcext:value-type="date">
            <text:p>2025-12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2" calcext:value-type="date">
            <text:p>2025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2" calcext:value-type="date">
            <text:p>2025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2" calcext:value-type="date">
            <text:p>2025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2" calcext:value-type="date">
            <text:p>2025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2" calcext:value-type="date">
            <text:p>2025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Jur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2" calcext:value-type="date">
            <text:p>2025-12-0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MM</text:p>
          </table:table-cell>
          <table:table-cell office:value-type="string" calcext:value-type="string">
            <text:p>McLaughlin, Jack M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5" calcext:value-type="date">
            <text:p>2025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2-05" calcext:value-type="date">
            <text:p>2025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2-05" calcext:value-type="date">
            <text:p>2025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5" calcext:value-type="date">
            <text:p>2025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5" calcext:value-type="date">
            <text:p>2025-12-0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8" calcext:value-type="date">
            <text:p>2025-12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Motion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8" calcext:value-type="date">
            <text:p>2025-12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08" calcext:value-type="date">
            <text:p>2025-12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Judge, Superior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12-08" calcext:value-type="date">
            <text:p>2025-12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8" calcext:value-type="date">
            <text:p>2025-12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8" calcext:value-type="date">
            <text:p>2025-12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9" calcext:value-type="date">
            <text:p>2025-12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9" calcext:value-type="date">
            <text:p>2025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12-09" calcext:value-type="date">
            <text:p>2025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9" calcext:value-type="date">
            <text:p>2025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9" calcext:value-type="date">
            <text:p>2025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riorit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9" calcext:value-type="date">
            <text:p>2025-12-0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1" calcext:value-type="date">
            <text:p>2025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Cal Call w/o 1/26 &amp; 2/23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1" calcext:value-type="date">
            <text:p>2025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1" calcext:value-type="date">
            <text:p>2025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1" calcext:value-type="date">
            <text:p>2025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1" calcext:value-type="date">
            <text:p>2025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1" calcext:value-type="date">
            <text:p>2025-12-1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2" calcext:value-type="date">
            <text:p>2025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2-12" calcext:value-type="date">
            <text:p>2025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>
          <table:table-cell table:style-name="ce53" office:value-type="date" office:date-value="2025-12-12" calcext:value-type="date">
            <text:p>2025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2" calcext:value-type="date">
            <text:p>2025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2" calcext:value-type="date">
            <text:p>2025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2" calcext:value-type="date">
            <text:p>2025-12-12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3" calcext:value-type="date">
            <text:p>2025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Motion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ontested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6" calcext:value-type="date">
            <text:p>2025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6" calcext:value-type="date">
            <text:p>2025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6" calcext:value-type="date">
            <text:p>2025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6" calcext:value-type="date">
            <text:p>2025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6" calcext:value-type="date">
            <text:p>2025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6" calcext:value-type="date">
            <text:p>2025-12-1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BTC 10/13 &amp; 10/20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9" calcext:value-type="date">
            <text:p>2025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9" calcext:value-type="date">
            <text:p>2025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9" calcext:value-type="date">
            <text:p>2025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9" calcext:value-type="date">
            <text:p>2025-12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CWW) SU CR - PAC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23" calcext:value-type="date">
            <text:p>2025-12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30" calcext:value-type="date">
            <text:p>2025-12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30" calcext:value-type="date">
            <text:p>2025-12-3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number-rows-repeated="104670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Extracted Data'.A1:'Extracted Data'.B203" table:display-filter-buttons="true">
          <table:filter>
            <table:filter-and>
              <table:filter-condition table:value="10:00 CV SPECIAL SET (VJ-503)" table:operator="=" table:field-number="1">
                <table:filter-set-item table:value="10:00 CV SPECIAL SET (VJ-503)"/>
                <table:filter-set-item table:value="STATE COURT CIVIL BENCH TRIALS (VJ-502)"/>
                <table:filter-set-item table:value="STATE COURT CIVIL JURY TRIALS (VJ-CARBO) *502 MONDAY &amp; TUESDAY/401 WEDNESDAY-FRIDAY"/>
                <table:filter-set-item table:value="STATE COURT CRIMINAL JURY TRIALS (VJ - 502) *"/>
                <table:filter-set-item table:value="STATE COURT CRIMINAL JURY TRIALS (VJ-502)"/>
                <table:filter-set-item table:value="SUPERIOR COURT CIVIL BENCH TRIALS (VJ-502)"/>
                <table:filter-set-item table:value="SUPERIOR COURT CRIMINAL JURY TRIAL (VJ BATCHELOR-402)"/>
                <table:filter-set-item table:value="SUPERIOR COURT SPECIAL SET CIVIL BENCH TRIAL (VJ-502) *10AM-5PM"/>
                <table:filter-set-item table:value="SUPERIOR COURT SPECIAL SET CRIMINAL JURY TRIAL (VJ EMERSON-502)"/>
              </table:filter-condition>
            </table:filter-and>
          </table:filter>
        </table:database-range>
        <table:database-range table:name="__Anonymous_Sheet_DB__1" table:target-range-address="'Extracted Data_2'.A1:'Extracted Data_2'.F203" table:display-filter-buttons="true">
          <table:filter>
            <table:filter-and>
              <table:filter-condition table:value="Spanning" table:operator="=" table:field-number="4"/>
              <table:filter-condition table:value="#N/A" table:operator="=" table:field-number="5"/>
            </table:filter-and>
          </table:filter>
        </table:database-range>
        <table:database-range table:name="__Anonymous_Sheet_DB__3" table:target-range-address="'Court Session Mappings'.A1:'Court Session Mappings'.B39" table:display-filter-buttons="true">
          <table:filter>
            <table:filter-and>
              <table:filter-condition table:value="CV SPECIAL SET (VJ-503)" table:operator="=" table:field-number="1">
                <table:filter-set-item table:value="CV SPECIAL SET (VJ-503)"/>
                <table:filter-set-item table:value="STATE COURT CIVIL JURY TRIALS (D)"/>
                <table:filter-set-item table:value="STATE COURT CIVIL JURY TRIALS (M)"/>
                <table:filter-set-item table:value="STATE COURT CRIMINAL JURY TRIALS (D)"/>
                <table:filter-set-item table:value="STATE COURT CRIMINAL JURY TRIALS (M)"/>
                <table:filter-set-item table:value="STATE COURT CRIMINAL JURY TRIALS (VJ - 502) *"/>
                <table:filter-set-item table:value="SUPERIOR COURT CIVIL BENCH TRIALS (B)"/>
                <table:filter-set-item table:value="SUPERIOR COURT CIVIL BENCH TRIALS (D)"/>
                <table:filter-set-item table:value="SUPERIOR COURT CIVIL BENCH TRIALS (P)"/>
                <table:filter-set-item table:value="SUPERIOR COURT CIVIL BENCH TRIALS (S)"/>
                <table:filter-set-item table:value="SUPERIOR COURT CIVIL BENCH TRIALS (S)?"/>
                <table:filter-set-item table:value="SUPERIOR COURT CIVIL BENCH TRIALS ©"/>
                <table:filter-set-item table:value="SUPERIOR COURT CIVIL JURY TRIALS (B)"/>
                <table:filter-set-item table:value="SUPERIOR COURT CIVIL JURY TRIALS (D)"/>
                <table:filter-set-item table:value="SUPERIOR COURT CIVIL JURY TRIALS (S)"/>
                <table:filter-set-item table:value="SUPERIOR COURT CRIMINAL JURY TRIALS (B)"/>
                <table:filter-set-item table:value="SUPERIOR COURT CRIMINAL JURY TRIALS (D)"/>
                <table:filter-set-item table:value="SUPERIOR COURT CRIMINAL JURY TRIALS (S)"/>
                <table:filter-set-item table:value="SUPERIOR COURT SPECIAL SET CIVIL BENCH TRIAL (B)"/>
                <table:filter-set-item table:value="SUPERIOR COURT SPECIAL SET CIVIL BENCH TRIAL (VJ-502)"/>
                <table:filter-set-item table:value="SUPERIOR COURT SPECIAL SET CRIMINAL JURY TRIAL (VJ EMERSON-502)"/>
              </table:filter-condition>
            </table:filter-and>
          </table:filter>
        </table:database-range>
        <table:database-range table:name="__Anonymous_Sheet_DB__4" table:target-range-address="'Court Session Mappings_wo_judge'.A1:'Court Session Mappings_wo_judge'.B39" table:display-filter-buttons="true">
          <table:filter>
            <table:filter-and>
              <table:filter-condition table:value="NA" table:operator="=" table:field-number="1"/>
            </table:filter-and>
          </table:filter>
        </table:database-range>
        <table:database-range table:name="__Anonymous_Sheet_DB__6" table:target-range-address="spanned_holidays_manually_extracted.A1:spanned_holidays_manually_extracted.G153" table:display-filter-buttons="true">
          <table:filter>
            <table:filter-and>
              <table:filter-condition table:value="holiday" table:operator="=" table:field-number="3"/>
            </table:filter-and>
          </table:filter>
        </table:database-range>
        <table:database-range table:name="__Anonymous_Sheet_DB__7" table:target-range-address="'2025'.A1:'2025'.F1874" table:display-filter-buttons="true">
          <table:filter>
            <table:filter-and>
              <table:filter-condition table:value="(DLD) SU CR- Special Set" table:operator="=" table:field-number="2">
                <table:filter-set-item table:value="(DLD) SU CR- Special Set"/>
                <table:filter-set-item table:value="(DLD) SU CV SPECIAL SET"/>
                <table:filter-set-item table:value="(JAD) ST CR - Pleas-Special Set"/>
                <table:filter-set-item table:value="(JSB) - SU CV Special Set"/>
                <table:filter-set-item table:value="(JSB) SU CR-  SPECIAL SET Jury Trials"/>
                <table:filter-set-item table:value="(JSB) SU CR- Special Set"/>
                <table:filter-set-item table:value="(JSB) SU CV - Adoption Special Set"/>
                <table:filter-set-item table:value="(JSB) SU CV - Special Set"/>
                <table:filter-set-item table:value="(JSB) SU CV - Special Set Bench Trial"/>
                <table:filter-set-item table:value="(JSB) SU CV - Special Set FMV/Stalking"/>
                <table:filter-set-item table:value="(JSB) SU CV - Special Set PTC"/>
                <table:filter-set-item table:value="(JSB-TND) SU CV - Special Set"/>
                <table:filter-set-item table:value="(JSB-VJ) SU CV - Special Set"/>
                <table:filter-set-item table:value="(KMC) SU CV - Specal Set"/>
                <table:filter-set-item table:value="(KMC-D) SU CV - Special Set"/>
                <table:filter-set-item table:value="(TND-502) SU CV - Special Set (Sr. Judge)"/>
                <table:filter-set-item table:value="(TRM) ST CR - SP SET Bench Trial (Cont)"/>
                <table:filter-set-item table:value="(TRM) ST CR - SP Set Motion"/>
                <table:filter-set-item table:value="(TRM) ST CT - SP SET Plea"/>
                <table:filter-set-item table:value="(TRM) ST CV - SP SET JURY TRIAL"/>
                <table:filter-set-item table:value="(TRM-V) ST CV - SP Set Motion"/>
                <table:filter-set-item table:value="(VJ) ST CR - Motions special set"/>
                <table:filter-set-item table:value="(VJ) SU CR - Special Set"/>
                <table:filter-set-item table:value="(VJ) SU CV - SPECIAL SET TRIAL"/>
                <table:filter-set-item table:value="(VJ) SU CV - Special Set"/>
                <table:filter-set-item table:value="(VJ) SU CV - Special Set (Brantley)"/>
                <table:filter-set-item table:value="(VJ) SU CV- SPECIAL SE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 loext:blank-width-char=")1">-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4:13:42.54062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tracted_20_Data" style:display-name="PageStyle_Extracted 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5-08-26T19:39:01</meta:creation-date>
    <dc:date>2025-09-22T15:33:03.462811500</dc:date>
    <meta:generator>LibreOffice/25.2.5.2$Windows_X86_64 LibreOffice_project/03d19516eb2e1dd5d4ccd751a0d6f35f35e08022</meta:generator>
    <meta:editing-duration>P2DT2M33S</meta:editing-duration>
    <meta:editing-cycles>14</meta:editing-cycles>
    <meta:document-statistic meta:table-count="8" meta:cell-count="17588" meta:object-count="0"/>
    <meta:user-defined meta:name="AppVersion">3.1</meta:user-defined>
  </office:meta>
</office:document-meta>
</file>